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lex_info_dataset_2025011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D_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LSradi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438519058417018" calcext:value-type="float">
            <text:p>0.438519058417018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611203665139525" calcext:value-type="float">
            <text:p>0.611203665139525</text:p>
          </table:table-cell>
          <table:table-cell office:value-type="float" office:value="0.0886878936051361" calcext:value-type="float">
            <text:p>0.0886878936051361</text:p>
          </table:table-cell>
          <table:table-cell office:value-type="float" office:value="0.66257540083922" calcext:value-type="float">
            <text:p>0.66257540083922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793110692863862" calcext:value-type="float">
            <text:p>0.793110692863862</text:p>
          </table:table-cell>
          <table:table-cell office:value-type="float" office:value="0.00145772594752187" calcext:value-type="float">
            <text:p>0.00145772594752187</text:p>
          </table:table-cell>
          <table:table-cell office:value-type="float" office:value="0.853387564802978" calcext:value-type="float">
            <text:p>0.853387564802978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665698074725963" calcext:value-type="float">
            <text:p>0.665698074725963</text:p>
          </table:table-cell>
          <table:table-cell office:value-type="float" office:value="0.793241277619394" calcext:value-type="float">
            <text:p>0.793241277619394</text:p>
          </table:table-cell>
          <table:table-cell office:value-type="float" office:value="0.917045002473544" calcext:value-type="float">
            <text:p>0.917045002473544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0" calcext:value-type="float">
            <text:p>0</text:p>
          </table:table-cell>
          <table:table-cell office:value-type="float" office:value="0.00396039603960396" calcext:value-type="float">
            <text:p>0.00396039603960396</text:p>
          </table:table-cell>
          <table:table-cell office:value-type="float" office:value="0.0099009900990099" calcext:value-type="float">
            <text:p>0.0099009900990099</text:p>
          </table:table-cell>
          <table:table-cell office:value-type="float" office:value="0.0682352620202929" calcext:value-type="float">
            <text:p>0.0682352620202929</text:p>
          </table:table-cell>
          <table:table-cell office:value-type="float" office:value="0.130726631985232" calcext:value-type="float">
            <text:p>0.130726631985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8547854785479" calcext:value-type="float">
            <text:p>0.128547854785479</text:p>
          </table:table-cell>
          <table:table-cell office:value-type="float" office:value="0.654870437538804" calcext:value-type="float">
            <text:p>0.654870437538804</text:p>
          </table:table-cell>
          <table:table-cell office:value-type="float" office:value="0.0283772952743609" calcext:value-type="float">
            <text:p>0.0283772952743609</text:p>
          </table:table-cell>
          <table:table-cell office:value-type="float" office:value="0.375713206913912" calcext:value-type="float">
            <text:p>0.375713206913912</text:p>
          </table:table-cell>
          <table:table-cell office:value-type="float" office:value="0.326045415042553" calcext:value-type="float">
            <text:p>0.32604541504255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388823150607744" calcext:value-type="float">
            <text:p>0.388823150607744</text:p>
          </table:table-cell>
          <table:table-cell office:value-type="float" office:value="0.0167079207920792" calcext:value-type="float">
            <text:p>0.0167079207920792</text:p>
          </table:table-cell>
          <table:table-cell office:value-type="float" office:value="0" calcext:value-type="float">
            <text:p>0</text:p>
          </table:table-cell>
          <table:table-cell office:value-type="float" office:value="0.504148986327204" calcext:value-type="float">
            <text:p>0.504148986327204</text:p>
          </table:table-cell>
          <table:table-cell office:value-type="float" office:value="0.755775577557756" calcext:value-type="float">
            <text:p>0.755775577557756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0257599175682638" calcext:value-type="float">
            <text:p>0.00257599175682638</text:p>
          </table:table-cell>
          <table:table-cell office:value-type="float" office:value="0.0275115919629057" calcext:value-type="float">
            <text:p>0.0275115919629057</text:p>
          </table:table-cell>
          <table:table-cell office:value-type="float" office:value="0.0220504894384338" calcext:value-type="float">
            <text:p>0.0220504894384338</text:p>
          </table:table-cell>
          <table:table-cell office:value-type="float" office:value="0.252001087125191" calcext:value-type="float">
            <text:p>0.252001087125191</text:p>
          </table:table-cell>
          <table:table-cell office:value-type="float" office:value="0.3600301145703" calcext:value-type="float">
            <text:p>0.3600301145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0853511935428" calcext:value-type="float">
            <text:p>0.610853511935428</text:p>
          </table:table-cell>
          <table:table-cell office:value-type="float" office:value="0.162699883145863" calcext:value-type="float">
            <text:p>0.162699883145863</text:p>
          </table:table-cell>
          <table:table-cell office:value-type="float" office:value="0.635343792488049" calcext:value-type="float">
            <text:p>0.635343792488049</text:p>
          </table:table-cell>
          <table:table-cell office:value-type="float" office:value="0.207546319244007" calcext:value-type="float">
            <text:p>0.207546319244007</text:p>
          </table:table-cell>
          <table:table-cell office:value-type="float" office:value="0.952693683608573" calcext:value-type="float">
            <text:p>0.952693683608573</text:p>
          </table:table-cell>
          <table:table-cell office:value-type="float" office:value="0.81967165778782" calcext:value-type="float">
            <text:p>0.81967165778782</text:p>
          </table:table-cell>
          <table:table-cell office:value-type="float" office:value="0.00103039670273055" calcext:value-type="float">
            <text:p>0.00103039670273055</text:p>
          </table:table-cell>
          <table:table-cell office:value-type="float" office:value="0.952738376763464" calcext:value-type="float">
            <text:p>0.952738376763464</text:p>
          </table:table-cell>
          <table:table-cell office:value-type="float" office:value="0.68844550606529" calcext:value-type="float">
            <text:p>0.68844550606529</text:p>
          </table:table-cell>
          <table:table-cell office:value-type="float" office:value="0" calcext:value-type="float">
            <text:p>0</text:p>
          </table:table-cell>
          <table:table-cell office:value-type="float" office:value="0.631240011701099" calcext:value-type="float">
            <text:p>0.631240011701099</text:p>
          </table:table-cell>
          <table:table-cell office:value-type="float" office:value="0.978160112414172" calcext:value-type="float">
            <text:p>0.978160112414172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527240773286468" calcext:value-type="float">
            <text:p>0.00527240773286468</text:p>
          </table:table-cell>
          <table:table-cell office:value-type="float" office:value="0.00140597539543058" calcext:value-type="float">
            <text:p>0.00140597539543058</text:p>
          </table:table-cell>
          <table:table-cell office:value-type="float" office:value="0.00307557117750439" calcext:value-type="float">
            <text:p>0.00307557117750439</text:p>
          </table:table-cell>
          <table:table-cell office:value-type="float" office:value="0.272411983512088" calcext:value-type="float">
            <text:p>0.272411983512088</text:p>
          </table:table-cell>
          <table:table-cell office:value-type="float" office:value="0.151754507217472" calcext:value-type="float">
            <text:p>0.15175450721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00348873220802411" calcext:value-type="float">
            <text:p>0.00348873220802411</text:p>
          </table:table-cell>
          <table:table-cell office:value-type="float" office:value="0.422561365193948" calcext:value-type="float">
            <text:p>0.422561365193948</text:p>
          </table:table-cell>
          <table:table-cell office:value-type="float" office:value="0.624716874313082" calcext:value-type="float">
            <text:p>0.624716874313082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424561090145512" calcext:value-type="float">
            <text:p>0.424561090145512</text:p>
          </table:table-cell>
          <table:table-cell office:value-type="float" office:value="0.804452255418864" calcext:value-type="float">
            <text:p>0.804452255418864</text:p>
          </table:table-cell>
          <table:table-cell office:value-type="float" office:value="0.574712795774429" calcext:value-type="float">
            <text:p>0.574712795774429</text:p>
          </table:table-cell>
          <table:table-cell office:value-type="float" office:value="0.763830399446701" calcext:value-type="float">
            <text:p>0.763830399446701</text:p>
          </table:table-cell>
          <table:table-cell office:value-type="float" office:value="0.968420865601058" calcext:value-type="float">
            <text:p>0.968420865601058</text:p>
          </table:table-cell>
        </table:table-row>
        <table:table-row table:style-name="ro1">
          <table:table-cell office:value-type="string" calcext:value-type="string">
            <text:p>qualitative-bankruptcy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192705882352941" calcext:value-type="float">
            <text:p>0.19270588235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8" calcext:value-type="float">
            <text:p>0.478</text:p>
          </table:table-cell>
          <table:table-cell office:value-type="float" office:value="0.107748251748252" calcext:value-type="float">
            <text:p>0.107748251748252</text:p>
          </table:table-cell>
          <table:table-cell office:value-type="float" office:value="0.659754666666667" calcext:value-type="float">
            <text:p>0.659754666666667</text:p>
          </table:table-cell>
          <table:table-cell office:value-type="float" office:value="0.074800107550688" calcext:value-type="float">
            <text:p>0.074800107550688</text:p>
          </table:table-cell>
          <table:table-cell office:value-type="float" office:value="0.749145362742493" calcext:value-type="float">
            <text:p>0.749145362742493</text:p>
          </table:table-cell>
          <table:table-cell office:value-type="float" office:value="0.618222799422799" calcext:value-type="float">
            <text:p>0.618222799422799</text:p>
          </table:table-cell>
          <table:table-cell office:value-type="float" office:value="0.008" calcext:value-type="float">
            <text:p>0.008</text:p>
          </table:table-cell>
          <table:table-cell office:value-type="float" office:value="0.751365531664597" calcext:value-type="float">
            <text:p>0.751365531664597</text:p>
          </table:table-cell>
          <table:table-cell office:value-type="float" office:value="0.356666666666667" calcext:value-type="float">
            <text:p>0.356666666666667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769377777777778" calcext:value-type="float">
            <text:p>0.76937777777777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diggle_table_a2</text:p>
          </table:table-cell>
          <table:table-cell office:value-type="float" office:value="0.0225806451612903" calcext:value-type="float">
            <text:p>0.0225806451612903</text:p>
          </table:table-cell>
          <table:table-cell office:value-type="float" office:value="0.0290322580645161" calcext:value-type="float">
            <text:p>0.0290322580645161</text:p>
          </table:table-cell>
          <table:table-cell office:value-type="float" office:value="0.0301075268817204" calcext:value-type="float">
            <text:p>0.0301075268817204</text:p>
          </table:table-cell>
          <table:table-cell office:value-type="float" office:value="0.091265066609394" calcext:value-type="float">
            <text:p>0.091265066609394</text:p>
          </table:table-cell>
          <table:table-cell office:value-type="float" office:value="0.0570416994492526" calcext:value-type="float">
            <text:p>0.0570416994492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6959921798632" calcext:value-type="float">
            <text:p>0.0566959921798632</text:p>
          </table:table-cell>
          <table:table-cell office:value-type="float" office:value="0.665279223031564" calcext:value-type="float">
            <text:p>0.665279223031564</text:p>
          </table:table-cell>
          <table:table-cell office:value-type="float" office:value="0.299657444007356" calcext:value-type="float">
            <text:p>0.299657444007356</text:p>
          </table:table-cell>
          <table:table-cell office:value-type="float" office:value="0.639015101844567" calcext:value-type="float">
            <text:p>0.639015101844567</text:p>
          </table:table-cell>
          <table:table-cell office:value-type="float" office:value="0.686296407682871" calcext:value-type="float">
            <text:p>0.686296407682871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641415714430175" calcext:value-type="float">
            <text:p>0.641415714430175</text:p>
          </table:table-cell>
          <table:table-cell office:value-type="float" office:value="0.383064516129032" calcext:value-type="float">
            <text:p>0.383064516129032</text:p>
          </table:table-cell>
          <table:table-cell office:value-type="float" office:value="0.0758936804416933" calcext:value-type="float">
            <text:p>0.0758936804416933</text:p>
          </table:table-cell>
          <table:table-cell office:value-type="float" office:value="0.561469487920249" calcext:value-type="float">
            <text:p>0.561469487920249</text:p>
          </table:table-cell>
          <table:table-cell office:value-type="float" office:value="0.834930360266679" calcext:value-type="float">
            <text:p>0.834930360266679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614657210401891" calcext:value-type="float">
            <text:p>0.0614657210401891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336317836806032" calcext:value-type="float">
            <text:p>0.336317836806032</text:p>
          </table:table-cell>
          <table:table-cell office:value-type="float" office:value="0.457938558713753" calcext:value-type="float">
            <text:p>0.4579385587137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2192671394799" calcext:value-type="float">
            <text:p>0.622192671394799</text:p>
          </table:table-cell>
          <table:table-cell office:value-type="float" office:value="0.168232672298264" calcext:value-type="float">
            <text:p>0.168232672298264</text:p>
          </table:table-cell>
          <table:table-cell office:value-type="float" office:value="0.588376767693703" calcext:value-type="float">
            <text:p>0.588376767693703</text:p>
          </table:table-cell>
          <table:table-cell office:value-type="float" office:value="0.257093790107313" calcext:value-type="float">
            <text:p>0.257093790107313</text:p>
          </table:table-cell>
          <table:table-cell office:value-type="float" office:value="0.934995451232853" calcext:value-type="float">
            <text:p>0.934995451232853</text:p>
          </table:table-cell>
          <table:table-cell office:value-type="float" office:value="0.82538632109014" calcext:value-type="float">
            <text:p>0.82538632109014</text:p>
          </table:table-cell>
          <table:table-cell office:value-type="float" office:value="0.00236406619385343" calcext:value-type="float">
            <text:p>0.00236406619385343</text:p>
          </table:table-cell>
          <table:table-cell office:value-type="float" office:value="0.935160152257301" calcext:value-type="float">
            <text:p>0.935160152257301</text:p>
          </table:table-cell>
          <table:table-cell office:value-type="float" office:value="0.889939584975046" calcext:value-type="float">
            <text:p>0.889939584975046</text:p>
          </table:table-cell>
          <table:table-cell office:value-type="float" office:value="0.648483019140672" calcext:value-type="float">
            <text:p>0.648483019140672</text:p>
          </table:table-cell>
          <table:table-cell office:value-type="float" office:value="0.784651735090517" calcext:value-type="float">
            <text:p>0.784651735090517</text:p>
          </table:table-cell>
          <table:table-cell office:value-type="float" office:value="0.960528681414367" calcext:value-type="float">
            <text:p>0.960528681414367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94992846924177" calcext:value-type="float">
            <text:p>0.0494992846924177</text:p>
          </table:table-cell>
          <table:table-cell office:value-type="float" office:value="0.0502145922746781" calcext:value-type="float">
            <text:p>0.0502145922746781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363755802750285" calcext:value-type="float">
            <text:p>0.363755802750285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673533619456366" calcext:value-type="float">
            <text:p>0.673533619456366</text:p>
          </table:table-cell>
          <table:table-cell office:value-type="float" office:value="0.163355635936553" calcext:value-type="float">
            <text:p>0.163355635936553</text:p>
          </table:table-cell>
          <table:table-cell office:value-type="float" office:value="0.634541613027126" calcext:value-type="float">
            <text:p>0.634541613027126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557093923381219" calcext:value-type="float">
            <text:p>0.557093923381219</text:p>
          </table:table-cell>
          <table:table-cell office:value-type="float" office:value="0.802291112362102" calcext:value-type="float">
            <text:p>0.802291112362102</text:p>
          </table:table-cell>
          <table:table-cell office:value-type="float" office:value="0.00286123032904149" calcext:value-type="float">
            <text:p>0.00286123032904149</text:p>
          </table:table-cell>
          <table:table-cell office:value-type="float" office:value="0.558150816425833" calcext:value-type="float">
            <text:p>0.558150816425833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642897152006547" calcext:value-type="float">
            <text:p>0.642897152006547</text:p>
          </table:table-cell>
          <table:table-cell office:value-type="float" office:value="0.720749035144113" calcext:value-type="float">
            <text:p>0.720749035144113</text:p>
          </table:table-cell>
          <table:table-cell office:value-type="float" office:value="0.88025004979115" calcext:value-type="float">
            <text:p>0.88025004979115</text:p>
          </table:table-cell>
        </table:table-row>
        <table:table-row table:style-name="ro1">
          <table:table-cell office:value-type="string" calcext:value-type="string">
            <text:p>visualizing_galaxy</text:p>
          </table:table-cell>
          <table:table-cell office:value-type="float" office:value="0.0371517027863777" calcext:value-type="float">
            <text:p>0.0371517027863777</text:p>
          </table:table-cell>
          <table:table-cell office:value-type="float" office:value="0.065015479876161" calcext:value-type="float">
            <text:p>0.065015479876161</text:p>
          </table:table-cell>
          <table:table-cell office:value-type="float" office:value="0.0642414860681115" calcext:value-type="float">
            <text:p>0.0642414860681115</text:p>
          </table:table-cell>
          <table:table-cell office:value-type="float" office:value="0.137150775671036" calcext:value-type="float">
            <text:p>0.137150775671036</text:p>
          </table:table-cell>
          <table:table-cell office:value-type="float" office:value="0.331789681816999" calcext:value-type="float">
            <text:p>0.331789681816999</text:p>
          </table:table-cell>
          <table:table-cell office:value-type="float" office:value="0.0450155439214775" calcext:value-type="float">
            <text:p>0.0450155439214775</text:p>
          </table:table-cell>
          <table:table-cell office:value-type="float" office:value="0.365669074647403" calcext:value-type="float">
            <text:p>0.365669074647403</text:p>
          </table:table-cell>
          <table:table-cell office:value-type="float" office:value="0.498452012383901" calcext:value-type="float">
            <text:p>0.498452012383901</text:p>
          </table:table-cell>
          <table:table-cell office:value-type="float" office:value="0.0706943830163644" calcext:value-type="float">
            <text:p>0.0706943830163644</text:p>
          </table:table-cell>
          <table:table-cell office:value-type="float" office:value="0.664337496445539" calcext:value-type="float">
            <text:p>0.664337496445539</text:p>
          </table:table-cell>
          <table:table-cell office:value-type="float" office:value="0.181943197934618" calcext:value-type="float">
            <text:p>0.181943197934618</text:p>
          </table:table-cell>
          <table:table-cell office:value-type="float" office:value="0.759020486597543" calcext:value-type="float">
            <text:p>0.759020486597543</text:p>
          </table:table-cell>
          <table:table-cell office:value-type="float" office:value="0.761670023572413" calcext:value-type="float">
            <text:p>0.761670023572413</text:p>
          </table:table-cell>
          <table:table-cell office:value-type="float" office:value="0.00619195046439629" calcext:value-type="float">
            <text:p>0.00619195046439629</text:p>
          </table:table-cell>
          <table:table-cell office:value-type="float" office:value="0.760518904574632" calcext:value-type="float">
            <text:p>0.760518904574632</text:p>
          </table:table-cell>
          <table:table-cell office:value-type="float" office:value="0.781733746130031" calcext:value-type="float">
            <text:p>0.781733746130031</text:p>
          </table:table-cell>
          <table:table-cell office:value-type="float" office:value="0.605999122547086" calcext:value-type="float">
            <text:p>0.605999122547086</text:p>
          </table:table-cell>
          <table:table-cell office:value-type="float" office:value="0.77907984192237" calcext:value-type="float">
            <text:p>0.77907984192237</text:p>
          </table:table-cell>
          <table:table-cell office:value-type="float" office:value="0.90188284543422" calcext:value-type="float">
            <text:p>0.90188284543422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0.0378947368421053" calcext:value-type="float">
            <text:p>0.0378947368421053</text:p>
          </table:table-cell>
          <table:table-cell office:value-type="float" office:value="0.0503157894736842" calcext:value-type="float">
            <text:p>0.0503157894736842</text:p>
          </table:table-cell>
          <table:table-cell office:value-type="float" office:value="0.0410526315789474" calcext:value-type="float">
            <text:p>0.0410526315789474</text:p>
          </table:table-cell>
          <table:table-cell office:value-type="float" office:value="0.165497596652173" calcext:value-type="float">
            <text:p>0.165497596652173</text:p>
          </table:table-cell>
          <table:table-cell office:value-type="float" office:value="0.285972469635628" calcext:value-type="float">
            <text:p>0.285972469635628</text:p>
          </table:table-cell>
          <table:table-cell office:value-type="float" office:value="0.25251012145749" calcext:value-type="float">
            <text:p>0.25251012145749</text:p>
          </table:table-cell>
          <table:table-cell office:value-type="float" office:value="0.370047846889952" calcext:value-type="float">
            <text:p>0.370047846889952</text:p>
          </table:table-cell>
          <table:table-cell office:value-type="float" office:value="1" calcext:value-type="float">
            <text:p>1</text:p>
          </table:table-cell>
          <table:table-cell office:value-type="float" office:value="0.0259102674719586" calcext:value-type="float">
            <text:p>0.0259102674719586</text:p>
          </table:table-cell>
          <table:table-cell office:value-type="float" office:value="0.666416989843029" calcext:value-type="float">
            <text:p>0.666416989843029</text:p>
          </table:table-cell>
          <table:table-cell office:value-type="float" office:value="0.479100119080247" calcext:value-type="float">
            <text:p>0.479100119080247</text:p>
          </table:table-cell>
          <table:table-cell office:value-type="float" office:value="0.781092292749986" calcext:value-type="float">
            <text:p>0.781092292749986</text:p>
          </table:table-cell>
          <table:table-cell office:value-type="float" office:value="0.767207641608381" calcext:value-type="float">
            <text:p>0.767207641608381</text:p>
          </table:table-cell>
          <table:table-cell office:value-type="float" office:value="0.00210526315789474" calcext:value-type="float">
            <text:p>0.00210526315789474</text:p>
          </table:table-cell>
          <table:table-cell office:value-type="float" office:value="0.781551326154432" calcext:value-type="float">
            <text:p>0.781551326154432</text:p>
          </table:table-cell>
          <table:table-cell office:value-type="float" office:value="0.9" calcext:value-type="float">
            <text:p>0.9</text:p>
          </table:table-cell>
          <table:table-cell office:value-type="float" office:value="0.634108139260913" calcext:value-type="float">
            <text:p>0.634108139260913</text:p>
          </table:table-cell>
          <table:table-cell office:value-type="float" office:value="0.791231416810879" calcext:value-type="float">
            <text:p>0.791231416810879</text:p>
          </table:table-cell>
          <table:table-cell office:value-type="float" office:value="0.951740800674364" calcext:value-type="float">
            <text:p>0.951740800674364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324706927518878" calcext:value-type="float">
            <text:p>0.324706927518878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833040421792619" calcext:value-type="float">
            <text:p>0.833040421792619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738394767455413" calcext:value-type="float">
            <text:p>0.738394767455413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785624257329685" calcext:value-type="float">
            <text:p>0.785624257329685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579399496351037" calcext:value-type="float">
            <text:p>0.579399496351037</text:p>
          </table:table-cell>
          <table:table-cell office:value-type="float" office:value="0.76854551573416" calcext:value-type="float">
            <text:p>0.76854551573416</text:p>
          </table:table-cell>
          <table:table-cell office:value-type="float" office:value="0.968947682471783" calcext:value-type="float">
            <text:p>0.968947682471783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0446428571428571" calcext:value-type="float">
            <text:p>0.0446428571428571</text:p>
          </table:table-cell>
          <table:table-cell office:value-type="float" office:value="0.0601190476190476" calcext:value-type="float">
            <text:p>0.0601190476190476</text:p>
          </table:table-cell>
          <table:table-cell office:value-type="float" office:value="0.0545634920634921" calcext:value-type="float">
            <text:p>0.0545634920634921</text:p>
          </table:table-cell>
          <table:table-cell office:value-type="float" office:value="0.296574484400024" calcext:value-type="float">
            <text:p>0.296574484400024</text:p>
          </table:table-cell>
          <table:table-cell office:value-type="float" office:value="0.41671626984127" calcext:value-type="float">
            <text:p>0.41671626984127</text:p>
          </table:table-cell>
          <table:table-cell office:value-type="float" office:value="0.0634623209770669" calcext:value-type="float">
            <text:p>0.0634623209770669</text:p>
          </table:table-cell>
          <table:table-cell office:value-type="float" office:value="0.563350340136054" calcext:value-type="float">
            <text:p>0.563350340136054</text:p>
          </table:table-cell>
          <table:table-cell office:value-type="float" office:value="0.723214285714286" calcext:value-type="float">
            <text:p>0.723214285714286</text:p>
          </table:table-cell>
          <table:table-cell office:value-type="float" office:value="0.11025783370343" calcext:value-type="float">
            <text:p>0.11025783370343</text:p>
          </table:table-cell>
          <table:table-cell office:value-type="float" office:value="0.659285241874527" calcext:value-type="float">
            <text:p>0.659285241874527</text:p>
          </table:table-cell>
          <table:table-cell office:value-type="float" office:value="0.407689029127438" calcext:value-type="float">
            <text:p>0.407689029127438</text:p>
          </table:table-cell>
          <table:table-cell office:value-type="float" office:value="0.803846298275766" calcext:value-type="float">
            <text:p>0.803846298275766</text:p>
          </table:table-cell>
          <table:table-cell office:value-type="float" office:value="0.753712331017799" calcext:value-type="float">
            <text:p>0.753712331017799</text:p>
          </table:table-cell>
          <table:table-cell office:value-type="float" office:value="0.00595238095238095" calcext:value-type="float">
            <text:p>0.00595238095238095</text:p>
          </table:table-cell>
          <table:table-cell office:value-type="float" office:value="0.804968994735834" calcext:value-type="float">
            <text:p>0.804968994735834</text:p>
          </table:table-cell>
          <table:table-cell office:value-type="float" office:value="0.529761904761905" calcext:value-type="float">
            <text:p>0.529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0.555590702502402" calcext:value-type="float">
            <text:p>0.555590702502402</text:p>
          </table:table-cell>
          <table:table-cell office:value-type="float" office:value="0.935406250706798" calcext:value-type="float">
            <text:p>0.935406250706798</text:p>
          </table:table-cell>
        </table:table-row>
        <table:table-row table:style-name="ro1">
          <table:table-cell office:value-type="string" calcext:value-type="string">
            <text:p>rabe_131</text:p>
          </table:table-cell>
          <table:table-cell office:value-type="float" office:value="0.06" calcext:value-type="float">
            <text:p>0.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16666666666667" calcext:value-type="float">
            <text:p>0.0916666666666667</text:p>
          </table:table-cell>
          <table:table-cell office:value-type="float" office:value="0.358214268055422" calcext:value-type="float">
            <text:p>0.35821426805542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5862068965517" calcext:value-type="float">
            <text:p>0.115862068965517</text:p>
          </table:table-cell>
          <table:table-cell office:value-type="float" office:value="0.658133333333333" calcext:value-type="float">
            <text:p>0.658133333333333</text:p>
          </table:table-cell>
          <table:table-cell office:value-type="float" office:value="0.185029400400492" calcext:value-type="float">
            <text:p>0.185029400400492</text:p>
          </table:table-cell>
          <table:table-cell office:value-type="float" office:value="0.728" calcext:value-type="float">
            <text:p>0.728</text:p>
          </table:table-cell>
          <table:table-cell office:value-type="float" office:value="0.638405496126121" calcext:value-type="float">
            <text:p>0.638405496126121</text:p>
          </table:table-cell>
          <table:table-cell office:value-type="float" office:value="0.04" calcext:value-type="float">
            <text:p>0.04</text:p>
          </table:table-cell>
          <table:table-cell office:value-type="float" office:value="0.738653530377668" calcext:value-type="float">
            <text:p>0.738653530377668</text:p>
          </table:table-cell>
          <table:table-cell office:value-type="float" office:value="0.648" calcext:value-type="float">
            <text:p>0.648</text:p>
          </table:table-cell>
          <table:table-cell office:value-type="float" office:value="0.12838784462848" calcext:value-type="float">
            <text:p>0.12838784462848</text:p>
          </table:table-cell>
          <table:table-cell office:value-type="float" office:value="0.652053013025137" calcext:value-type="float">
            <text:p>0.652053013025137</text:p>
          </table:table-cell>
          <table:table-cell office:value-type="float" office:value="0.902656999067784" calcext:value-type="float">
            <text:p>0.902656999067784</text:p>
          </table:table-cell>
        </table:table-row>
        <table:table-row table:style-name="ro1">
          <table:table-cell office:value-type="string" calcext:value-type="string">
            <text:p>sleuth_case1201</text:p>
          </table:table-cell>
          <table:table-cell office:value-type="float" office:value="0.06" calcext:value-type="float">
            <text:p>0.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346491920044154" calcext:value-type="float">
            <text:p>0.346491920044154</text:p>
          </table:table-cell>
          <table:table-cell office:value-type="float" office:value="0.112727272727273" calcext:value-type="float">
            <text:p>0.112727272727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53333333333333" calcext:value-type="float">
            <text:p>0.553333333333333</text:p>
          </table:table-cell>
          <table:table-cell office:value-type="float" office:value="0.0369230769230769" calcext:value-type="float">
            <text:p>0.0369230769230769</text:p>
          </table:table-cell>
          <table:table-cell office:value-type="float" office:value="0.666133333333333" calcext:value-type="float">
            <text:p>0.666133333333333</text:p>
          </table:table-cell>
          <table:table-cell office:value-type="float" office:value="0.146634996692274" calcext:value-type="float">
            <text:p>0.146634996692274</text:p>
          </table:table-cell>
          <table:table-cell office:value-type="float" office:value="0.549808695652174" calcext:value-type="float">
            <text:p>0.549808695652174</text:p>
          </table:table-cell>
          <table:table-cell office:value-type="float" office:value="0.531649997899487" calcext:value-type="float">
            <text:p>0.531649997899487</text:p>
          </table:table-cell>
          <table:table-cell office:value-type="float" office:value="0.04" calcext:value-type="float">
            <text:p>0.04</text:p>
          </table:table-cell>
          <table:table-cell office:value-type="float" office:value="0.567948717948718" calcext:value-type="float">
            <text:p>0.567948717948718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284587000607784" calcext:value-type="float">
            <text:p>0.284587000607784</text:p>
          </table:table-cell>
          <table:table-cell office:value-type="float" office:value="0.670102375275169" calcext:value-type="float">
            <text:p>0.670102375275169</text:p>
          </table:table-cell>
          <table:table-cell office:value-type="float" office:value="0.914110813824419" calcext:value-type="float">
            <text:p>0.91411081382441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439989292338286" calcext:value-type="float">
            <text:p>0.439989292338286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89031339031339" calcext:value-type="float">
            <text:p>0.89031339031339</text:p>
          </table:table-cell>
          <table:table-cell office:value-type="float" office:value="0.157948717948718" calcext:value-type="float">
            <text:p>0.157948717948718</text:p>
          </table:table-cell>
          <table:table-cell office:value-type="float" office:value="0.640149024764409" calcext:value-type="float">
            <text:p>0.640149024764409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856359177859178" calcext:value-type="float">
            <text:p>0.856359177859178</text:p>
          </table:table-cell>
          <table:table-cell office:value-type="float" office:value="0.708230099063239" calcext:value-type="float">
            <text:p>0.708230099063239</text:p>
          </table:table-cell>
          <table:table-cell office:value-type="float" office:value="0.0056980056980057" calcext:value-type="float">
            <text:p>0.0056980056980057</text:p>
          </table:table-cell>
          <table:table-cell office:value-type="float" office:value="0.857055125944015" calcext:value-type="float">
            <text:p>0.857055125944015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" calcext:value-type="float">
            <text:p>0</text:p>
          </table:table-cell>
          <table:table-cell office:value-type="float" office:value="0.789555857703742" calcext:value-type="float">
            <text:p>0.789555857703742</text:p>
          </table:table-cell>
          <table:table-cell office:value-type="float" office:value="0.982866275444686" calcext:value-type="float">
            <text:p>0.982866275444686</text:p>
          </table:table-cell>
        </table:table-row>
        <table:table-row table:style-name="ro1">
          <table:table-cell office:value-type="string" calcext:value-type="string">
            <text:p>rabe_266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0983333333333333" calcext:value-type="float">
            <text:p>0.0983333333333333</text:p>
          </table:table-cell>
          <table:table-cell office:value-type="float" office:value="0.0791666666666667" calcext:value-type="float">
            <text:p>0.0791666666666667</text:p>
          </table:table-cell>
          <table:table-cell office:value-type="float" office:value="0.266543437751568" calcext:value-type="float">
            <text:p>0.266543437751568</text:p>
          </table:table-cell>
          <table:table-cell office:value-type="float" office:value="0.275170068027211" calcext:value-type="float">
            <text:p>0.275170068027211</text:p>
          </table:table-cell>
          <table:table-cell office:value-type="float" office:value="0.165277777777778" calcext:value-type="float">
            <text:p>0.165277777777778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0452380952380952" calcext:value-type="float">
            <text:p>0.0452380952380952</text:p>
          </table:table-cell>
          <table:table-cell office:value-type="float" office:value="0.665833333333333" calcext:value-type="float">
            <text:p>0.665833333333333</text:p>
          </table:table-cell>
          <table:table-cell office:value-type="float" office:value="0.114135468746313" calcext:value-type="float">
            <text:p>0.114135468746313</text:p>
          </table:table-cell>
          <table:table-cell office:value-type="float" office:value="0.725120007680492" calcext:value-type="float">
            <text:p>0.725120007680492</text:p>
          </table:table-cell>
          <table:table-cell office:value-type="float" office:value="0.713867155499964" calcext:value-type="float">
            <text:p>0.713867155499964</text:p>
          </table:table-cell>
          <table:table-cell office:value-type="float" office:value="0.0166666666666667" calcext:value-type="float">
            <text:p>0.0166666666666667</text:p>
          </table:table-cell>
          <table:table-cell office:value-type="float" office:value="0.729706209969368" calcext:value-type="float">
            <text:p>0.72970620996936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222822977514" calcext:value-type="float">
            <text:p>0.58222822977514</text:p>
          </table:table-cell>
          <table:table-cell office:value-type="float" office:value="0.700889967562736" calcext:value-type="float">
            <text:p>0.700889967562736</text:p>
          </table:table-cell>
          <table:table-cell office:value-type="float" office:value="0.819551705350332" calcext:value-type="float">
            <text:p>0.819551705350332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850554709593213" calcext:value-type="float">
            <text:p>0.0850554709593213</text:p>
          </table:table-cell>
          <table:table-cell office:value-type="float" office:value="0.128388079182075" calcext:value-type="float">
            <text:p>0.128388079182075</text:p>
          </table:table-cell>
          <table:table-cell office:value-type="float" office:value="0.102277357307812" calcext:value-type="float">
            <text:p>0.102277357307812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590844403771575" calcext:value-type="float">
            <text:p>0.590844403771575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651963655226653" calcext:value-type="float">
            <text:p>0.651963655226653</text:p>
          </table:table-cell>
          <table:table-cell office:value-type="float" office:value="0.137711855636081" calcext:value-type="float">
            <text:p>0.137711855636081</text:p>
          </table:table-cell>
          <table:table-cell office:value-type="float" office:value="0.651733379442606" calcext:value-type="float">
            <text:p>0.651733379442606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989004982305218" calcext:value-type="float">
            <text:p>0.989004982305218</text:p>
          </table:table-cell>
          <table:table-cell office:value-type="float" office:value="0.890698741817108" calcext:value-type="float">
            <text:p>0.890698741817108</text:p>
          </table:table-cell>
          <table:table-cell office:value-type="float" office:value="0.000435066347618012" calcext:value-type="float">
            <text:p>0.000435066347618012</text:p>
          </table:table-cell>
          <table:table-cell office:value-type="float" office:value="0.989009658347564" calcext:value-type="float">
            <text:p>0.989009658347564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55930036137555" calcext:value-type="float">
            <text:p>0.55930036137555</text:p>
          </table:table-cell>
          <table:table-cell office:value-type="float" office:value="0.676877379664621" calcext:value-type="float">
            <text:p>0.676877379664621</text:p>
          </table:table-cell>
          <table:table-cell office:value-type="float" office:value="0.861805252785842" calcext:value-type="float">
            <text:p>0.86180525278584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0960377358490566" calcext:value-type="float">
            <text:p>0.0960377358490566</text:p>
          </table:table-cell>
          <table:table-cell office:value-type="float" office:value="0.132264150943396" calcext:value-type="float">
            <text:p>0.132264150943396</text:p>
          </table:table-cell>
          <table:table-cell office:value-type="float" office:value="0.130455974842767" calcext:value-type="float">
            <text:p>0.130455974842767</text:p>
          </table:table-cell>
          <table:table-cell office:value-type="float" office:value="0.219938256726827" calcext:value-type="float">
            <text:p>0.219938256726827</text:p>
          </table:table-cell>
          <table:table-cell office:value-type="float" office:value="0.689453913241749" calcext:value-type="float">
            <text:p>0.689453913241749</text:p>
          </table:table-cell>
          <table:table-cell office:value-type="float" office:value="0.141215389836263" calcext:value-type="float">
            <text:p>0.141215389836263</text:p>
          </table:table-cell>
          <table:table-cell office:value-type="float" office:value="0.301638814016172" calcext:value-type="float">
            <text:p>0.301638814016172</text:p>
          </table:table-cell>
          <table:table-cell office:value-type="float" office:value="0.708466981132075" calcext:value-type="float">
            <text:p>0.708466981132075</text:p>
          </table:table-cell>
          <table:table-cell office:value-type="float" office:value="0.0840182742689002" calcext:value-type="float">
            <text:p>0.0840182742689002</text:p>
          </table:table-cell>
          <table:table-cell office:value-type="float" office:value="0.663103073454373" calcext:value-type="float">
            <text:p>0.663103073454373</text:p>
          </table:table-cell>
          <table:table-cell office:value-type="float" office:value="0.466354080940354" calcext:value-type="float">
            <text:p>0.466354080940354</text:p>
          </table:table-cell>
          <table:table-cell office:value-type="float" office:value="0.971585645768706" calcext:value-type="float">
            <text:p>0.971585645768706</text:p>
          </table:table-cell>
          <table:table-cell office:value-type="float" office:value="0.95503353355873" calcext:value-type="float">
            <text:p>0.95503353355873</text:p>
          </table:table-cell>
          <table:table-cell office:value-type="float" office:value="0.000377358490566038" calcext:value-type="float">
            <text:p>0.000377358490566038</text:p>
          </table:table-cell>
          <table:table-cell office:value-type="float" office:value="0.971596385153447" calcext:value-type="float">
            <text:p>0.971596385153447</text:p>
          </table:table-cell>
          <table:table-cell office:value-type="float" office:value="0.995471698113207" calcext:value-type="float">
            <text:p>0.995471698113207</text:p>
          </table:table-cell>
          <table:table-cell office:value-type="float" office:value="0.796753537086116" calcext:value-type="float">
            <text:p>0.796753537086116</text:p>
          </table:table-cell>
          <table:table-cell office:value-type="float" office:value="0.849854100229871" calcext:value-type="float">
            <text:p>0.849854100229871</text:p>
          </table:table-cell>
          <table:table-cell office:value-type="float" office:value="0.902954663373627" calcext:value-type="float">
            <text:p>0.902954663373627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118100789538613" calcext:value-type="float">
            <text:p>0.118100789538613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754526309583855" calcext:value-type="float">
            <text:p>0.754526309583855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475866641993585" calcext:value-type="float">
            <text:p>0.475866641993585</text:p>
          </table:table-cell>
          <table:table-cell office:value-type="float" office:value="0.171571879511093" calcext:value-type="float">
            <text:p>0.171571879511093</text:p>
          </table:table-cell>
          <table:table-cell office:value-type="float" office:value="0.609802792496096" calcext:value-type="float">
            <text:p>0.609802792496096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893705622997608" calcext:value-type="float">
            <text:p>0.893705622997608</text:p>
          </table:table-cell>
          <table:table-cell office:value-type="float" office:value="0.000370096225018505" calcext:value-type="float">
            <text:p>0.000370096225018505</text:p>
          </table:table-cell>
          <table:table-cell office:value-type="float" office:value="0.971948378931292" calcext:value-type="float">
            <text:p>0.971948378931292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743343848936354" calcext:value-type="float">
            <text:p>0.743343848936354</text:p>
          </table:table-cell>
          <table:table-cell office:value-type="float" office:value="0.856085692768322" calcext:value-type="float">
            <text:p>0.856085692768322</text:p>
          </table:table-cell>
          <table:table-cell office:value-type="float" office:value="0.951219333788813" calcext:value-type="float">
            <text:p>0.951219333788813</text:p>
          </table:table-cell>
        </table:table-row>
        <table:table-row table:style-name="ro1">
          <table:table-cell office:value-type="string" calcext:value-type="string">
            <text:p>chscase_vine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58974358974359" calcext:value-type="float">
            <text:p>0.158974358974359</text:p>
          </table:table-cell>
          <table:table-cell office:value-type="float" office:value="0.140669515669516" calcext:value-type="float">
            <text:p>0.140669515669516</text:p>
          </table:table-cell>
          <table:table-cell office:value-type="float" office:value="0.250469044631606" calcext:value-type="float">
            <text:p>0.250469044631606</text:p>
          </table:table-cell>
          <table:table-cell office:value-type="float" office:value="0.637772675086108" calcext:value-type="float">
            <text:p>0.637772675086108</text:p>
          </table:table-cell>
          <table:table-cell office:value-type="float" office:value="0.352383300460224" calcext:value-type="float">
            <text:p>0.352383300460224</text:p>
          </table:table-cell>
          <table:table-cell office:value-type="float" office:value="0.484878369493754" calcext:value-type="float">
            <text:p>0.48487836949375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077857905982906" calcext:value-type="float">
            <text:p>0.077857905982906</text:p>
          </table:table-cell>
          <table:table-cell office:value-type="float" office:value="0.66372026201086" calcext:value-type="float">
            <text:p>0.66372026201086</text:p>
          </table:table-cell>
          <table:table-cell office:value-type="float" office:value="0.430935885156956" calcext:value-type="float">
            <text:p>0.430935885156956</text:p>
          </table:table-cell>
          <table:table-cell office:value-type="float" office:value="0.958618332900463" calcext:value-type="float">
            <text:p>0.958618332900463</text:p>
          </table:table-cell>
          <table:table-cell office:value-type="float" office:value="0.932764639778354" calcext:value-type="float">
            <text:p>0.932764639778354</text:p>
          </table:table-cell>
          <table:table-cell office:value-type="float" office:value="0.00427350427350427" calcext:value-type="float">
            <text:p>0.00427350427350427</text:p>
          </table:table-cell>
          <table:table-cell office:value-type="float" office:value="0.958796810746251" calcext:value-type="float">
            <text:p>0.958796810746251</text:p>
          </table:table-cell>
          <table:table-cell office:value-type="float" office:value="0.85042735042735" calcext:value-type="float">
            <text:p>0.85042735042735</text:p>
          </table:table-cell>
          <table:table-cell office:value-type="float" office:value="0.74021985963583" calcext:value-type="float">
            <text:p>0.74021985963583</text:p>
          </table:table-cell>
          <table:table-cell office:value-type="float" office:value="0.799108952198719" calcext:value-type="float">
            <text:p>0.799108952198719</text:p>
          </table:table-cell>
          <table:table-cell office:value-type="float" office:value="0.857998044761609" calcext:value-type="float">
            <text:p>0.857998044761609</text:p>
          </table:table-cell>
        </table:table-row>
        <table:table-row table:style-name="ro1">
          <table:table-cell office:value-type="string" calcext:value-type="string">
            <text:p>balance-scale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4208" calcext:value-type="float">
            <text:p>0.14208</text:p>
          </table:table-cell>
          <table:table-cell office:value-type="float" office:value="0.134853333333333" calcext:value-type="float">
            <text:p>0.134853333333333</text:p>
          </table:table-cell>
          <table:table-cell office:value-type="float" office:value="0.350137142857143" calcext:value-type="float">
            <text:p>0.350137142857143</text:p>
          </table:table-cell>
          <table:table-cell office:value-type="float" office:value="0.660259154929577" calcext:value-type="float">
            <text:p>0.660259154929577</text:p>
          </table:table-cell>
          <table:table-cell office:value-type="float" office:value="0.0184496296296296" calcext:value-type="float">
            <text:p>0.0184496296296296</text:p>
          </table:table-cell>
          <table:table-cell office:value-type="float" office:value="0.583418181818182" calcext:value-type="float">
            <text:p>0.583418181818182</text:p>
          </table:table-cell>
          <table:table-cell office:value-type="float" office:value="0.520872727272727" calcext:value-type="float">
            <text:p>0.520872727272727</text:p>
          </table:table-cell>
          <table:table-cell office:value-type="float" office:value="0.0670005934718101" calcext:value-type="float">
            <text:p>0.0670005934718101</text:p>
          </table:table-cell>
          <table:table-cell office:value-type="float" office:value="0.664617813333333" calcext:value-type="float">
            <text:p>0.664617813333333</text:p>
          </table:table-cell>
          <table:table-cell office:value-type="float" office:value="0.358683699446074" calcext:value-type="float">
            <text:p>0.358683699446074</text:p>
          </table:table-cell>
          <table:table-cell office:value-type="float" office:value="0.911672706155633" calcext:value-type="float">
            <text:p>0.911672706155633</text:p>
          </table:table-cell>
          <table:table-cell office:value-type="float" office:value="0.792085967365967" calcext:value-type="float">
            <text:p>0.79208596736596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11955736894164" calcext:value-type="float">
            <text:p>0.911955736894164</text:p>
          </table:table-cell>
          <table:table-cell office:value-type="float" office:value="0.6" calcext:value-type="float">
            <text:p>0.6</text:p>
          </table:table-cell>
          <table:table-cell office:value-type="float" office:value="0.684266666666667" calcext:value-type="float">
            <text:p>0.6842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914666666666667" calcext:value-type="float">
            <text:p>0.914666666666667</text:p>
          </table:table-cell>
        </table:table-row>
        <table:table-row table:style-name="ro1">
          <table:table-cell office:value-type="string" calcext:value-type="string">
            <text:p>strikes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11136" calcext:value-type="float">
            <text:p>0.1113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57919389768075" calcext:value-type="float">
            <text:p>0.257919389768075</text:p>
          </table:table-cell>
          <table:table-cell office:value-type="float" office:value="0.49189702970297" calcext:value-type="float">
            <text:p>0.49189702970297</text:p>
          </table:table-cell>
          <table:table-cell office:value-type="float" office:value="0.216287148089311" calcext:value-type="float">
            <text:p>0.216287148089311</text:p>
          </table:table-cell>
          <table:table-cell office:value-type="float" office:value="0.691657142857143" calcext:value-type="float">
            <text:p>0.691657142857143</text:p>
          </table:table-cell>
          <table:table-cell office:value-type="float" office:value="0.596" calcext:value-type="float">
            <text:p>0.596</text:p>
          </table:table-cell>
          <table:table-cell office:value-type="float" office:value="0.0078730158730159" calcext:value-type="float">
            <text:p>0.0078730158730159</text:p>
          </table:table-cell>
          <table:table-cell office:value-type="float" office:value="0.666645333333333" calcext:value-type="float">
            <text:p>0.666645333333333</text:p>
          </table:table-cell>
          <table:table-cell office:value-type="float" office:value="0.506005434139528" calcext:value-type="float">
            <text:p>0.506005434139528</text:p>
          </table:table-cell>
          <table:table-cell office:value-type="float" office:value="0.972901300682291" calcext:value-type="float">
            <text:p>0.972901300682291</text:p>
          </table:table-cell>
          <table:table-cell office:value-type="float" office:value="0.846253247177038" calcext:value-type="float">
            <text:p>0.84625324717703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72988100358423" calcext:value-type="float">
            <text:p>0.972988100358423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660865688577432" calcext:value-type="float">
            <text:p>0.660865688577432</text:p>
          </table:table-cell>
          <table:table-cell office:value-type="float" office:value="0.778994959050637" calcext:value-type="float">
            <text:p>0.778994959050637</text:p>
          </table:table-cell>
          <table:table-cell office:value-type="float" office:value="0.921444975237749" calcext:value-type="float">
            <text:p>0.921444975237749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397409463388845" calcext:value-type="float">
            <text:p>0.397409463388845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1" calcext:value-type="float">
            <text:p>1</text:p>
          </table:table-cell>
          <table:table-cell office:value-type="float" office:value="0.165777080062794" calcext:value-type="float">
            <text:p>0.165777080062794</text:p>
          </table:table-cell>
          <table:table-cell office:value-type="float" office:value="0.580749506903353" calcext:value-type="float">
            <text:p>0.580749506903353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760799743741541" calcext:value-type="float">
            <text:p>0.760799743741541</text:p>
          </table:table-cell>
          <table:table-cell office:value-type="float" office:value="0.0102564102564103" calcext:value-type="float">
            <text:p>0.0102564102564103</text:p>
          </table:table-cell>
          <table:table-cell office:value-type="float" office:value="0.847520931449503" calcext:value-type="float">
            <text:p>0.847520931449503</text:p>
          </table:table-cell>
          <table:table-cell office:value-type="float" office:value="0.818881118881119" calcext:value-type="float">
            <text:p>0.818881118881119</text:p>
          </table:table-cell>
          <table:table-cell office:value-type="float" office:value="0.574656992243333" calcext:value-type="float">
            <text:p>0.574656992243333</text:p>
          </table:table-cell>
          <table:table-cell office:value-type="float" office:value="0.762044456239869" calcext:value-type="float">
            <text:p>0.762044456239869</text:p>
          </table:table-cell>
          <table:table-cell office:value-type="float" office:value="0.962267040956723" calcext:value-type="float">
            <text:p>0.962267040956723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170141843971631" calcext:value-type="float">
            <text:p>0.170141843971631</text:p>
          </table:table-cell>
          <table:table-cell office:value-type="float" office:value="0.363660122049139" calcext:value-type="float">
            <text:p>0.363660122049139</text:p>
          </table:table-cell>
          <table:table-cell office:value-type="float" office:value="0.41342062193126" calcext:value-type="float">
            <text:p>0.41342062193126</text:p>
          </table:table-cell>
          <table:table-cell office:value-type="float" office:value="0.130788870703764" calcext:value-type="float">
            <text:p>0.13078887070376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723404255319149" calcext:value-type="float">
            <text:p>0.723404255319149</text:p>
          </table:table-cell>
          <table:table-cell office:value-type="float" office:value="0.136559784237339" calcext:value-type="float">
            <text:p>0.136559784237339</text:p>
          </table:table-cell>
          <table:table-cell office:value-type="float" office:value="0.652174437905538" calcext:value-type="float">
            <text:p>0.652174437905538</text:p>
          </table:table-cell>
          <table:table-cell office:value-type="float" office:value="0.226761894607433" calcext:value-type="float">
            <text:p>0.226761894607433</text:p>
          </table:table-cell>
          <table:table-cell office:value-type="float" office:value="0.798293214189646" calcext:value-type="float">
            <text:p>0.798293214189646</text:p>
          </table:table-cell>
          <table:table-cell office:value-type="float" office:value="0.764714198665615" calcext:value-type="float">
            <text:p>0.764714198665615</text:p>
          </table:table-cell>
          <table:table-cell office:value-type="float" office:value="0.00851063829787234" calcext:value-type="float">
            <text:p>0.00851063829787234</text:p>
          </table:table-cell>
          <table:table-cell office:value-type="float" office:value="0.799835020187471" calcext:value-type="float">
            <text:p>0.799835020187471</text:p>
          </table:table-cell>
          <table:table-cell office:value-type="float" office:value="0.641843971631206" calcext:value-type="float">
            <text:p>0.641843971631206</text:p>
          </table:table-cell>
          <table:table-cell office:value-type="float" office:value="0.566746746579713" calcext:value-type="float">
            <text:p>0.566746746579713</text:p>
          </table:table-cell>
          <table:table-cell office:value-type="float" office:value="0.730930614251434" calcext:value-type="float">
            <text:p>0.730930614251434</text:p>
          </table:table-cell>
          <table:table-cell office:value-type="float" office:value="0.900856919763112" calcext:value-type="float">
            <text:p>0.90085691976311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9864864864865" calcext:value-type="float">
            <text:p>0.129864864864865</text:p>
          </table:table-cell>
          <table:table-cell office:value-type="float" office:value="0.317972972972973" calcext:value-type="float">
            <text:p>0.317972972972973</text:p>
          </table:table-cell>
          <table:table-cell office:value-type="float" office:value="0.320962442705864" calcext:value-type="float">
            <text:p>0.320962442705864</text:p>
          </table:table-cell>
          <table:table-cell office:value-type="float" office:value="0.456225873040647" calcext:value-type="float">
            <text:p>0.456225873040647</text:p>
          </table:table-cell>
          <table:table-cell office:value-type="float" office:value="0.630948746136774" calcext:value-type="float">
            <text:p>0.630948746136774</text:p>
          </table:table-cell>
          <table:table-cell office:value-type="float" office:value="0.121835740803583" calcext:value-type="float">
            <text:p>0.121835740803583</text:p>
          </table:table-cell>
          <table:table-cell office:value-type="float" office:value="0.501852146263911" calcext:value-type="float">
            <text:p>0.501852146263911</text:p>
          </table:table-cell>
          <table:table-cell office:value-type="float" office:value="0.562567567567568" calcext:value-type="float">
            <text:p>0.562567567567568</text:p>
          </table:table-cell>
          <table:table-cell office:value-type="float" office:value="0.00954221887840733" calcext:value-type="float">
            <text:p>0.00954221887840733</text:p>
          </table:table-cell>
          <table:table-cell office:value-type="float" office:value="0.666635110786462" calcext:value-type="float">
            <text:p>0.666635110786462</text:p>
          </table:table-cell>
          <table:table-cell office:value-type="float" office:value="0.0310683578192378" calcext:value-type="float">
            <text:p>0.0310683578192378</text:p>
          </table:table-cell>
          <table:table-cell office:value-type="float" office:value="0.972500414034116" calcext:value-type="float">
            <text:p>0.972500414034116</text:p>
          </table:table-cell>
          <table:table-cell office:value-type="float" office:value="0.603622008683728" calcext:value-type="float">
            <text:p>0.603622008683728</text:p>
          </table:table-cell>
          <table:table-cell office:value-type="float" office:value="0.00027027027027027" calcext:value-type="float">
            <text:p>0.00027027027027027</text:p>
          </table:table-cell>
          <table:table-cell office:value-type="float" office:value="0.972507775675398" calcext:value-type="float">
            <text:p>0.972507775675398</text:p>
          </table:table-cell>
          <table:table-cell office:value-type="float" office:value="0.959837837837838" calcext:value-type="float">
            <text:p>0.959837837837838</text:p>
          </table:table-cell>
          <table:table-cell office:value-type="float" office:value="0.692257579801875" calcext:value-type="float">
            <text:p>0.692257579801875</text:p>
          </table:table-cell>
          <table:table-cell office:value-type="float" office:value="0.870993793394824" calcext:value-type="float">
            <text:p>0.870993793394824</text:p>
          </table:table-cell>
          <table:table-cell office:value-type="float" office:value="0.988300462496269" calcext:value-type="float">
            <text:p>0.988300462496269</text:p>
          </table:table-cell>
        </table:table-row>
        <table:table-row table:style-name="ro1">
          <table:table-cell office:value-type="string" calcext:value-type="string">
            <text:p>rmftsa_ladata</text:p>
          </table:table-cell>
          <table:table-cell office:value-type="float" office:value="0.131889763779528" calcext:value-type="float">
            <text:p>0.131889763779528</text:p>
          </table:table-cell>
          <table:table-cell office:value-type="float" office:value="0.165748031496063" calcext:value-type="float">
            <text:p>0.165748031496063</text:p>
          </table:table-cell>
          <table:table-cell office:value-type="float" office:value="0.162860892388451" calcext:value-type="float">
            <text:p>0.162860892388451</text:p>
          </table:table-cell>
          <table:table-cell office:value-type="float" office:value="0.405738745036216" calcext:value-type="float">
            <text:p>0.405738745036216</text:p>
          </table:table-cell>
          <table:table-cell office:value-type="float" office:value="0.406409725100152" calcext:value-type="float">
            <text:p>0.406409725100152</text:p>
          </table:table-cell>
          <table:table-cell office:value-type="float" office:value="0.201516514981082" calcext:value-type="float">
            <text:p>0.201516514981082</text:p>
          </table:table-cell>
          <table:table-cell office:value-type="float" office:value="0.64488188976378" calcext:value-type="float">
            <text:p>0.64488188976378</text:p>
          </table:table-cell>
          <table:table-cell office:value-type="float" office:value="1" calcext:value-type="float">
            <text:p>1</text:p>
          </table:table-cell>
          <table:table-cell office:value-type="float" office:value="0.0977919718077198" calcext:value-type="float">
            <text:p>0.0977919718077198</text:p>
          </table:table-cell>
          <table:table-cell office:value-type="float" office:value="0.661375989418645" calcext:value-type="float">
            <text:p>0.661375989418645</text:p>
          </table:table-cell>
          <table:table-cell office:value-type="float" office:value="0.256957750544118" calcext:value-type="float">
            <text:p>0.256957750544118</text:p>
          </table:table-cell>
          <table:table-cell office:value-type="float" office:value="0.928471064539176" calcext:value-type="float">
            <text:p>0.928471064539176</text:p>
          </table:table-cell>
          <table:table-cell office:value-type="float" office:value="0.800455980297524" calcext:value-type="float">
            <text:p>0.800455980297524</text:p>
          </table:table-cell>
          <table:table-cell office:value-type="float" office:value="0.00393700787401575" calcext:value-type="float">
            <text:p>0.00393700787401575</text:p>
          </table:table-cell>
          <table:table-cell office:value-type="float" office:value="0.928745874612016" calcext:value-type="float">
            <text:p>0.928745874612016</text:p>
          </table:table-cell>
          <table:table-cell office:value-type="float" office:value="0.918307086614173" calcext:value-type="float">
            <text:p>0.918307086614173</text:p>
          </table:table-cell>
          <table:table-cell office:value-type="float" office:value="0.659982153202091" calcext:value-type="float">
            <text:p>0.659982153202091</text:p>
          </table:table-cell>
          <table:table-cell office:value-type="float" office:value="0.814141925816185" calcext:value-type="float">
            <text:p>0.814141925816185</text:p>
          </table:table-cell>
          <table:table-cell office:value-type="float" office:value="0.960596407555877" calcext:value-type="float">
            <text:p>0.960596407555877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36554621848739" calcext:value-type="float">
            <text:p>0.136554621848739</text:p>
          </table:table-cell>
          <table:table-cell office:value-type="float" office:value="0.221008403361345" calcext:value-type="float">
            <text:p>0.221008403361345</text:p>
          </table:table-cell>
          <table:table-cell office:value-type="float" office:value="0.173399359743898" calcext:value-type="float">
            <text:p>0.173399359743898</text:p>
          </table:table-cell>
          <table:table-cell office:value-type="float" office:value="0.378454114548482" calcext:value-type="float">
            <text:p>0.378454114548482</text:p>
          </table:table-cell>
          <table:table-cell office:value-type="float" office:value="0.474240163355062" calcext:value-type="float">
            <text:p>0.474240163355062</text:p>
          </table:table-cell>
          <table:table-cell office:value-type="float" office:value="0.0629294632493743" calcext:value-type="float">
            <text:p>0.0629294632493743</text:p>
          </table:table-cell>
          <table:table-cell office:value-type="float" office:value="0.612152553329024" calcext:value-type="float">
            <text:p>0.612152553329024</text:p>
          </table:table-cell>
          <table:table-cell office:value-type="float" office:value="0.577540106951872" calcext:value-type="float">
            <text:p>0.577540106951872</text:p>
          </table:table-cell>
          <table:table-cell office:value-type="float" office:value="0.100231170535129" calcext:value-type="float">
            <text:p>0.100231170535129</text:p>
          </table:table-cell>
          <table:table-cell office:value-type="float" office:value="0.661011463408893" calcext:value-type="float">
            <text:p>0.661011463408893</text:p>
          </table:table-cell>
          <table:table-cell office:value-type="float" office:value="0.447547329788686" calcext:value-type="float">
            <text:p>0.447547329788686</text:p>
          </table:table-cell>
          <table:table-cell office:value-type="float" office:value="0.971636296164604" calcext:value-type="float">
            <text:p>0.971636296164604</text:p>
          </table:table-cell>
          <table:table-cell office:value-type="float" office:value="0.779366007684639" calcext:value-type="float">
            <text:p>0.779366007684639</text:p>
          </table:table-cell>
          <table:table-cell office:value-type="float" office:value="0.00420168067226891" calcext:value-type="float">
            <text:p>0.00420168067226891</text:p>
          </table:table-cell>
          <table:table-cell office:value-type="float" office:value="0.971762801343801" calcext:value-type="float">
            <text:p>0.971762801343801</text:p>
          </table:table-cell>
          <table:table-cell office:value-type="float" office:value="0.94079680064797" calcext:value-type="float">
            <text:p>0.94079680064797</text:p>
          </table:table-cell>
          <table:table-cell office:value-type="float" office:value="0.591696145761143" calcext:value-type="float">
            <text:p>0.591696145761143</text:p>
          </table:table-cell>
          <table:table-cell office:value-type="float" office:value="0.808888422669363" calcext:value-type="float">
            <text:p>0.808888422669363</text:p>
          </table:table-cell>
          <table:table-cell office:value-type="float" office:value="0.998010913802497" calcext:value-type="float">
            <text:p>0.998010913802497</text:p>
          </table:table-cell>
        </table:table-row>
        <table:table-row table:style-name="ro1">
          <table:table-cell office:value-type="string" calcext:value-type="string">
            <text:p>vinnie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222631578947368" calcext:value-type="float">
            <text:p>0.222631578947368</text:p>
          </table:table-cell>
          <table:table-cell office:value-type="float" office:value="0.203020933744618" calcext:value-type="float">
            <text:p>0.203020933744618</text:p>
          </table:table-cell>
          <table:table-cell office:value-type="float" office:value="0.0282999164578105" calcext:value-type="float">
            <text:p>0.0282999164578105</text:p>
          </table:table-cell>
          <table:table-cell office:value-type="float" office:value="0.576406533575318" calcext:value-type="float">
            <text:p>0.576406533575318</text:p>
          </table:table-cell>
          <table:table-cell office:value-type="float" office:value="0.236839950168344" calcext:value-type="float">
            <text:p>0.236839950168344</text:p>
          </table:table-cell>
          <table:table-cell office:value-type="float" office:value="0.764035087719298" calcext:value-type="float">
            <text:p>0.764035087719298</text:p>
          </table:table-cell>
          <table:table-cell office:value-type="float" office:value="0.764473684210526" calcext:value-type="float">
            <text:p>0.764473684210526</text:p>
          </table:table-cell>
          <table:table-cell office:value-type="float" office:value="0.0249662618083671" calcext:value-type="float">
            <text:p>0.0249662618083671</text:p>
          </table:table-cell>
          <table:table-cell office:value-type="float" office:value="0.666435826408125" calcext:value-type="float">
            <text:p>0.666435826408125</text:p>
          </table:table-cell>
          <table:table-cell office:value-type="float" office:value="0.321826371139391" calcext:value-type="float">
            <text:p>0.321826371139391</text:p>
          </table:table-cell>
          <table:table-cell office:value-type="float" office:value="0.955392466205855" calcext:value-type="float">
            <text:p>0.955392466205855</text:p>
          </table:table-cell>
          <table:table-cell office:value-type="float" office:value="0.959814947026459" calcext:value-type="float">
            <text:p>0.95981494702645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55627165627166" calcext:value-type="float">
            <text:p>0.955627165627166</text:p>
          </table:table-cell>
          <table:table-cell office:value-type="float" office:value="0.522368421052632" calcext:value-type="float">
            <text:p>0.522368421052632</text:p>
          </table:table-cell>
          <table:table-cell office:value-type="float" office:value="0.681773884010726" calcext:value-type="float">
            <text:p>0.681773884010726</text:p>
          </table:table-cell>
          <table:table-cell office:value-type="float" office:value="0.749470901905112" calcext:value-type="float">
            <text:p>0.749470901905112</text:p>
          </table:table-cell>
          <table:table-cell office:value-type="float" office:value="0.817167919799499" calcext:value-type="float">
            <text:p>0.817167919799499</text:p>
          </table:table-cell>
        </table:table-row>
        <table:table-row table:style-name="ro1">
          <table:table-cell office:value-type="string" calcext:value-type="string">
            <text:p>elusage</text:p>
          </table:table-cell>
          <table:table-cell office:value-type="float" office:value="0.145454545454545" calcext:value-type="float">
            <text:p>0.145454545454545</text:p>
          </table:table-cell>
          <table:table-cell office:value-type="float" office:value="0.16" calcext:value-type="float">
            <text:p>0.16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214313000391435" calcext:value-type="float">
            <text:p>0.214313000391435</text:p>
          </table:table-cell>
          <table:table-cell office:value-type="float" office:value="0.31048951048951" calcext:value-type="float">
            <text:p>0.31048951048951</text:p>
          </table:table-cell>
          <table:table-cell office:value-type="float" office:value="0.0181818181818182" calcext:value-type="float">
            <text:p>0.0181818181818182</text:p>
          </table:table-cell>
          <table:table-cell table:number-columns-repeated="2" office:value-type="float" office:value="0.309090909090909" calcext:value-type="float">
            <text:p>0.309090909090909</text:p>
          </table:table-cell>
          <table:table-cell office:value-type="float" office:value="0.0985337243401759" calcext:value-type="float">
            <text:p>0.0985337243401759</text:p>
          </table:table-cell>
          <table:table-cell office:value-type="float" office:value="0.661267217630854" calcext:value-type="float">
            <text:p>0.661267217630854</text:p>
          </table:table-cell>
          <table:table-cell office:value-type="float" office:value="0.16579525938361" calcext:value-type="float">
            <text:p>0.16579525938361</text:p>
          </table:table-cell>
          <table:table-cell office:value-type="float" office:value="0.641844532279315" calcext:value-type="float">
            <text:p>0.641844532279315</text:p>
          </table:table-cell>
          <table:table-cell office:value-type="float" office:value="0.735232359061671" calcext:value-type="float">
            <text:p>0.735232359061671</text:p>
          </table:table-cell>
          <table:table-cell office:value-type="float" office:value="0.0363636363636364" calcext:value-type="float">
            <text:p>0.0363636363636364</text:p>
          </table:table-cell>
          <table:table-cell office:value-type="float" office:value="0.654349951124145" calcext:value-type="float">
            <text:p>0.654349951124145</text:p>
          </table:table-cell>
          <table:table-cell office:value-type="float" office:value="0.345454545454545" calcext:value-type="float">
            <text:p>0.345454545454545</text:p>
          </table:table-cell>
          <table:table-cell office:value-type="float" office:value="0.485780364809525" calcext:value-type="float">
            <text:p>0.485780364809525</text:p>
          </table:table-cell>
          <table:table-cell office:value-type="float" office:value="0.625898263544" calcext:value-type="float">
            <text:p>0.625898263544</text:p>
          </table:table-cell>
          <table:table-cell office:value-type="float" office:value="0.766016162278476" calcext:value-type="float">
            <text:p>0.766016162278476</text:p>
          </table:table-cell>
        </table:table-row>
        <table:table-row table:style-name="ro1">
          <table:table-cell office:value-type="string" calcext:value-type="string">
            <text:p>pyrim</text:p>
          </table:table-cell>
          <table:table-cell office:value-type="float" office:value="0.148648648648649" calcext:value-type="float">
            <text:p>0.148648648648649</text:p>
          </table:table-cell>
          <table:table-cell office:value-type="float" office:value="0.2" calcext:value-type="float">
            <text:p>0.2</text:p>
          </table:table-cell>
          <table:table-cell office:value-type="float" office:value="0.17454954954955" calcext:value-type="float">
            <text:p>0.17454954954955</text:p>
          </table:table-cell>
          <table:table-cell office:value-type="float" office:value="0.307357149522881" calcext:value-type="float">
            <text:p>0.307357149522881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9189189189189" calcext:value-type="float">
            <text:p>0.689189189189189</text:p>
          </table:table-cell>
          <table:table-cell office:value-type="float" office:value="0.116907605279698" calcext:value-type="float">
            <text:p>0.116907605279698</text:p>
          </table:table-cell>
          <table:table-cell office:value-type="float" office:value="0.657901144387631" calcext:value-type="float">
            <text:p>0.657901144387631</text:p>
          </table:table-cell>
          <table:table-cell office:value-type="float" office:value="0.446172050466137" calcext:value-type="float">
            <text:p>0.446172050466137</text:p>
          </table:table-cell>
          <table:table-cell office:value-type="float" office:value="0.832110682110682" calcext:value-type="float">
            <text:p>0.832110682110682</text:p>
          </table:table-cell>
          <table:table-cell office:value-type="float" office:value="0.709408632619331" calcext:value-type="float">
            <text:p>0.709408632619331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836773382534823" calcext:value-type="float">
            <text:p>0.836773382534823</text:p>
          </table:table-cell>
          <table:table-cell office:value-type="float" office:value="0.230730730730731" calcext:value-type="float">
            <text:p>0.230730730730731</text:p>
          </table:table-cell>
          <table:table-cell office:value-type="float" office:value="0" calcext:value-type="float">
            <text:p>0</text:p>
          </table:table-cell>
          <table:table-cell office:value-type="float" office:value="0.648798312376685" calcext:value-type="float">
            <text:p>0.648798312376685</text:p>
          </table:table-cell>
          <table:table-cell office:value-type="float" office:value="0.981425326786151" calcext:value-type="float">
            <text:p>0.981425326786151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0.150197628458498" calcext:value-type="float">
            <text:p>0.150197628458498</text:p>
          </table:table-cell>
          <table:table-cell office:value-type="float" office:value="0.196837944664032" calcext:value-type="float">
            <text:p>0.196837944664032</text:p>
          </table:table-cell>
          <table:table-cell office:value-type="float" office:value="0.174044795783926" calcext:value-type="float">
            <text:p>0.174044795783926</text:p>
          </table:table-cell>
          <table:table-cell office:value-type="float" office:value="0.328010205545516" calcext:value-type="float">
            <text:p>0.328010205545516</text:p>
          </table:table-cell>
          <table:table-cell office:value-type="float" office:value="0.480372179805072" calcext:value-type="float">
            <text:p>0.480372179805072</text:p>
          </table:table-cell>
          <table:table-cell office:value-type="float" office:value="0.192935509349933" calcext:value-type="float">
            <text:p>0.192935509349933</text:p>
          </table:table-cell>
          <table:table-cell office:value-type="float" office:value="0.549971767363072" calcext:value-type="float">
            <text:p>0.549971767363072</text:p>
          </table:table-cell>
          <table:table-cell office:value-type="float" office:value="0.634387351778656" calcext:value-type="float">
            <text:p>0.634387351778656</text:p>
          </table:table-cell>
          <table:table-cell office:value-type="float" office:value="0.122383252818035" calcext:value-type="float">
            <text:p>0.122383252818035</text:p>
          </table:table-cell>
          <table:table-cell office:value-type="float" office:value="0.656584751102709" calcext:value-type="float">
            <text:p>0.656584751102709</text:p>
          </table:table-cell>
          <table:table-cell office:value-type="float" office:value="0.349936664675657" calcext:value-type="float">
            <text:p>0.349936664675657</text:p>
          </table:table-cell>
          <table:table-cell office:value-type="float" office:value="0.963035312220095" calcext:value-type="float">
            <text:p>0.963035312220095</text:p>
          </table:table-cell>
          <table:table-cell office:value-type="float" office:value="0.881649920193682" calcext:value-type="float">
            <text:p>0.881649920193682</text:p>
          </table:table-cell>
          <table:table-cell office:value-type="float" office:value="0.00395256916996047" calcext:value-type="float">
            <text:p>0.00395256916996047</text:p>
          </table:table-cell>
          <table:table-cell office:value-type="float" office:value="0.963179047951255" calcext:value-type="float">
            <text:p>0.963179047951255</text:p>
          </table:table-cell>
          <table:table-cell office:value-type="float" office:value="0.744147157190636" calcext:value-type="float">
            <text:p>0.744147157190636</text:p>
          </table:table-cell>
          <table:table-cell office:value-type="float" office:value="0.637618248247417" calcext:value-type="float">
            <text:p>0.637618248247417</text:p>
          </table:table-cell>
          <table:table-cell office:value-type="float" office:value="0.758846936807913" calcext:value-type="float">
            <text:p>0.758846936807913</text:p>
          </table:table-cell>
          <table:table-cell office:value-type="float" office:value="0.955713149194476" calcext:value-type="float">
            <text:p>0.95571314919447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389423076923077" calcext:value-type="float">
            <text:p>0.389423076923077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1" calcext:value-type="float">
            <text:p>1</text:p>
          </table:table-cell>
          <table:table-cell office:value-type="float" office:value="0.0588184338184338" calcext:value-type="float">
            <text:p>0.0588184338184338</text:p>
          </table:table-cell>
          <table:table-cell office:value-type="float" office:value="0.665156558185404" calcext:value-type="float">
            <text:p>0.665156558185404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612678976628247" calcext:value-type="float">
            <text:p>0.612678976628247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941025730329854" calcext:value-type="float">
            <text:p>0.941025730329854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637984478458853" calcext:value-type="float">
            <text:p>0.637984478458853</text:p>
          </table:table-cell>
          <table:table-cell office:value-type="float" office:value="0.803387946857218" calcext:value-type="float">
            <text:p>0.803387946857218</text:p>
          </table:table-cell>
          <table:table-cell office:value-type="float" office:value="0.990213067673147" calcext:value-type="float">
            <text:p>0.990213067673147</text:p>
          </table:table-cell>
        </table:table-row>
        <table:table-row table:style-name="ro1">
          <table:table-cell office:value-type="string" calcext:value-type="string">
            <text:p>vineyard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25" calcext:value-type="float">
            <text:p>0.25</text:p>
          </table:table-cell>
          <table:table-cell office:value-type="float" office:value="0.272435897435897" calcext:value-type="float">
            <text:p>0.272435897435897</text:p>
          </table:table-cell>
          <table:table-cell office:value-type="float" office:value="0.378557737503393" calcext:value-type="float">
            <text:p>0.378557737503393</text:p>
          </table:table-cell>
          <table:table-cell office:value-type="float" office:value="0.431818181818182" calcext:value-type="float">
            <text:p>0.431818181818182</text:p>
          </table:table-cell>
          <table:table-cell office:value-type="float" office:value="0.155325443786982" calcext:value-type="float">
            <text:p>0.155325443786982</text:p>
          </table:table-cell>
          <table:table-cell office:value-type="float" office:value="0.525641025641026" calcext:value-type="float">
            <text:p>0.525641025641026</text:p>
          </table:table-cell>
          <table:table-cell office:value-type="float" office:value="0.75" calcext:value-type="float">
            <text:p>0.75</text:p>
          </table:table-cell>
          <table:table-cell office:value-type="float" office:value="0.065934065934066" calcext:value-type="float">
            <text:p>0.065934065934066</text:p>
          </table:table-cell>
          <table:table-cell office:value-type="float" office:value="0.664694280078896" calcext:value-type="float">
            <text:p>0.664694280078896</text:p>
          </table:table-cell>
          <table:table-cell office:value-type="float" office:value="0.341034650461873" calcext:value-type="float">
            <text:p>0.341034650461873</text:p>
          </table:table-cell>
          <table:table-cell office:value-type="float" office:value="0.800322061191627" calcext:value-type="float">
            <text:p>0.800322061191627</text:p>
          </table:table-cell>
          <table:table-cell office:value-type="float" office:value="0.781831971815736" calcext:value-type="float">
            <text:p>0.781831971815736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0.807806776556776" calcext:value-type="float">
            <text:p>0.807806776556776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679867066584956" calcext:value-type="float">
            <text:p>0.679867066584956</text:p>
          </table:table-cell>
          <table:table-cell office:value-type="float" office:value="0.775314462150201" calcext:value-type="float">
            <text:p>0.775314462150201</text:p>
          </table:table-cell>
          <table:table-cell office:value-type="float" office:value="0.878671264980382" calcext:value-type="float">
            <text:p>0.878671264980382</text:p>
          </table:table-cell>
        </table:table-row>
        <table:table-row table:style-name="ro1">
          <table:table-cell office:value-type="string" calcext:value-type="string">
            <text:p>analcatdata_vineyard</text:p>
          </table:table-cell>
          <table:table-cell office:value-type="float" office:value="0.158119658119658" calcext:value-type="float">
            <text:p>0.158119658119658</text:p>
          </table:table-cell>
          <table:table-cell office:value-type="float" office:value="0.188461538461538" calcext:value-type="float">
            <text:p>0.188461538461538</text:p>
          </table:table-cell>
          <table:table-cell office:value-type="float" office:value="0.150641025641026" calcext:value-type="float">
            <text:p>0.150641025641026</text:p>
          </table:table-cell>
          <table:table-cell office:value-type="float" office:value="0.245928087066343" calcext:value-type="float">
            <text:p>0.245928087066343</text:p>
          </table:table-cell>
          <table:table-cell office:value-type="float" office:value="0.60507792860734" calcext:value-type="float">
            <text:p>0.60507792860734</text:p>
          </table:table-cell>
          <table:table-cell office:value-type="float" office:value="0.493827160493827" calcext:value-type="float">
            <text:p>0.493827160493827</text:p>
          </table:table-cell>
          <table:table-cell office:value-type="float" office:value="0.500986193293886" calcext:value-type="float">
            <text:p>0.500986193293886</text:p>
          </table:table-cell>
          <table:table-cell office:value-type="string" calcext:value-type="string">
            <text:p>NaN</text:p>
          </table:table-cell>
          <table:table-cell office:value-type="float" office:value="0.0888888888888889" calcext:value-type="float">
            <text:p>0.0888888888888889</text:p>
          </table:table-cell>
          <table:table-cell office:value-type="float" office:value="0.662551440329218" calcext:value-type="float">
            <text:p>0.662551440329218</text:p>
          </table:table-cell>
          <table:table-cell office:value-type="float" office:value="0.418386184185664" calcext:value-type="float">
            <text:p>0.418386184185664</text:p>
          </table:table-cell>
          <table:table-cell office:value-type="float" office:value="0.975807747546878" calcext:value-type="float">
            <text:p>0.975807747546878</text:p>
          </table:table-cell>
          <table:table-cell office:value-type="float" office:value="0.948771022308458" calcext:value-type="float">
            <text:p>0.948771022308458</text:p>
          </table:table-cell>
          <table:table-cell office:value-type="float" office:value="0.00427350427350427" calcext:value-type="float">
            <text:p>0.00427350427350427</text:p>
          </table:table-cell>
          <table:table-cell office:value-type="float" office:value="0.975912228796844" calcext:value-type="float">
            <text:p>0.975912228796844</text:p>
          </table:table-cell>
          <table:table-cell office:value-type="float" office:value="0.849002849002849" calcext:value-type="float">
            <text:p>0.849002849002849</text:p>
          </table:table-cell>
          <table:table-cell office:value-type="float" office:value="0.736190991874939" calcext:value-type="float">
            <text:p>0.736190991874939</text:p>
          </table:table-cell>
          <table:table-cell office:value-type="float" office:value="0.799547957867229" calcext:value-type="float">
            <text:p>0.799547957867229</text:p>
          </table:table-cell>
          <table:table-cell office:value-type="float" office:value="0.862728284171359" calcext:value-type="float">
            <text:p>0.862728284171359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74866310160428" calcext:value-type="float">
            <text:p>0.274866310160428</text:p>
          </table:table-cell>
          <table:table-cell office:value-type="float" office:value="0.277963912837862" calcext:value-type="float">
            <text:p>0.277963912837862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816126119869435" calcext:value-type="float">
            <text:p>0.816126119869435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1" calcext:value-type="float">
            <text:p>1</text:p>
          </table:table-cell>
          <table:table-cell office:value-type="float" office:value="0.145894968842689" calcext:value-type="float">
            <text:p>0.145894968842689</text:p>
          </table:table-cell>
          <table:table-cell office:value-type="float" office:value="0.648092197501266" calcext:value-type="float">
            <text:p>0.648092197501266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989460031409247" calcext:value-type="float">
            <text:p>0.989460031409247</text:p>
          </table:table-cell>
          <table:table-cell office:value-type="float" office:value="0.98507756825517" calcext:value-type="float">
            <text:p>0.98507756825517</text:p>
          </table:table-cell>
          <table:table-cell office:value-type="float" office:value="0.00152788388082506" calcext:value-type="float">
            <text:p>0.00152788388082506</text:p>
          </table:table-cell>
          <table:table-cell office:value-type="float" office:value="0.989478143611642" calcext:value-type="float">
            <text:p>0.989478143611642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663725014007737" calcext:value-type="float">
            <text:p>0.663725014007737</text:p>
          </table:table-cell>
          <table:table-cell office:value-type="float" office:value="0.687935548847687" calcext:value-type="float">
            <text:p>0.687935548847687</text:p>
          </table:table-cell>
          <table:table-cell office:value-type="float" office:value="0.802331469416595" calcext:value-type="float">
            <text:p>0.80233146941659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office:value-type="float" office:value="0.258313253012048" calcext:value-type="float">
            <text:p>0.258313253012048</text:p>
          </table:table-cell>
          <table:table-cell office:value-type="float" office:value="0.261224899598394" calcext:value-type="float">
            <text:p>0.261224899598394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714980677426688" calcext:value-type="float">
            <text:p>0.714980677426688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738152610441767" calcext:value-type="float">
            <text:p>0.738152610441767</text:p>
          </table:table-cell>
          <table:table-cell office:value-type="float" office:value="0.0272904263423718" calcext:value-type="float">
            <text:p>0.0272904263423718</text:p>
          </table:table-cell>
          <table:table-cell office:value-type="float" office:value="0.666387961484492" calcext:value-type="float">
            <text:p>0.666387961484492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983687662147433" calcext:value-type="float">
            <text:p>0.983687662147433</text:p>
          </table:table-cell>
          <table:table-cell office:value-type="float" office:value="0.971956045978985" calcext:value-type="float">
            <text:p>0.971956045978985</text:p>
          </table:table-cell>
          <table:table-cell office:value-type="float" office:value="0.00240963855421687" calcext:value-type="float">
            <text:p>0.00240963855421687</text:p>
          </table:table-cell>
          <table:table-cell office:value-type="float" office:value="0.983726597512253" calcext:value-type="float">
            <text:p>0.98372659751225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678134814945645" calcext:value-type="float">
            <text:p>0.678134814945645</text:p>
          </table:table-cell>
          <table:table-cell office:value-type="float" office:value="0.798452509822162" calcext:value-type="float">
            <text:p>0.798452509822162</text:p>
          </table:table-cell>
          <table:table-cell office:value-type="float" office:value="0.9079749937451" calcext:value-type="float">
            <text:p>0.9079749937451</text:p>
          </table:table-cell>
        </table:table-row>
        <table:table-row table:style-name="ro1">
          <table:table-cell office:value-type="string" calcext:value-type="string">
            <text:p>lowbwt</text:p>
          </table:table-cell>
          <table:table-cell office:value-type="float" office:value="0.164021164021164" calcext:value-type="float">
            <text:p>0.164021164021164</text:p>
          </table:table-cell>
          <table:table-cell office:value-type="float" office:value="0.252910052910053" calcext:value-type="float">
            <text:p>0.252910052910053</text:p>
          </table:table-cell>
          <table:table-cell office:value-type="float" office:value="0.24397833207357" calcext:value-type="float">
            <text:p>0.24397833207357</text:p>
          </table:table-cell>
          <table:table-cell office:value-type="float" office:value="0.342782426141465" calcext:value-type="float">
            <text:p>0.342782426141465</text:p>
          </table:table-cell>
          <table:table-cell office:value-type="float" office:value="0.548622514139755" calcext:value-type="float">
            <text:p>0.548622514139755</text:p>
          </table:table-cell>
          <table:table-cell office:value-type="float" office:value="0.24981684981685" calcext:value-type="float">
            <text:p>0.24981684981685</text:p>
          </table:table-cell>
          <table:table-cell office:value-type="float" office:value="0.426647426647427" calcext:value-type="float">
            <text:p>0.426647426647427</text:p>
          </table:table-cell>
          <table:table-cell office:value-type="float" office:value="1" calcext:value-type="float">
            <text:p>1</text:p>
          </table:table-cell>
          <table:table-cell office:value-type="float" office:value="0.0432900432900433" calcext:value-type="float">
            <text:p>0.0432900432900433</text:p>
          </table:table-cell>
          <table:table-cell office:value-type="float" office:value="0.665910808767952" calcext:value-type="float">
            <text:p>0.665910808767952</text:p>
          </table:table-cell>
          <table:table-cell office:value-type="float" office:value="0.277137435088298" calcext:value-type="float">
            <text:p>0.277137435088298</text:p>
          </table:table-cell>
          <table:table-cell office:value-type="float" office:value="0.939171637979251" calcext:value-type="float">
            <text:p>0.939171637979251</text:p>
          </table:table-cell>
          <table:table-cell office:value-type="float" office:value="0.844238466015364" calcext:value-type="float">
            <text:p>0.844238466015364</text:p>
          </table:table-cell>
          <table:table-cell office:value-type="float" office:value="0.0105820105820106" calcext:value-type="float">
            <text:p>0.0105820105820106</text:p>
          </table:table-cell>
          <table:table-cell office:value-type="float" office:value="0.939832184276629" calcext:value-type="float">
            <text:p>0.939832184276629</text:p>
          </table:table-cell>
          <table:table-cell office:value-type="float" office:value="0.292181069958848" calcext:value-type="float">
            <text:p>0.292181069958848</text:p>
          </table:table-cell>
          <table:table-cell office:value-type="float" office:value="0" calcext:value-type="float">
            <text:p>0</text:p>
          </table:table-cell>
          <table:table-cell office:value-type="float" office:value="0.647803952139234" calcext:value-type="float">
            <text:p>0.647803952139234</text:p>
          </table:table-cell>
          <table:table-cell office:value-type="float" office:value="0.92414686152398" calcext:value-type="float">
            <text:p>0.92414686152398</text:p>
          </table:table-cell>
        </table:table-row>
        <table:table-row table:style-name="ro1">
          <table:table-cell office:value-type="string" calcext:value-type="string">
            <text:p>pwLinear</text:p>
          </table:table-cell>
          <table:table-cell office:value-type="float" office:value="0.165" calcext:value-type="float">
            <text:p>0.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08833333333333" calcext:value-type="float">
            <text:p>0.208833333333333</text:p>
          </table:table-cell>
          <table:table-cell office:value-type="float" office:value="0.411193362193362" calcext:value-type="float">
            <text:p>0.411193362193362</text:p>
          </table:table-cell>
          <table:table-cell office:value-type="float" office:value="0.53" calcext:value-type="float">
            <text:p>0.53</text:p>
          </table:table-cell>
          <table:table-cell office:value-type="float" office:value="0.111802522741896" calcext:value-type="float">
            <text:p>0.111802522741896</text:p>
          </table:table-cell>
          <table:table-cell office:value-type="float" office:value="0.497777777777778" calcext:value-type="float">
            <text:p>0.497777777777778</text:p>
          </table:table-cell>
          <table:table-cell office:value-type="float" office:value="0.531" calcext:value-type="float">
            <text:p>0.531</text:p>
          </table:table-cell>
          <table:table-cell office:value-type="float" office:value="0.028252427184466" calcext:value-type="float">
            <text:p>0.028252427184466</text:p>
          </table:table-cell>
          <table:table-cell office:value-type="float" office:value="0.666366666666667" calcext:value-type="float">
            <text:p>0.666366666666667</text:p>
          </table:table-cell>
          <table:table-cell office:value-type="float" office:value="0.239251859475743" calcext:value-type="float">
            <text:p>0.239251859475743</text:p>
          </table:table-cell>
          <table:table-cell office:value-type="float" office:value="0.956764705882353" calcext:value-type="float">
            <text:p>0.956764705882353</text:p>
          </table:table-cell>
          <table:table-cell office:value-type="float" office:value="0.6990992353235" calcext:value-type="float">
            <text:p>0.6990992353235</text:p>
          </table:table-cell>
          <table:table-cell office:value-type="float" office:value="0.01" calcext:value-type="float">
            <text:p>0.01</text:p>
          </table:table-cell>
          <table:table-cell office:value-type="float" office:value="0.957196977279552" calcext:value-type="float">
            <text:p>0.957196977279552</text:p>
          </table:table-cell>
          <table:table-cell office:value-type="float" office:value="0.291" calcext:value-type="float">
            <text:p>0.29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63666666666667" calcext:value-type="float">
            <text:p>0.76366666666666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0634920634921" calcext:value-type="float">
            <text:p>0.17063492063492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157331821617536" calcext:value-type="float">
            <text:p>0.157331821617536</text:p>
          </table:table-cell>
          <table:table-cell office:value-type="float" office:value="0.43065449057108" calcext:value-type="float">
            <text:p>0.43065449057108</text:p>
          </table:table-cell>
          <table:table-cell office:value-type="float" office:value="0.0154980627421573" calcext:value-type="float">
            <text:p>0.0154980627421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3769841269841" calcext:value-type="float">
            <text:p>0.0153769841269841</text:p>
          </table:table-cell>
          <table:table-cell office:value-type="float" office:value="0.666582682455698" calcext:value-type="float">
            <text:p>0.666582682455698</text:p>
          </table:table-cell>
          <table:table-cell office:value-type="float" office:value="0.301298549360282" calcext:value-type="float">
            <text:p>0.301298549360282</text:p>
          </table:table-cell>
          <table:table-cell office:value-type="float" office:value="0.925838538475374" calcext:value-type="float">
            <text:p>0.925838538475374</text:p>
          </table:table-cell>
          <table:table-cell office:value-type="float" office:value="0.810818516295857" calcext:value-type="float">
            <text:p>0.810818516295857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2642829141065" calcext:value-type="float">
            <text:p>0.92642829141065</text:p>
          </table:table-cell>
          <table:table-cell office:value-type="float" office:value="0.828231292517007" calcext:value-type="float">
            <text:p>0.828231292517007</text:p>
          </table:table-cell>
          <table:table-cell office:value-type="float" office:value="0.022134825297166" calcext:value-type="float">
            <text:p>0.022134825297166</text:p>
          </table:table-cell>
          <table:table-cell office:value-type="float" office:value="0.758993091437072" calcext:value-type="float">
            <text:p>0.758993091437072</text:p>
          </table:table-cell>
          <table:table-cell office:value-type="float" office:value="0.967510002868554" calcext:value-type="float">
            <text:p>0.967510002868554</text:p>
          </table:table-cell>
        </table:table-row>
        <table:table-row table:style-name="ro1">
          <table:table-cell office:value-type="string" calcext:value-type="string">
            <text:p>chscase_vine1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0.215384615384615" calcext:value-type="float">
            <text:p>0.215384615384615</text:p>
          </table:table-cell>
          <table:table-cell office:value-type="float" office:value="0.224358974358974" calcext:value-type="float">
            <text:p>0.224358974358974</text:p>
          </table:table-cell>
          <table:table-cell office:value-type="float" office:value="0.39087853597491" calcext:value-type="float">
            <text:p>0.39087853597491</text:p>
          </table:table-cell>
          <table:table-cell office:value-type="float" office:value="0.302447552447552" calcext:value-type="float">
            <text:p>0.302447552447552</text:p>
          </table:table-cell>
          <table:table-cell office:value-type="float" office:value="0.0987762237762238" calcext:value-type="float">
            <text:p>0.0987762237762238</text:p>
          </table:table-cell>
          <table:table-cell office:value-type="float" office:value="0.649038461538462" calcext:value-type="float">
            <text:p>0.6490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.065934065934066" calcext:value-type="float">
            <text:p>0.065934065934066</text:p>
          </table:table-cell>
          <table:table-cell office:value-type="float" office:value="0.664694280078896" calcext:value-type="float">
            <text:p>0.664694280078896</text:p>
          </table:table-cell>
          <table:table-cell office:value-type="float" office:value="0.399905449050179" calcext:value-type="float">
            <text:p>0.399905449050179</text:p>
          </table:table-cell>
          <table:table-cell office:value-type="float" office:value="0.79741112349808" calcext:value-type="float">
            <text:p>0.79741112349808</text:p>
          </table:table-cell>
          <table:table-cell office:value-type="float" office:value="0.644506376232295" calcext:value-type="float">
            <text:p>0.644506376232295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0.805173992673993" calcext:value-type="float">
            <text:p>0.805173992673993</text:p>
          </table:table-cell>
          <table:table-cell office:value-type="float" office:value="0.732905982905983" calcext:value-type="float">
            <text:p>0.732905982905983</text:p>
          </table:table-cell>
          <table:table-cell office:value-type="float" office:value="0.630415190645744" calcext:value-type="float">
            <text:p>0.630415190645744</text:p>
          </table:table-cell>
          <table:table-cell office:value-type="float" office:value="0.777494196335423" calcext:value-type="float">
            <text:p>0.777494196335423</text:p>
          </table:table-cell>
          <table:table-cell office:value-type="float" office:value="0.945425149749238" calcext:value-type="float">
            <text:p>0.94542514974923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0.17536231884058" calcext:value-type="float">
            <text:p>0.17536231884058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0.192173913043478" calcext:value-type="float">
            <text:p>0.192173913043478</text:p>
          </table:table-cell>
          <table:table-cell office:value-type="float" office:value="0.398110888483506" calcext:value-type="float">
            <text:p>0.398110888483506</text:p>
          </table:table-cell>
          <table:table-cell office:value-type="float" office:value="0.615458937198068" calcext:value-type="float">
            <text:p>0.615458937198068</text:p>
          </table:table-cell>
          <table:table-cell office:value-type="float" office:value="0.211243302520872" calcext:value-type="float">
            <text:p>0.211243302520872</text:p>
          </table:table-cell>
          <table:table-cell office:value-type="float" office:value="0.568236714975846" calcext:value-type="float">
            <text:p>0.568236714975846</text:p>
          </table:table-cell>
          <table:table-cell office:value-type="float" office:value="0.761594202898551" calcext:value-type="float">
            <text:p>0.761594202898551</text:p>
          </table:table-cell>
          <table:table-cell office:value-type="float" office:value="0.0882884928293034" calcext:value-type="float">
            <text:p>0.0882884928293034</text:p>
          </table:table-cell>
          <table:table-cell office:value-type="float" office:value="0.662622698312679" calcext:value-type="float">
            <text:p>0.662622698312679</text:p>
          </table:table-cell>
          <table:table-cell office:value-type="float" office:value="0.220640289591343" calcext:value-type="float">
            <text:p>0.220640289591343</text:p>
          </table:table-cell>
          <table:table-cell office:value-type="float" office:value="0.969317844243193" calcext:value-type="float">
            <text:p>0.969317844243193</text:p>
          </table:table-cell>
          <table:table-cell office:value-type="float" office:value="0.799725456715133" calcext:value-type="float">
            <text:p>0.799725456715133</text:p>
          </table:table-cell>
          <table:table-cell office:value-type="float" office:value="0.00289855072463768" calcext:value-type="float">
            <text:p>0.00289855072463768</text:p>
          </table:table-cell>
          <table:table-cell office:value-type="float" office:value="0.969406473909013" calcext:value-type="float">
            <text:p>0.969406473909013</text:p>
          </table:table-cell>
          <table:table-cell office:value-type="float" office:value="0.519875776397516" calcext:value-type="float">
            <text:p>0.519875776397516</text:p>
          </table:table-cell>
          <table:table-cell office:value-type="float" office:value="0.664696611598312" calcext:value-type="float">
            <text:p>0.664696611598312</text:p>
          </table:table-cell>
          <table:table-cell office:value-type="float" office:value="0.757345260543089" calcext:value-type="float">
            <text:p>0.757345260543089</text:p>
          </table:table-cell>
          <table:table-cell office:value-type="float" office:value="0.995492285396747" calcext:value-type="float">
            <text:p>0.995492285396747</text:p>
          </table:table-cell>
        </table:table-row>
        <table:table-row table:style-name="ro1">
          <table:table-cell office:value-type="string" calcext:value-type="string">
            <text:p>wind_correlations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262222222222222" calcext:value-type="float">
            <text:p>0.262222222222222</text:p>
          </table:table-cell>
          <table:table-cell office:value-type="float" office:value="0.203703703703704" calcext:value-type="float">
            <text:p>0.203703703703704</text:p>
          </table:table-cell>
          <table:table-cell office:value-type="float" office:value="0.388044500854647" calcext:value-type="float">
            <text:p>0.388044500854647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256038647343" calcext:value-type="float">
            <text:p>0.021256038647343</text:p>
          </table:table-cell>
          <table:table-cell office:value-type="float" office:value="0.666502057613169" calcext:value-type="float">
            <text:p>0.666502057613169</text:p>
          </table:table-cell>
          <table:table-cell office:value-type="float" office:value="0.167166530919948" calcext:value-type="float">
            <text:p>0.167166530919948</text:p>
          </table:table-cell>
          <table:table-cell office:value-type="float" office:value="0.728042328042328" calcext:value-type="float">
            <text:p>0.728042328042328</text:p>
          </table:table-cell>
          <table:table-cell office:value-type="float" office:value="0.623048515429226" calcext:value-type="float">
            <text:p>0.623048515429226</text:p>
          </table:table-cell>
          <table:table-cell office:value-type="float" office:value="0.0444444444444444" calcext:value-type="float">
            <text:p>0.0444444444444444</text:p>
          </table:table-cell>
          <table:table-cell office:value-type="float" office:value="0.740052700922266" calcext:value-type="float">
            <text:p>0.740052700922266</text:p>
          </table:table-cell>
          <table:table-cell office:value-type="float" office:value="0.656038647342995" calcext:value-type="float">
            <text:p>0.656038647342995</text:p>
          </table:table-cell>
          <table:table-cell office:value-type="float" office:value="0.310435222206048" calcext:value-type="float">
            <text:p>0.310435222206048</text:p>
          </table:table-cell>
          <table:table-cell office:value-type="float" office:value="0.728753987682803" calcext:value-type="float">
            <text:p>0.728753987682803</text:p>
          </table:table-cell>
          <table:table-cell office:value-type="float" office:value="0.978681266631696" calcext:value-type="float">
            <text:p>0.978681266631696</text:p>
          </table:table-cell>
        </table:table-row>
        <table:table-row table:style-name="ro1">
          <table:table-cell office:value-type="string" calcext:value-type="string">
            <text:p>heart-statlog</text:p>
          </table:table-cell>
          <table:table-cell office:value-type="float" office:value="0.181481481481482" calcext:value-type="float">
            <text:p>0.181481481481482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241269841269841" calcext:value-type="float">
            <text:p>0.241269841269841</text:p>
          </table:table-cell>
          <table:table-cell office:value-type="float" office:value="0.394456002049843" calcext:value-type="float">
            <text:p>0.394456002049843</text:p>
          </table:table-cell>
          <table:table-cell office:value-type="float" office:value="0.588172043010753" calcext:value-type="float">
            <text:p>0.588172043010753</text:p>
          </table:table-cell>
          <table:table-cell office:value-type="float" office:value="0.23711106962022" calcext:value-type="float">
            <text:p>0.23711106962022</text:p>
          </table:table-cell>
          <table:table-cell office:value-type="float" office:value="0.624279835390946" calcext:value-type="float">
            <text:p>0.624279835390946</text:p>
          </table:table-cell>
          <table:table-cell office:value-type="float" office:value="0.795061728395062" calcext:value-type="float">
            <text:p>0.795061728395062</text:p>
          </table:table-cell>
          <table:table-cell office:value-type="float" office:value="0.0888888888888889" calcext:value-type="float">
            <text:p>0.0888888888888889</text:p>
          </table:table-cell>
          <table:table-cell office:value-type="float" office:value="0.662551440329218" calcext:value-type="float">
            <text:p>0.662551440329218</text:p>
          </table:table-cell>
          <table:table-cell office:value-type="float" office:value="0.236660120315781" calcext:value-type="float">
            <text:p>0.236660120315781</text:p>
          </table:table-cell>
          <table:table-cell office:value-type="float" office:value="0.943340706901702" calcext:value-type="float">
            <text:p>0.943340706901702</text:p>
          </table:table-cell>
          <table:table-cell office:value-type="float" office:value="0.782201254454604" calcext:value-type="float">
            <text:p>0.782201254454604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0.943753086419753" calcext:value-type="float">
            <text:p>0.943753086419753</text:p>
          </table:table-cell>
          <table:table-cell office:value-type="float" office:value="0.44957264957265" calcext:value-type="float">
            <text:p>0.44957264957265</text:p>
          </table:table-cell>
          <table:table-cell office:value-type="float" office:value="0.663034890381196" calcext:value-type="float">
            <text:p>0.663034890381196</text:p>
          </table:table-cell>
          <table:table-cell office:value-type="float" office:value="0.754612678853069" calcext:value-type="float">
            <text:p>0.754612678853069</text:p>
          </table:table-cell>
          <table:table-cell office:value-type="float" office:value="0.967842802995965" calcext:value-type="float">
            <text:p>0.967842802995965</text:p>
          </table:table-cell>
        </table:table-row>
        <table:table-row table:style-name="ro1">
          <table:table-cell office:value-type="string" calcext:value-type="string">
            <text:p>corral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85570290616247" calcext:value-type="float">
            <text:p>0.185570290616247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375" calcext:value-type="float">
            <text:p>0.72375</text:p>
          </table:table-cell>
          <table:table-cell office:value-type="float" office:value="0.0972222222222222" calcext:value-type="float">
            <text:p>0.0972222222222222</text:p>
          </table:table-cell>
          <table:table-cell office:value-type="float" office:value="0.661458333333333" calcext:value-type="float">
            <text:p>0.661458333333333</text:p>
          </table:table-cell>
          <table:table-cell office:value-type="float" office:value="0.262945546389083" calcext:value-type="float">
            <text:p>0.262945546389083</text:p>
          </table:table-cell>
          <table:table-cell office:value-type="float" office:value="0.913669394235467" calcext:value-type="float">
            <text:p>0.9136693942354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914751984126984" calcext:value-type="float">
            <text:p>0.9147519841269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rabe_97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0.147826086956522" calcext:value-type="float">
            <text:p>0.147826086956522</text:p>
          </table:table-cell>
          <table:table-cell office:value-type="float" office:value="0.0851449275362319" calcext:value-type="float">
            <text:p>0.0851449275362319</text:p>
          </table:table-cell>
          <table:table-cell office:value-type="float" office:value="0.22517830571164" calcext:value-type="float">
            <text:p>0.22517830571164</text:p>
          </table:table-cell>
          <table:table-cell office:value-type="float" office:value="0.280434782608696" calcext:value-type="float">
            <text:p>0.280434782608696</text:p>
          </table:table-cell>
          <table:table-cell office:value-type="float" office:value="0.0347826086956522" calcext:value-type="float">
            <text:p>0.034782608695652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0730434782608696" calcext:value-type="float">
            <text:p>0.0730434782608696</text:p>
          </table:table-cell>
          <table:table-cell office:value-type="float" office:value="0.664146187775677" calcext:value-type="float">
            <text:p>0.664146187775677</text:p>
          </table:table-cell>
          <table:table-cell office:value-type="float" office:value="0.332016349696264" calcext:value-type="float">
            <text:p>0.332016349696264</text:p>
          </table:table-cell>
          <table:table-cell office:value-type="float" office:value="0.631521739130435" calcext:value-type="float">
            <text:p>0.631521739130435</text:p>
          </table:table-cell>
          <table:table-cell office:value-type="float" office:value="0.657685052254643" calcext:value-type="float">
            <text:p>0.657685052254643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0.647494824016563" calcext:value-type="float">
            <text:p>0.647494824016563</text:p>
          </table:table-cell>
          <table:table-cell office:value-type="float" office:value="0.46195652173913" calcext:value-type="float">
            <text:p>0.46195652173913</text:p>
          </table:table-cell>
          <table:table-cell office:value-type="float" office:value="0.650476788194007" calcext:value-type="float">
            <text:p>0.650476788194007</text:p>
          </table:table-cell>
          <table:table-cell office:value-type="float" office:value="0.748137860835705" calcext:value-type="float">
            <text:p>0.748137860835705</text:p>
          </table:table-cell>
          <table:table-cell office:value-type="float" office:value="0.886254604740729" calcext:value-type="float">
            <text:p>0.886254604740729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30854" calcext:value-type="float">
            <text:p>0.84481573430854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32371" calcext:value-type="float">
            <text:p>0.681206453932371</text:p>
          </table:table-cell>
          <table:table-cell office:value-type="float" office:value="0.813310032056068" calcext:value-type="float">
            <text:p>0.813310032056068</text:p>
          </table:table-cell>
          <table:table-cell office:value-type="float" office:value="0.960738972414303" calcext:value-type="float">
            <text:p>0.960738972414303</text:p>
          </table:table-cell>
        </table:table-row>
        <table:table-row table:style-name="ro1">
          <table:table-cell office:value-type="string" calcext:value-type="string">
            <text:p>triazines</text:p>
          </table:table-cell>
          <table:table-cell office:value-type="float" office:value="0.204301075268817" calcext:value-type="float">
            <text:p>0.204301075268817</text:p>
          </table:table-cell>
          <table:table-cell office:value-type="float" office:value="0.349462365591398" calcext:value-type="float">
            <text:p>0.349462365591398</text:p>
          </table:table-cell>
          <table:table-cell office:value-type="float" office:value="0.268055555555556" calcext:value-type="float">
            <text:p>0.268055555555556</text:p>
          </table:table-cell>
          <table:table-cell office:value-type="float" office:value="0.382277842127746" calcext:value-type="float">
            <text:p>0.382277842127746</text:p>
          </table:table-cell>
          <table:table-cell office:value-type="float" office:value="0.637213651238897" calcext:value-type="float">
            <text:p>0.637213651238897</text:p>
          </table:table-cell>
          <table:table-cell office:value-type="float" office:value="0.121864407890548" calcext:value-type="float">
            <text:p>0.121864407890548</text:p>
          </table:table-cell>
          <table:table-cell office:value-type="float" office:value="0.649071358748778" calcext:value-type="float">
            <text:p>0.649071358748778</text:p>
          </table:table-cell>
          <table:table-cell office:value-type="float" office:value="0.666069295101553" calcext:value-type="float">
            <text:p>0.666069295101553</text:p>
          </table:table-cell>
          <table:table-cell office:value-type="float" office:value="0.121534970898688" calcext:value-type="float">
            <text:p>0.121534970898688</text:p>
          </table:table-cell>
          <table:table-cell office:value-type="float" office:value="0.65680040081705" calcext:value-type="float">
            <text:p>0.65680040081705</text:p>
          </table:table-cell>
          <table:table-cell office:value-type="float" office:value="0.435735031537158" calcext:value-type="float">
            <text:p>0.435735031537158</text:p>
          </table:table-cell>
          <table:table-cell office:value-type="float" office:value="0.971404766396277" calcext:value-type="float">
            <text:p>0.971404766396277</text:p>
          </table:table-cell>
          <table:table-cell office:value-type="float" office:value="0.896846520653868" calcext:value-type="float">
            <text:p>0.896846520653868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971718623686662" calcext:value-type="float">
            <text:p>0.971718623686662</text:p>
          </table:table-cell>
          <table:table-cell office:value-type="float" office:value="0.137455197132616" calcext:value-type="float">
            <text:p>0.137455197132616</text:p>
          </table:table-cell>
          <table:table-cell office:value-type="float" office:value="0" calcext:value-type="float">
            <text:p>0</text:p>
          </table:table-cell>
          <table:table-cell office:value-type="float" office:value="0.564260626694001" calcext:value-type="float">
            <text:p>0.564260626694001</text:p>
          </table:table-cell>
          <table:table-cell office:value-type="float" office:value="0.991265935189293" calcext:value-type="float">
            <text:p>0.991265935189293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573684489428223" calcext:value-type="float">
            <text:p>0.573684489428223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692232055063913" calcext:value-type="float">
            <text:p>0.692232055063913</text:p>
          </table:table-cell>
          <table:table-cell office:value-type="float" office:value="0.0710312443561495" calcext:value-type="float">
            <text:p>0.0710312443561495</text:p>
          </table:table-cell>
          <table:table-cell office:value-type="float" office:value="0.664310700394184" calcext:value-type="float">
            <text:p>0.664310700394184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15306718441616" calcext:value-type="float">
            <text:p>0.715306718441616</text:p>
          </table:table-cell>
          <table:table-cell office:value-type="float" office:value="0.00442477876106195" calcext:value-type="float">
            <text:p>0.00442477876106195</text:p>
          </table:table-cell>
          <table:table-cell office:value-type="float" office:value="0.981899151862874" calcext:value-type="float">
            <text:p>0.981899151862874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603953233046613" calcext:value-type="float">
            <text:p>0.603953233046613</text:p>
          </table:table-cell>
          <table:table-cell office:value-type="float" office:value="0.801924468005593" calcext:value-type="float">
            <text:p>0.801924468005593</text:p>
          </table:table-cell>
          <table:table-cell office:value-type="float" office:value="0.989751648918869" calcext:value-type="float">
            <text:p>0.989751648918869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09016393442623" calcext:value-type="float">
            <text:p>0.209016393442623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246347205466058" calcext:value-type="float">
            <text:p>0.246347205466058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580705058624005" calcext:value-type="float">
            <text:p>0.580705058624005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496740827478532" calcext:value-type="float">
            <text:p>0.496740827478532</text:p>
          </table:table-cell>
          <table:table-cell office:value-type="float" office:value="0.53551912568306" calcext:value-type="float">
            <text:p>0.5355191256830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5185338743073" calcext:value-type="float">
            <text:p>0.165185338743073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737934405138261" calcext:value-type="float">
            <text:p>0.737934405138261</text:p>
          </table:table-cell>
          <table:table-cell office:value-type="float" office:value="0.00039032006245121" calcext:value-type="float">
            <text:p>0.00039032006245121</text:p>
          </table:table-cell>
          <table:table-cell office:value-type="float" office:value="0.998286522348794" calcext:value-type="float">
            <text:p>0.998286522348794</text:p>
          </table:table-cell>
          <table:table-cell office:value-type="float" office:value="0.977888368462139" calcext:value-type="float">
            <text:p>0.977888368462139</text:p>
          </table:table-cell>
          <table:table-cell office:value-type="float" office:value="0.652527246744094" calcext:value-type="float">
            <text:p>0.652527246744094</text:p>
          </table:table-cell>
          <table:table-cell office:value-type="float" office:value="0.803282581504101" calcext:value-type="float">
            <text:p>0.803282581504101</text:p>
          </table:table-cell>
          <table:table-cell office:value-type="float" office:value="0.971890062823315" calcext:value-type="float">
            <text:p>0.971890062823315</text:p>
          </table:table-cell>
        </table:table-row>
        <table:table-row table:style-name="ro1">
          <table:table-cell office:value-type="string" calcext:value-type="string">
            <text:p>sleuth_ex1714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25531914893617" calcext:value-type="float">
            <text:p>0.25531914893617</text:p>
          </table:table-cell>
          <table:table-cell office:value-type="float" office:value="0.205673758865248" calcext:value-type="float">
            <text:p>0.205673758865248</text:p>
          </table:table-cell>
          <table:table-cell office:value-type="float" office:value="0.361861548409587" calcext:value-type="float">
            <text:p>0.361861548409587</text:p>
          </table:table-cell>
          <table:table-cell office:value-type="float" office:value="0.239845261121857" calcext:value-type="float">
            <text:p>0.239845261121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2340425531915" calcext:value-type="float">
            <text:p>0.622340425531915</text:p>
          </table:table-cell>
          <table:table-cell office:value-type="float" office:value="0.110323089046493" calcext:value-type="float">
            <text:p>0.110323089046493</text:p>
          </table:table-cell>
          <table:table-cell office:value-type="float" office:value="0.659272672400785" calcext:value-type="float">
            <text:p>0.659272672400785</text:p>
          </table:table-cell>
          <table:table-cell office:value-type="float" office:value="0.286534701373317" calcext:value-type="float">
            <text:p>0.286534701373317</text:p>
          </table:table-cell>
          <table:table-cell office:value-type="float" office:value="0.751701266258937" calcext:value-type="float">
            <text:p>0.751701266258937</text:p>
          </table:table-cell>
          <table:table-cell office:value-type="float" office:value="0.626508655218402" calcext:value-type="float">
            <text:p>0.626508655218402</text:p>
          </table:table-cell>
          <table:table-cell office:value-type="float" office:value="0.0425531914893617" calcext:value-type="float">
            <text:p>0.0425531914893617</text:p>
          </table:table-cell>
          <table:table-cell office:value-type="float" office:value="0.761623325453113" calcext:value-type="float">
            <text:p>0.761623325453113</text:p>
          </table:table-cell>
          <table:table-cell office:value-type="float" office:value="0.577507598784195" calcext:value-type="float">
            <text:p>0.577507598784195</text:p>
          </table:table-cell>
          <table:table-cell office:value-type="float" office:value="0.541788810161907" calcext:value-type="float">
            <text:p>0.541788810161907</text:p>
          </table:table-cell>
          <table:table-cell office:value-type="float" office:value="0.71672435856134" calcext:value-type="float">
            <text:p>0.71672435856134</text:p>
          </table:table-cell>
          <table:table-cell office:value-type="float" office:value="0.924922218205434" calcext:value-type="float">
            <text:p>0.924922218205434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13611859838275" calcext:value-type="float">
            <text:p>0.213611859838275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301703889102811" calcext:value-type="float">
            <text:p>0.301703889102811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779828138318704" calcext:value-type="float">
            <text:p>0.779828138318704</text:p>
          </table:table-cell>
          <table:table-cell office:value-type="float" office:value="0.325804891763848" calcext:value-type="float">
            <text:p>0.325804891763848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949685534591195" calcext:value-type="float">
            <text:p>0.949685534591195</text:p>
          </table:table-cell>
          <table:table-cell office:value-type="float" office:value="0.171532044812918" calcext:value-type="float">
            <text:p>0.171532044812918</text:p>
          </table:table-cell>
          <table:table-cell office:value-type="float" office:value="0.607352339298126" calcext:value-type="float">
            <text:p>0.607352339298126</text:p>
          </table:table-cell>
          <table:table-cell office:value-type="float" office:value="0.407247558485538" calcext:value-type="float">
            <text:p>0.407247558485538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906194417262986" calcext:value-type="float">
            <text:p>0.906194417262986</text:p>
          </table:table-cell>
          <table:table-cell office:value-type="float" office:value="0.00134770889487871" calcext:value-type="float">
            <text:p>0.00134770889487871</text:p>
          </table:table-cell>
          <table:table-cell office:value-type="float" office:value="0.991538781049646" calcext:value-type="float">
            <text:p>0.991538781049646</text:p>
          </table:table-cell>
          <table:table-cell office:value-type="float" office:value="0.736354447439353" calcext:value-type="float">
            <text:p>0.736354447439353</text:p>
          </table:table-cell>
          <table:table-cell office:value-type="float" office:value="0" calcext:value-type="float">
            <text:p>0</text:p>
          </table:table-cell>
          <table:table-cell office:value-type="float" office:value="0.711805118732236" calcext:value-type="float">
            <text:p>0.711805118732236</text:p>
          </table:table-cell>
          <table:table-cell office:value-type="float" office:value="0.949384024690019" calcext:value-type="float">
            <text:p>0.949384024690019</text:p>
          </table:table-cell>
        </table:table-row>
        <table:table-row table:style-name="ro1">
          <table:table-cell office:value-type="string" calcext:value-type="string">
            <text:p>hutsof99_logis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36" calcext:value-type="float">
            <text:p>0.36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0.431337291554958" calcext:value-type="float">
            <text:p>0.431337291554958</text:p>
          </table:table-cell>
          <table:table-cell office:value-type="float" office:value="0.49010989010989" calcext:value-type="float">
            <text:p>0.49010989010989</text:p>
          </table:table-cell>
          <table:table-cell office:value-type="float" office:value="0.076984126984127" calcext:value-type="float">
            <text:p>0.076984126984127</text:p>
          </table:table-cell>
          <table:table-cell office:value-type="float" office:value="0.546031746031746" calcext:value-type="float">
            <text:p>0.546031746031746</text:p>
          </table:table-cell>
          <table:table-cell office:value-type="float" office:value="0.602040816326531" calcext:value-type="float">
            <text:p>0.602040816326531</text:p>
          </table:table-cell>
          <table:table-cell office:value-type="float" office:value="0.026984126984127" calcext:value-type="float">
            <text:p>0.026984126984127</text:p>
          </table:table-cell>
          <table:table-cell office:value-type="float" office:value="0.666394557823129" calcext:value-type="float">
            <text:p>0.666394557823129</text:p>
          </table:table-cell>
          <table:table-cell office:value-type="float" office:value="0.344321146124612" calcext:value-type="float">
            <text:p>0.344321146124612</text:p>
          </table:table-cell>
          <table:table-cell office:value-type="float" office:value="0.931490414347557" calcext:value-type="float">
            <text:p>0.931490414347557</text:p>
          </table:table-cell>
          <table:table-cell office:value-type="float" office:value="0.796380551340556" calcext:value-type="float">
            <text:p>0.796380551340556</text:p>
          </table:table-cell>
          <table:table-cell office:value-type="float" office:value="0.0285714285714286" calcext:value-type="float">
            <text:p>0.0285714285714286</text:p>
          </table:table-cell>
          <table:table-cell office:value-type="float" office:value="0.933450046685341" calcext:value-type="float">
            <text:p>0.933450046685341</text:p>
          </table:table-cell>
          <table:table-cell office:value-type="float" office:value="0.440816326530612" calcext:value-type="float">
            <text:p>0.440816326530612</text:p>
          </table:table-cell>
          <table:table-cell office:value-type="float" office:value="0.656405981765132" calcext:value-type="float">
            <text:p>0.656405981765132</text:p>
          </table:table-cell>
          <table:table-cell office:value-type="float" office:value="0.740029823363423" calcext:value-type="float">
            <text:p>0.740029823363423</text:p>
          </table:table-cell>
          <table:table-cell office:value-type="float" office:value="0.894312918610697" calcext:value-type="float">
            <text:p>0.894312918610697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760689655172414" calcext:value-type="float">
            <text:p>0.760689655172414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695333333333333" calcext:value-type="float">
            <text:p>0.695333333333333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797038986813093" calcext:value-type="float">
            <text:p>0.7970389868130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2131904761905" calcext:value-type="float">
            <text:p>0.992131904761905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666365818318045" calcext:value-type="float">
            <text:p>0.666365818318045</text:p>
          </table:table-cell>
          <table:table-cell office:value-type="float" office:value="0.757790270102111" calcext:value-type="float">
            <text:p>0.757790270102111</text:p>
          </table:table-cell>
          <table:table-cell office:value-type="float" office:value="0.991594630187532" calcext:value-type="float">
            <text:p>0.991594630187532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16450216450216" calcext:value-type="float">
            <text:p>0.216450216450216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366774891774892" calcext:value-type="float">
            <text:p>0.366774891774892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721405787195261" calcext:value-type="float">
            <text:p>0.721405787195261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502473716759431" calcext:value-type="float">
            <text:p>0.50247371675943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2839368137381" calcext:value-type="float">
            <text:p>0.162839368137381</text:p>
          </table:table-cell>
          <table:table-cell office:value-type="float" office:value="0.635176752059869" calcext:value-type="float">
            <text:p>0.635176752059869</text:p>
          </table:table-cell>
          <table:table-cell office:value-type="float" office:value="0.374660264895927" calcext:value-type="float">
            <text:p>0.374660264895927</text:p>
          </table:table-cell>
          <table:table-cell office:value-type="float" office:value="0.986342682857445" calcext:value-type="float">
            <text:p>0.986342682857445</text:p>
          </table:table-cell>
          <table:table-cell office:value-type="float" office:value="0.836534086828169" calcext:value-type="float">
            <text:p>0.836534086828169</text:p>
          </table:table-cell>
          <table:table-cell office:value-type="float" office:value="0.00432900432900433" calcext:value-type="float">
            <text:p>0.00432900432900433</text:p>
          </table:table-cell>
          <table:table-cell office:value-type="float" office:value="0.986394186663226" calcext:value-type="float">
            <text:p>0.986394186663226</text:p>
          </table:table-cell>
          <table:table-cell office:value-type="float" office:value="0.815536315536316" calcext:value-type="float">
            <text:p>0.815536315536316</text:p>
          </table:table-cell>
          <table:table-cell office:value-type="float" office:value="0.6646588760526" calcext:value-type="float">
            <text:p>0.6646588760526</text:p>
          </table:table-cell>
          <table:table-cell office:value-type="float" office:value="0.789078568951577" calcext:value-type="float">
            <text:p>0.789078568951577</text:p>
          </table:table-cell>
          <table:table-cell office:value-type="float" office:value="0.945892338195116" calcext:value-type="float">
            <text:p>0.945892338195116</text:p>
          </table:table-cell>
        </table:table-row>
        <table:table-row table:style-name="ro1">
          <table:table-cell office:value-type="string" calcext:value-type="string">
            <text:p>lupus</text:p>
          </table:table-cell>
          <table:table-cell office:value-type="float" office:value="0.218390804597701" calcext:value-type="float">
            <text:p>0.218390804597701</text:p>
          </table:table-cell>
          <table:table-cell office:value-type="float" office:value="0.367816091954023" calcext:value-type="float">
            <text:p>0.367816091954023</text:p>
          </table:table-cell>
          <table:table-cell office:value-type="float" office:value="0.299808429118774" calcext:value-type="float">
            <text:p>0.299808429118774</text:p>
          </table:table-cell>
          <table:table-cell office:value-type="float" office:value="0.411762118526813" calcext:value-type="float">
            <text:p>0.411762118526813</text:p>
          </table:table-cell>
          <table:table-cell office:value-type="float" office:value="0.634888438133874" calcext:value-type="float">
            <text:p>0.634888438133874</text:p>
          </table:table-cell>
          <table:table-cell office:value-type="float" office:value="0.271578592812713" calcext:value-type="float">
            <text:p>0.271578592812713</text:p>
          </table:table-cell>
          <table:table-cell office:value-type="float" office:value="0.426724137931034" calcext:value-type="float">
            <text:p>0.426724137931034</text:p>
          </table:table-cell>
          <table:table-cell office:value-type="float" office:value="0.890804597701149" calcext:value-type="float">
            <text:p>0.890804597701149</text:p>
          </table:table-cell>
          <table:table-cell office:value-type="float" office:value="0.131520778072502" calcext:value-type="float">
            <text:p>0.131520778072502</text:p>
          </table:table-cell>
          <table:table-cell office:value-type="float" office:value="0.65393931386797" calcext:value-type="float">
            <text:p>0.65393931386797</text:p>
          </table:table-cell>
          <table:table-cell office:value-type="float" office:value="0.359802108305253" calcext:value-type="float">
            <text:p>0.359802108305253</text:p>
          </table:table-cell>
          <table:table-cell office:value-type="float" office:value="0.95131845841785" calcext:value-type="float">
            <text:p>0.95131845841785</text:p>
          </table:table-cell>
          <table:table-cell office:value-type="float" office:value="0.90688646585715" calcext:value-type="float">
            <text:p>0.90688646585715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0.95242516104585" calcext:value-type="float">
            <text:p>0.95242516104585</text:p>
          </table:table-cell>
          <table:table-cell office:value-type="float" office:value="0.659003831417625" calcext:value-type="float">
            <text:p>0.659003831417625</text:p>
          </table:table-cell>
          <table:table-cell office:value-type="float" office:value="0.659184185630909" calcext:value-type="float">
            <text:p>0.659184185630909</text:p>
          </table:table-cell>
          <table:table-cell office:value-type="float" office:value="0.741825679298936" calcext:value-type="float">
            <text:p>0.741825679298936</text:p>
          </table:table-cell>
          <table:table-cell office:value-type="float" office:value="0.840782477391094" calcext:value-type="float">
            <text:p>0.840782477391094</text:p>
          </table:table-cell>
        </table:table-row>
        <table:table-row table:style-name="ro1">
          <table:table-cell office:value-type="string" calcext:value-type="string">
            <text:p>jEdit_4.0_4.2</text:p>
          </table:table-cell>
          <table:table-cell office:value-type="float" office:value="0.218978102189781" calcext:value-type="float">
            <text:p>0.218978102189781</text:p>
          </table:table-cell>
          <table:table-cell office:value-type="float" office:value="0.330656934306569" calcext:value-type="float">
            <text:p>0.330656934306569</text:p>
          </table:table-cell>
          <table:table-cell office:value-type="float" office:value="0.318856447688565" calcext:value-type="float">
            <text:p>0.318856447688565</text:p>
          </table:table-cell>
          <table:table-cell office:value-type="float" office:value="0.400938395973554" calcext:value-type="float">
            <text:p>0.400938395973554</text:p>
          </table:table-cell>
          <table:table-cell office:value-type="float" office:value="0.663422546634225" calcext:value-type="float">
            <text:p>0.663422546634225</text:p>
          </table:table-cell>
          <table:table-cell office:value-type="float" office:value="0.242043956991119" calcext:value-type="float">
            <text:p>0.242043956991119</text:p>
          </table:table-cell>
          <table:table-cell office:value-type="float" office:value="0.610484406104844" calcext:value-type="float">
            <text:p>0.610484406104844</text:p>
          </table:table-cell>
          <table:table-cell office:value-type="float" office:value="0.579075425790754" calcext:value-type="float">
            <text:p>0.579075425790754</text:p>
          </table:table-cell>
          <table:table-cell office:value-type="float" office:value="0.0209593326381647" calcext:value-type="float">
            <text:p>0.0209593326381647</text:p>
          </table:table-cell>
          <table:table-cell office:value-type="float" office:value="0.666506828635871" calcext:value-type="float">
            <text:p>0.666506828635871</text:p>
          </table:table-cell>
          <table:table-cell office:value-type="float" office:value="0.423072099667492" calcext:value-type="float">
            <text:p>0.423072099667492</text:p>
          </table:table-cell>
          <table:table-cell office:value-type="float" office:value="0.972255903635579" calcext:value-type="float">
            <text:p>0.972255903635579</text:p>
          </table:table-cell>
          <table:table-cell office:value-type="float" office:value="0.951139106292139" calcext:value-type="float">
            <text:p>0.951139106292139</text:p>
          </table:table-cell>
          <table:table-cell office:value-type="float" office:value="0.0072992700729927" calcext:value-type="float">
            <text:p>0.0072992700729927</text:p>
          </table:table-cell>
          <table:table-cell office:value-type="float" office:value="0.972456928081179" calcext:value-type="float">
            <text:p>0.972456928081179</text:p>
          </table:table-cell>
          <table:table-cell office:value-type="float" office:value="0.811587591240876" calcext:value-type="float">
            <text:p>0.811587591240876</text:p>
          </table:table-cell>
          <table:table-cell office:value-type="float" office:value="0.66285482267722" calcext:value-type="float">
            <text:p>0.66285482267722</text:p>
          </table:table-cell>
          <table:table-cell office:value-type="float" office:value="0.720049472381565" calcext:value-type="float">
            <text:p>0.720049472381565</text:p>
          </table:table-cell>
          <table:table-cell office:value-type="float" office:value="0.86590625924648" calcext:value-type="float">
            <text:p>0.86590625924648</text:p>
          </table:table-cell>
        </table:table-row>
        <table:table-row table:style-name="ro1">
          <table:table-cell office:value-type="string" calcext:value-type="string">
            <text:p>rmftsa_sleepdata</text:p>
          </table:table-cell>
          <table:table-cell office:value-type="float" office:value="0.2216796875" calcext:value-type="float">
            <text:p>0.2216796875</text:p>
          </table:table-cell>
          <table:table-cell office:value-type="float" office:value="0.34921875" calcext:value-type="float">
            <text:p>0.34921875</text:p>
          </table:table-cell>
          <table:table-cell office:value-type="float" office:value="0.332545704078907" calcext:value-type="float">
            <text:p>0.332545704078907</text:p>
          </table:table-cell>
          <table:table-cell office:value-type="float" office:value="0.0791703318924905" calcext:value-type="float">
            <text:p>0.0791703318924905</text:p>
          </table:table-cell>
          <table:table-cell office:value-type="float" office:value="0.775423728813559" calcext:value-type="float">
            <text:p>0.775423728813559</text:p>
          </table:table-cell>
          <table:table-cell office:value-type="float" office:value="0.390856010927289" calcext:value-type="float">
            <text:p>0.390856010927289</text:p>
          </table:table-cell>
          <table:table-cell office:value-type="float" office:value="0.577078683035714" calcext:value-type="float">
            <text:p>0.577078683035714</text:p>
          </table:table-cell>
          <table:table-cell office:value-type="float" office:value="1" calcext:value-type="float">
            <text:p>1</text:p>
          </table:table-cell>
          <table:table-cell office:value-type="float" office:value="0.00579111043689319" calcext:value-type="float">
            <text:p>0.00579111043689319</text:p>
          </table:table-cell>
          <table:table-cell office:value-type="float" office:value="0.66665522257487" calcext:value-type="float">
            <text:p>0.66665522257487</text:p>
          </table:table-cell>
          <table:table-cell office:value-type="float" office:value="0.426236654501137" calcext:value-type="float">
            <text:p>0.426236654501137</text:p>
          </table:table-cell>
          <table:table-cell office:value-type="float" office:value="0.991111281090586" calcext:value-type="float">
            <text:p>0.991111281090586</text:p>
          </table:table-cell>
          <table:table-cell office:value-type="float" office:value="0.993894277231957" calcext:value-type="float">
            <text:p>0.993894277231957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91128669089877" calcext:value-type="float">
            <text:p>0.991128669089877</text:p>
          </table:table-cell>
          <table:table-cell office:value-type="float" office:value="0.6591796875" calcext:value-type="float">
            <text:p>0.6591796875</text:p>
          </table:table-cell>
          <table:table-cell office:value-type="float" office:value="0.717035379641501" calcext:value-type="float">
            <text:p>0.717035379641501</text:p>
          </table:table-cell>
          <table:table-cell office:value-type="float" office:value="0.789742679675639" calcext:value-type="float">
            <text:p>0.789742679675639</text:p>
          </table:table-cell>
          <table:table-cell office:value-type="float" office:value="0.862449979709778" calcext:value-type="float">
            <text:p>0.86244997970977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28314606741573" calcext:value-type="float">
            <text:p>0.28314606741573</text:p>
          </table:table-cell>
          <table:table-cell office:value-type="float" office:value="0.307240948813982" calcext:value-type="float">
            <text:p>0.307240948813982</text:p>
          </table:table-cell>
          <table:table-cell office:value-type="float" office:value="0.46857934748798" calcext:value-type="float">
            <text:p>0.46857934748798</text:p>
          </table:table-cell>
          <table:table-cell office:value-type="float" office:value="0.489578244585572" calcext:value-type="float">
            <text:p>0.489578244585572</text:p>
          </table:table-cell>
          <table:table-cell office:value-type="float" office:value="0.274742661944369" calcext:value-type="float">
            <text:p>0.274742661944369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1" calcext:value-type="float">
            <text:p>1</text:p>
          </table:table-cell>
          <table:table-cell office:value-type="float" office:value="0.152551056462441" calcext:value-type="float">
            <text:p>0.152551056462441</text:p>
          </table:table-cell>
          <table:table-cell office:value-type="float" office:value="0.551412793932678" calcext:value-type="float">
            <text:p>0.551412793932678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940876629331819" calcext:value-type="float">
            <text:p>0.940876629331819</text:p>
          </table:table-cell>
          <table:table-cell office:value-type="float" office:value="0.689510665587722" calcext:value-type="float">
            <text:p>0.689510665587722</text:p>
          </table:table-cell>
          <table:table-cell office:value-type="float" office:value="0.00749063670411985" calcext:value-type="float">
            <text:p>0.00749063670411985</text:p>
          </table:table-cell>
          <table:table-cell office:value-type="float" office:value="0.94119753824015" calcext:value-type="float">
            <text:p>0.94119753824015</text:p>
          </table:table-cell>
          <table:table-cell office:value-type="float" office:value="0.848399727613211" calcext:value-type="float">
            <text:p>0.848399727613211</text:p>
          </table:table-cell>
          <table:table-cell office:value-type="float" office:value="0.539823501914156" calcext:value-type="float">
            <text:p>0.539823501914156</text:p>
          </table:table-cell>
          <table:table-cell office:value-type="float" office:value="0.802389896188113" calcext:value-type="float">
            <text:p>0.802389896188113</text:p>
          </table:table-cell>
          <table:table-cell office:value-type="float" office:value="0.994060697962405" calcext:value-type="float">
            <text:p>0.994060697962405</text:p>
          </table:table-cell>
        </table:table-row>
        <table:table-row table:style-name="ro1">
          <table:table-cell office:value-type="string" calcext:value-type="string">
            <text:p>diggle_table_a1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404166666666667" calcext:value-type="float">
            <text:p>0.404166666666667</text:p>
          </table:table-cell>
          <table:table-cell office:value-type="float" office:value="0.392361111111111" calcext:value-type="float">
            <text:p>0.392361111111111</text:p>
          </table:table-cell>
          <table:table-cell office:value-type="float" office:value="0.45371835128373" calcext:value-type="float">
            <text:p>0.45371835128373</text:p>
          </table:table-cell>
          <table:table-cell office:value-type="float" office:value="0.439814814814815" calcext:value-type="float">
            <text:p>0.439814814814815</text:p>
          </table:table-cell>
          <table:table-cell office:value-type="float" office:value="0.394675925925926" calcext:value-type="float">
            <text:p>0.394675925925926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0383333333333333" calcext:value-type="float">
            <text:p>0.0383333333333333</text:p>
          </table:table-cell>
          <table:table-cell office:value-type="float" office:value="0.666087962962963" calcext:value-type="float">
            <text:p>0.666087962962963</text:p>
          </table:table-cell>
          <table:table-cell office:value-type="float" office:value="0.460762525898191" calcext:value-type="float">
            <text:p>0.460762525898191</text:p>
          </table:table-cell>
          <table:table-cell office:value-type="float" office:value="0.916193181818182" calcext:value-type="float">
            <text:p>0.916193181818182</text:p>
          </table:table-cell>
          <table:table-cell office:value-type="float" office:value="0.752121685678013" calcext:value-type="float">
            <text:p>0.752121685678013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919746376811594" calcext:value-type="float">
            <text:p>0.919746376811594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695029246129727" calcext:value-type="float">
            <text:p>0.695029246129727</text:p>
          </table:table-cell>
          <table:table-cell office:value-type="float" office:value="0.808612221078404" calcext:value-type="float">
            <text:p>0.808612221078404</text:p>
          </table:table-cell>
          <table:table-cell office:value-type="float" office:value="0.919128890833504" calcext:value-type="float">
            <text:p>0.919128890833504</text:p>
          </table:table-cell>
        </table:table-row>
        <table:table-row table:style-name="ro1">
          <table:table-cell office:value-type="string" calcext:value-type="string">
            <text:p>analcatdata_gviolence</text:p>
          </table:table-cell>
          <table:table-cell office:value-type="float" office:value="0.22972972972973" calcext:value-type="float">
            <text:p>0.22972972972973</text:p>
          </table:table-cell>
          <table:table-cell office:value-type="float" office:value="0.0837837837837838" calcext:value-type="float">
            <text:p>0.0837837837837838</text:p>
          </table:table-cell>
          <table:table-cell office:value-type="float" office:value="0.0641891891891892" calcext:value-type="float">
            <text:p>0.0641891891891892</text:p>
          </table:table-cell>
          <table:table-cell office:value-type="float" office:value="0.249373575747895" calcext:value-type="float">
            <text:p>0.249373575747895</text:p>
          </table:table-cell>
          <table:table-cell office:value-type="float" office:value="0.219594594594595" calcext:value-type="float">
            <text:p>0.219594594594595</text:p>
          </table:table-cell>
          <table:table-cell office:value-type="float" office:value="0.0507780507780508" calcext:value-type="float">
            <text:p>0.0507780507780508</text:p>
          </table:table-cell>
          <table:table-cell office:value-type="float" office:value="0.489864864864865" calcext:value-type="float">
            <text:p>0.4898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.116907605279698" calcext:value-type="float">
            <text:p>0.116907605279698</text:p>
          </table:table-cell>
          <table:table-cell office:value-type="float" office:value="0.657901144387631" calcext:value-type="float">
            <text:p>0.657901144387631</text:p>
          </table:table-cell>
          <table:table-cell office:value-type="float" office:value="0.187850369965374" calcext:value-type="float">
            <text:p>0.187850369965374</text:p>
          </table:table-cell>
          <table:table-cell office:value-type="float" office:value="0.58957528957529" calcext:value-type="float">
            <text:p>0.58957528957529</text:p>
          </table:table-cell>
          <table:table-cell office:value-type="float" office:value="0.608600872839586" calcext:value-type="float">
            <text:p>0.608600872839586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600291964883113" calcext:value-type="float">
            <text:p>0.600291964883113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0.612980787990858" calcext:value-type="float">
            <text:p>0.612980787990858</text:p>
          </table:table-cell>
          <table:table-cell office:value-type="float" office:value="0.911089536061355" calcext:value-type="float">
            <text:p>0.911089536061355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648177083333333" calcext:value-type="float">
            <text:p>0.648177083333333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107585" calcext:value-type="float">
            <text:p>0.844815734107585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28883" calcext:value-type="float">
            <text:p>0.681206453928883</text:p>
          </table:table-cell>
          <table:table-cell office:value-type="float" office:value="0.813310031550987" calcext:value-type="float">
            <text:p>0.813310031550987</text:p>
          </table:table-cell>
          <table:table-cell office:value-type="float" office:value="0.960738971499129" calcext:value-type="float">
            <text:p>0.960738971499129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554010062148565" calcext:value-type="float">
            <text:p>0.554010062148565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489677419354839" calcext:value-type="float">
            <text:p>0.489677419354839</text:p>
          </table:table-cell>
          <table:table-cell office:value-type="float" office:value="0.168970814132104" calcext:value-type="float">
            <text:p>0.168970814132104</text:p>
          </table:table-cell>
          <table:table-cell office:value-type="float" office:value="0.624696496704821" calcext:value-type="float">
            <text:p>0.624696496704821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65148936146374" calcext:value-type="float">
            <text:p>0.865148936146374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958589861751152" calcext:value-type="float">
            <text:p>0.958589861751152</text:p>
          </table:table-cell>
          <table:table-cell office:value-type="float" office:value="0.874731182795699" calcext:value-type="float">
            <text:p>0.874731182795699</text:p>
          </table:table-cell>
          <table:table-cell office:value-type="float" office:value="0.642241913011923" calcext:value-type="float">
            <text:p>0.642241913011923</text:p>
          </table:table-cell>
          <table:table-cell office:value-type="float" office:value="0.807558368593817" calcext:value-type="float">
            <text:p>0.807558368593817</text:p>
          </table:table-cell>
          <table:table-cell office:value-type="float" office:value="0.941469662927198" calcext:value-type="float">
            <text:p>0.941469662927198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280277777777778" calcext:value-type="float">
            <text:p>0.280277777777778</text:p>
          </table:table-cell>
          <table:table-cell office:value-type="float" office:value="0.444747902818981" calcext:value-type="float">
            <text:p>0.444747902818981</text:p>
          </table:table-cell>
          <table:table-cell office:value-type="float" office:value="0.385507246376812" calcext:value-type="float">
            <text:p>0.385507246376812</text:p>
          </table:table-cell>
          <table:table-cell office:value-type="float" office:value="0.117142857142857" calcext:value-type="float">
            <text:p>0.117142857142857</text:p>
          </table:table-cell>
          <table:table-cell office:value-type="float" office:value="0.663333333333333" calcext:value-type="float">
            <text:p>0.66333333333333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11827956989248" calcext:value-type="float">
            <text:p>0.0311827956989248</text:p>
          </table:table-cell>
          <table:table-cell office:value-type="float" office:value="0.666296296296296" calcext:value-type="float">
            <text:p>0.666296296296296</text:p>
          </table:table-cell>
          <table:table-cell office:value-type="float" office:value="0.308760202085321" calcext:value-type="float">
            <text:p>0.308760202085321</text:p>
          </table:table-cell>
          <table:table-cell office:value-type="float" office:value="0.884722222222222" calcext:value-type="float">
            <text:p>0.884722222222222</text:p>
          </table:table-cell>
          <table:table-cell office:value-type="float" office:value="0.631258218538594" calcext:value-type="float">
            <text:p>0.631258218538594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888524286243975" calcext:value-type="float">
            <text:p>0.888524286243975</text:p>
          </table:table-cell>
          <table:table-cell office:value-type="float" office:value="0.801111111111111" calcext:value-type="float">
            <text:p>0.801111111111111</text:p>
          </table:table-cell>
          <table:table-cell office:value-type="float" office:value="0.551278486797884" calcext:value-type="float">
            <text:p>0.551278486797884</text:p>
          </table:table-cell>
          <table:table-cell office:value-type="float" office:value="0.774088844625427" calcext:value-type="float">
            <text:p>0.774088844625427</text:p>
          </table:table-cell>
          <table:table-cell office:value-type="float" office:value="0.973368880276334" calcext:value-type="float">
            <text:p>0.973368880276334</text:p>
          </table:table-cell>
        </table:table-row>
        <table:table-row table:style-name="ro1">
          <table:table-cell office:value-type="string" calcext:value-type="string">
            <text:p>visualizing_environmental</text:p>
          </table:table-cell>
          <table:table-cell office:value-type="float" office:value="0.234234234234234" calcext:value-type="float">
            <text:p>0.234234234234234</text:p>
          </table:table-cell>
          <table:table-cell office:value-type="float" office:value="0.441441441441441" calcext:value-type="float">
            <text:p>0.441441441441441</text:p>
          </table:table-cell>
          <table:table-cell office:value-type="float" office:value="0.385885885885886" calcext:value-type="float">
            <text:p>0.385885885885886</text:p>
          </table:table-cell>
          <table:table-cell office:value-type="float" office:value="0.444660309868394" calcext:value-type="float">
            <text:p>0.444660309868394</text:p>
          </table:table-cell>
          <table:table-cell office:value-type="float" office:value="0.494109494109494" calcext:value-type="float">
            <text:p>0.494109494109494</text:p>
          </table:table-cell>
          <table:table-cell office:value-type="float" office:value="0.362551740930119" calcext:value-type="float">
            <text:p>0.362551740930119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1" calcext:value-type="float">
            <text:p>1</text:p>
          </table:table-cell>
          <table:table-cell office:value-type="float" office:value="0.0411618515066791" calcext:value-type="float">
            <text:p>0.0411618515066791</text:p>
          </table:table-cell>
          <table:table-cell office:value-type="float" office:value="0.665990314638963" calcext:value-type="float">
            <text:p>0.665990314638963</text:p>
          </table:table-cell>
          <table:table-cell office:value-type="float" office:value="0.404314996010883" calcext:value-type="float">
            <text:p>0.404314996010883</text:p>
          </table:table-cell>
          <table:table-cell office:value-type="float" office:value="0.968033823296981" calcext:value-type="float">
            <text:p>0.968033823296981</text:p>
          </table:table-cell>
          <table:table-cell office:value-type="float" office:value="0.890964354920458" calcext:value-type="float">
            <text:p>0.890964354920458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968603281225272" calcext:value-type="float">
            <text:p>0.968603281225272</text:p>
          </table:table-cell>
          <table:table-cell office:value-type="float" office:value="0.870870870870871" calcext:value-type="float">
            <text:p>0.870870870870871</text:p>
          </table:table-cell>
          <table:table-cell office:value-type="float" office:value="0.700451655855059" calcext:value-type="float">
            <text:p>0.700451655855059</text:p>
          </table:table-cell>
          <table:table-cell office:value-type="float" office:value="0.781960925713612" calcext:value-type="float">
            <text:p>0.781960925713612</text:p>
          </table:table-cell>
          <table:table-cell office:value-type="float" office:value="0.87083579204316" calcext:value-type="float">
            <text:p>0.87083579204316</text:p>
          </table:table-cell>
        </table:table-row>
        <table:table-row table:style-name="ro1">
          <table:table-cell office:value-type="string" calcext:value-type="string">
            <text:p>kc1-binary</text:p>
          </table:table-cell>
          <table:table-cell office:value-type="float" office:value="0.23448275862069" calcext:value-type="float">
            <text:p>0.23448275862069</text:p>
          </table:table-cell>
          <table:table-cell office:value-type="float" office:value="0.326896551724138" calcext:value-type="float">
            <text:p>0.326896551724138</text:p>
          </table:table-cell>
          <table:table-cell office:value-type="float" office:value="0.281494252873563" calcext:value-type="float">
            <text:p>0.281494252873563</text:p>
          </table:table-cell>
          <table:table-cell office:value-type="float" office:value="0.401976176057839" calcext:value-type="float">
            <text:p>0.401976176057839</text:p>
          </table:table-cell>
          <table:table-cell office:value-type="float" office:value="0.483908045977012" calcext:value-type="float">
            <text:p>0.483908045977012</text:p>
          </table:table-cell>
          <table:table-cell office:value-type="float" office:value="0.316674385639903" calcext:value-type="float">
            <text:p>0.316674385639903</text:p>
          </table:table-cell>
          <table:table-cell office:value-type="float" office:value="0.658128078817734" calcext:value-type="float">
            <text:p>0.658128078817734</text:p>
          </table:table-cell>
          <table:table-cell office:value-type="float" office:value="1" calcext:value-type="float">
            <text:p>1</text:p>
          </table:table-cell>
          <table:table-cell office:value-type="float" office:value="0.121703853955375" calcext:value-type="float">
            <text:p>0.121703853955375</text:p>
          </table:table-cell>
          <table:table-cell office:value-type="float" office:value="0.656757827982561" calcext:value-type="float">
            <text:p>0.656757827982561</text:p>
          </table:table-cell>
          <table:table-cell office:value-type="float" office:value="0.429958544831125" calcext:value-type="float">
            <text:p>0.429958544831125</text:p>
          </table:table-cell>
          <table:table-cell office:value-type="float" office:value="0.924791962372325" calcext:value-type="float">
            <text:p>0.924791962372325</text:p>
          </table:table-cell>
          <table:table-cell office:value-type="float" office:value="0.827555859403195" calcext:value-type="float">
            <text:p>0.827555859403195</text:p>
          </table:table-cell>
          <table:table-cell office:value-type="float" office:value="0.0137931034482759" calcext:value-type="float">
            <text:p>0.0137931034482759</text:p>
          </table:table-cell>
          <table:table-cell office:value-type="float" office:value="0.925740365111562" calcext:value-type="float">
            <text:p>0.925740365111562</text:p>
          </table:table-cell>
          <table:table-cell office:value-type="float" office:value="0.639765223771093" calcext:value-type="float">
            <text:p>0.639765223771093</text:p>
          </table:table-cell>
          <table:table-cell office:value-type="float" office:value="0" calcext:value-type="float">
            <text:p>0</text:p>
          </table:table-cell>
          <table:table-cell office:value-type="float" office:value="0.672783662633497" calcext:value-type="float">
            <text:p>0.672783662633497</text:p>
          </table:table-cell>
          <table:table-cell office:value-type="float" office:value="0.985737751763724" calcext:value-type="float">
            <text:p>0.985737751763724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349837539261345" calcext:value-type="float">
            <text:p>0.349837539261345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697413865723191" calcext:value-type="float">
            <text:p>0.697413865723191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1" calcext:value-type="float">
            <text:p>1</text:p>
          </table:table-cell>
          <table:table-cell office:value-type="float" office:value="0.0305419827017086" calcext:value-type="float">
            <text:p>0.0305419827017086</text:p>
          </table:table-cell>
          <table:table-cell office:value-type="float" office:value="0.666312403446987" calcext:value-type="float">
            <text:p>0.666312403446987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863843850495498" calcext:value-type="float">
            <text:p>0.863843850495498</text:p>
          </table:table-cell>
          <table:table-cell office:value-type="float" office:value="0.00151630022744503" calcext:value-type="float">
            <text:p>0.00151630022744503</text:p>
          </table:table-cell>
          <table:table-cell office:value-type="float" office:value="0.994874839411051" calcext:value-type="float">
            <text:p>0.994874839411051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687071660682237" calcext:value-type="float">
            <text:p>0.687071660682237</text:p>
          </table:table-cell>
          <table:table-cell office:value-type="float" office:value="0.804350392216013" calcext:value-type="float">
            <text:p>0.804350392216013</text:p>
          </table:table-cell>
          <table:table-cell office:value-type="float" office:value="0.961776890437682" calcext:value-type="float">
            <text:p>0.961776890437682</text:p>
          </table:table-cell>
        </table:table-row>
        <table:table-row table:style-name="ro1">
          <table:table-cell office:value-type="string" calcext:value-type="string">
            <text:p>cleve</text:p>
          </table:table-cell>
          <table:table-cell office:value-type="float" office:value="0.240924092409241" calcext:value-type="float">
            <text:p>0.240924092409241</text:p>
          </table:table-cell>
          <table:table-cell office:value-type="float" office:value="0.235643564356436" calcext:value-type="float">
            <text:p>0.235643564356436</text:p>
          </table:table-cell>
          <table:table-cell office:value-type="float" office:value="0.249174917491749" calcext:value-type="float">
            <text:p>0.249174917491749</text:p>
          </table:table-cell>
          <table:table-cell office:value-type="float" office:value="0.404541424890924" calcext:value-type="float">
            <text:p>0.404541424890924</text:p>
          </table:table-cell>
          <table:table-cell office:value-type="float" office:value="0.594156474470976" calcext:value-type="float">
            <text:p>0.594156474470976</text:p>
          </table:table-cell>
          <table:table-cell office:value-type="float" office:value="0.180355924290866" calcext:value-type="float">
            <text:p>0.180355924290866</text:p>
          </table:table-cell>
          <table:table-cell office:value-type="float" office:value="0.498049804980498" calcext:value-type="float">
            <text:p>0.498049804980498</text:p>
          </table:table-cell>
          <table:table-cell office:value-type="float" office:value="0.565456545654565" calcext:value-type="float">
            <text:p>0.565456545654565</text:p>
          </table:table-cell>
          <table:table-cell office:value-type="float" office:value="0.0745274527452746" calcext:value-type="float">
            <text:p>0.0745274527452746</text:p>
          </table:table-cell>
          <table:table-cell office:value-type="float" office:value="0.664019867333268" calcext:value-type="float">
            <text:p>0.664019867333268</text:p>
          </table:table-cell>
          <table:table-cell office:value-type="float" office:value="0.279209809813129" calcext:value-type="float">
            <text:p>0.279209809813129</text:p>
          </table:table-cell>
          <table:table-cell office:value-type="float" office:value="0.955242395345107" calcext:value-type="float">
            <text:p>0.955242395345107</text:p>
          </table:table-cell>
          <table:table-cell office:value-type="float" office:value="0.780749308628416" calcext:value-type="float">
            <text:p>0.780749308628416</text:p>
          </table:table-cell>
          <table:table-cell office:value-type="float" office:value="0.0066006600660066" calcext:value-type="float">
            <text:p>0.0066006600660066</text:p>
          </table:table-cell>
          <table:table-cell office:value-type="float" office:value="0.955534249077082" calcext:value-type="float">
            <text:p>0.955534249077082</text:p>
          </table:table-cell>
          <table:table-cell office:value-type="float" office:value="0.542777354658543" calcext:value-type="float">
            <text:p>0.542777354658543</text:p>
          </table:table-cell>
          <table:table-cell office:value-type="float" office:value="0.663450319643399" calcext:value-type="float">
            <text:p>0.663450319643399</text:p>
          </table:table-cell>
          <table:table-cell office:value-type="float" office:value="0.779299252626094" calcext:value-type="float">
            <text:p>0.779299252626094</text:p>
          </table:table-cell>
          <table:table-cell office:value-type="float" office:value="0.982988944261826" calcext:value-type="float">
            <text:p>0.982988944261826</text:p>
          </table:table-cell>
        </table:table-row>
        <table:table-row table:style-name="ro1">
          <table:table-cell office:value-type="string" calcext:value-type="string">
            <text:p>analcatdata_japansolvent</text:p>
          </table:table-cell>
          <table:table-cell office:value-type="float" office:value="0.25" calcext:value-type="float">
            <text:p>0.25</text:p>
          </table:table-cell>
          <table:table-cell office:value-type="float" office:value="0.265384615384615" calcext:value-type="float">
            <text:p>0.265384615384615</text:p>
          </table:table-cell>
          <table:table-cell office:value-type="float" office:value="0.247435897435897" calcext:value-type="float">
            <text:p>0.247435897435897</text:p>
          </table:table-cell>
          <table:table-cell office:value-type="float" office:value="0.400942652743639" calcext:value-type="float">
            <text:p>0.400942652743639</text:p>
          </table:table-cell>
          <table:table-cell office:value-type="float" office:value="0.384615384615384" calcext:value-type="float">
            <text:p>0.384615384615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1538461538461" calcext:value-type="float">
            <text:p>0.461538461538461</text:p>
          </table:table-cell>
          <table:table-cell office:value-type="float" office:value="0.0356125356125356" calcext:value-type="float">
            <text:p>0.0356125356125356</text:p>
          </table:table-cell>
          <table:table-cell office:value-type="float" office:value="0.666173570019724" calcext:value-type="float">
            <text:p>0.666173570019724</text:p>
          </table:table-cell>
          <table:table-cell office:value-type="float" office:value="0.336514374275924" calcext:value-type="float">
            <text:p>0.336514374275924</text:p>
          </table:table-cell>
          <table:table-cell office:value-type="float" office:value="0.768121301775148" calcext:value-type="float">
            <text:p>0.768121301775148</text:p>
          </table:table-cell>
          <table:table-cell office:value-type="float" office:value="0.791535685507804" calcext:value-type="float">
            <text:p>0.791535685507804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0.776809116809117" calcext:value-type="float">
            <text:p>0.776809116809117</text:p>
          </table:table-cell>
          <table:table-cell office:value-type="float" office:value="0.766826923076923" calcext:value-type="float">
            <text:p>0.766826923076923</text:p>
          </table:table-cell>
          <table:table-cell office:value-type="float" office:value="0.538542063903727" calcext:value-type="float">
            <text:p>0.538542063903727</text:p>
          </table:table-cell>
          <table:table-cell office:value-type="float" office:value="0.7572198932916" calcext:value-type="float">
            <text:p>0.7572198932916</text:p>
          </table:table-cell>
          <table:table-cell office:value-type="float" office:value="0.916457580829617" calcext:value-type="float">
            <text:p>0.916457580829617</text:p>
          </table:table-cell>
        </table:table-row>
        <table:table-row table:style-name="ro1">
          <table:table-cell office:value-type="string" calcext:value-type="string">
            <text:p>sleuth_ex2015</text:p>
          </table:table-cell>
          <table:table-cell office:value-type="float" office:value="0.25" calcext:value-type="float">
            <text:p>0.25</text:p>
          </table:table-cell>
          <table:table-cell office:value-type="float" office:value="0.44" calcext:value-type="float">
            <text:p>0.44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497757895477236" calcext:value-type="float">
            <text:p>0.497757895477236</text:p>
          </table:table-cell>
          <table:table-cell office:value-type="float" office:value="0.475757575757576" calcext:value-type="float">
            <text:p>0.475757575757576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620833333333333" calcext:value-type="float">
            <text:p>0.620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818181818181818" calcext:value-type="float">
            <text:p>0.0818181818181818</text:p>
          </table:table-cell>
          <table:table-cell office:value-type="float" office:value="0.663333333333333" calcext:value-type="float">
            <text:p>0.663333333333333</text:p>
          </table:table-cell>
          <table:table-cell office:value-type="float" office:value="0.417789328261865" calcext:value-type="float">
            <text:p>0.417789328261865</text:p>
          </table:table-cell>
          <table:table-cell office:value-type="float" office:value="0.952403846153846" calcext:value-type="float">
            <text:p>0.952403846153846</text:p>
          </table:table-cell>
          <table:table-cell office:value-type="float" office:value="0.820041066764775" calcext:value-type="float">
            <text:p>0.820041066764775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0.953984287317621" calcext:value-type="float">
            <text:p>0.953984287317621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639079031782516" calcext:value-type="float">
            <text:p>0.639079031782516</text:p>
          </table:table-cell>
          <table:table-cell office:value-type="float" office:value="0.783332858309219" calcext:value-type="float">
            <text:p>0.783332858309219</text:p>
          </table:table-cell>
          <table:table-cell office:value-type="float" office:value="0.920663911786434" calcext:value-type="float">
            <text:p>0.920663911786434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52336448598131" calcext:value-type="float">
            <text:p>0.252336448598131</text:p>
          </table:table-cell>
          <table:table-cell office:value-type="float" office:value="0.222429906542056" calcext:value-type="float">
            <text:p>0.222429906542056</text:p>
          </table:table-cell>
          <table:table-cell office:value-type="float" office:value="0.212227414330218" calcext:value-type="float">
            <text:p>0.212227414330218</text:p>
          </table:table-cell>
          <table:table-cell office:value-type="float" office:value="0.353488008183579" calcext:value-type="float">
            <text:p>0.353488008183579</text:p>
          </table:table-cell>
          <table:table-cell office:value-type="float" office:value="0.475159862272504" calcext:value-type="float">
            <text:p>0.475159862272504</text:p>
          </table:table-cell>
          <table:table-cell office:value-type="float" office:value="0.200369574892127" calcext:value-type="float">
            <text:p>0.200369574892127</text:p>
          </table:table-cell>
          <table:table-cell office:value-type="float" office:value="0.649065420560748" calcext:value-type="float">
            <text:p>0.649065420560748</text:p>
          </table:table-cell>
          <table:table-cell office:value-type="float" office:value="0.547507788161994" calcext:value-type="float">
            <text:p>0.547507788161994</text:p>
          </table:table-cell>
          <table:table-cell office:value-type="float" office:value="0.159555736150616" calcext:value-type="float">
            <text:p>0.159555736150616</text:p>
          </table:table-cell>
          <table:table-cell office:value-type="float" office:value="0.638687512737648" calcext:value-type="float">
            <text:p>0.638687512737648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932054028242036" calcext:value-type="float">
            <text:p>0.932054028242036</text:p>
          </table:table-cell>
          <table:table-cell office:value-type="float" office:value="0.837729733058923" calcext:value-type="float">
            <text:p>0.837729733058923</text:p>
          </table:table-cell>
          <table:table-cell office:value-type="float" office:value="0.00934579439252336" calcext:value-type="float">
            <text:p>0.00934579439252336</text:p>
          </table:table-cell>
          <table:table-cell office:value-type="float" office:value="0.932654676105135" calcext:value-type="float">
            <text:p>0.932654676105135</text:p>
          </table:table-cell>
          <table:table-cell office:value-type="float" office:value="0.748182762201454" calcext:value-type="float">
            <text:p>0.748182762201454</text:p>
          </table:table-cell>
          <table:table-cell office:value-type="float" office:value="0.645201065538309" calcext:value-type="float">
            <text:p>0.645201065538309</text:p>
          </table:table-cell>
          <table:table-cell office:value-type="float" office:value="0.79440311943959" calcext:value-type="float">
            <text:p>0.79440311943959</text:p>
          </table:table-cell>
          <table:table-cell office:value-type="float" office:value="0.956687814885154" calcext:value-type="float">
            <text:p>0.956687814885154</text:p>
          </table:table-cell>
        </table:table-row>
        <table:table-row table:style-name="ro1">
          <table:table-cell office:value-type="string" calcext:value-type="string">
            <text:p>rabe_265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30718954248366" calcext:value-type="float">
            <text:p>0.30718954248366</text:p>
          </table:table-cell>
          <table:table-cell office:value-type="float" office:value="0.44632952462421" calcext:value-type="float">
            <text:p>0.44632952462421</text:p>
          </table:table-cell>
          <table:table-cell office:value-type="float" office:value="0.487889273356401" calcext:value-type="float">
            <text:p>0.487889273356401</text:p>
          </table:table-cell>
          <table:table-cell office:value-type="float" office:value="0.368149210903874" calcext:value-type="float">
            <text:p>0.368149210903874</text:p>
          </table:table-cell>
          <table:table-cell office:value-type="float" office:value="0.699346405228758" calcext:value-type="float">
            <text:p>0.699346405228758</text:p>
          </table:table-cell>
          <table:table-cell office:value-type="float" office:value="1" calcext:value-type="float">
            <text:p>1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656286043829297" calcext:value-type="float">
            <text:p>0.656286043829297</text:p>
          </table:table-cell>
          <table:table-cell office:value-type="float" office:value="0.383293698395" calcext:value-type="float">
            <text:p>0.383293698395</text:p>
          </table:table-cell>
          <table:table-cell office:value-type="float" office:value="0.92552400270453" calcext:value-type="float">
            <text:p>0.92552400270453</text:p>
          </table:table-cell>
          <table:table-cell office:value-type="float" office:value="0.751396257369756" calcext:value-type="float">
            <text:p>0.751396257369756</text:p>
          </table:table-cell>
          <table:table-cell office:value-type="float" office:value="0.0392156862745098" calcext:value-type="float">
            <text:p>0.0392156862745098</text:p>
          </table:table-cell>
          <table:table-cell office:value-type="float" office:value="0.928384687208217" calcext:value-type="float">
            <text:p>0.928384687208217</text:p>
          </table:table-cell>
          <table:table-cell office:value-type="float" office:value="0.826797385620915" calcext:value-type="float">
            <text:p>0.826797385620915</text:p>
          </table:table-cell>
          <table:table-cell office:value-type="float" office:value="0.634728581620845" calcext:value-type="float">
            <text:p>0.634728581620845</text:p>
          </table:table-cell>
          <table:table-cell office:value-type="float" office:value="0.787752144814255" calcext:value-type="float">
            <text:p>0.787752144814255</text:p>
          </table:table-cell>
          <table:table-cell office:value-type="float" office:value="0.934166371283867" calcext:value-type="float">
            <text:p>0.934166371283867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55172413793103" calcext:value-type="float">
            <text:p>0.255172413793103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335057471264368" calcext:value-type="float">
            <text:p>0.335057471264368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487931034482759" calcext:value-type="float">
            <text:p>0.487931034482759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768965517241379" calcext:value-type="float">
            <text:p>0.768965517241379</text:p>
          </table:table-cell>
          <table:table-cell office:value-type="float" office:value="0.147509578544061" calcext:value-type="float">
            <text:p>0.147509578544061</text:p>
          </table:table-cell>
          <table:table-cell office:value-type="float" office:value="0.647245342845818" calcext:value-type="float">
            <text:p>0.647245342845818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956623186534074" calcext:value-type="float">
            <text:p>0.956623186534074</text:p>
          </table:table-cell>
          <table:table-cell office:value-type="float" office:value="0.798060754345578" calcext:value-type="float">
            <text:p>0.798060754345578</text:p>
          </table:table-cell>
          <table:table-cell office:value-type="float" office:value="0.0137931034482759" calcext:value-type="float">
            <text:p>0.0137931034482759</text:p>
          </table:table-cell>
          <table:table-cell office:value-type="float" office:value="0.957213514454894" calcext:value-type="float">
            <text:p>0.957213514454894</text:p>
          </table:table-cell>
          <table:table-cell office:value-type="float" office:value="0.928275862068966" calcext:value-type="float">
            <text:p>0.928275862068966</text:p>
          </table:table-cell>
          <table:table-cell office:value-type="float" office:value="0.687378259760975" calcext:value-type="float">
            <text:p>0.687378259760975</text:p>
          </table:table-cell>
          <table:table-cell office:value-type="float" office:value="0.817111686706581" calcext:value-type="float">
            <text:p>0.817111686706581</text:p>
          </table:table-cell>
          <table:table-cell office:value-type="float" office:value="0.943854623076583" calcext:value-type="float">
            <text:p>0.943854623076583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66355140186916" calcext:value-type="float">
            <text:p>0.266355140186916</text:p>
          </table:table-cell>
          <table:table-cell office:value-type="float" office:value="0.214953271028037" calcext:value-type="float">
            <text:p>0.214953271028037</text:p>
          </table:table-cell>
          <table:table-cell office:value-type="float" office:value="0.220404984423676" calcext:value-type="float">
            <text:p>0.220404984423676</text:p>
          </table:table-cell>
          <table:table-cell office:value-type="float" office:value="0.352279496497662" calcext:value-type="float">
            <text:p>0.352279496497662</text:p>
          </table:table-cell>
          <table:table-cell office:value-type="float" office:value="0.539830885625278" calcext:value-type="float">
            <text:p>0.539830885625278</text:p>
          </table:table-cell>
          <table:table-cell office:value-type="float" office:value="0.195717227880365" calcext:value-type="float">
            <text:p>0.195717227880365</text:p>
          </table:table-cell>
          <table:table-cell office:value-type="float" office:value="0.508878504672897" calcext:value-type="float">
            <text:p>0.508878504672897</text:p>
          </table:table-cell>
          <table:table-cell office:value-type="float" office:value="0.620327102803738" calcext:value-type="float">
            <text:p>0.620327102803738</text:p>
          </table:table-cell>
          <table:table-cell office:value-type="float" office:value="0.168094496365524" calcext:value-type="float">
            <text:p>0.168094496365524</text:p>
          </table:table-cell>
          <table:table-cell office:value-type="float" office:value="0.626808746033132" calcext:value-type="float">
            <text:p>0.626808746033132</text:p>
          </table:table-cell>
          <table:table-cell office:value-type="float" office:value="0.359675303376248" calcext:value-type="float">
            <text:p>0.359675303376248</text:p>
          </table:table-cell>
          <table:table-cell office:value-type="float" office:value="0.911020782008185" calcext:value-type="float">
            <text:p>0.911020782008185</text:p>
          </table:table-cell>
          <table:table-cell office:value-type="float" office:value="0.807488914335982" calcext:value-type="float">
            <text:p>0.807488914335982</text:p>
          </table:table-cell>
          <table:table-cell office:value-type="float" office:value="0.00934579439252336" calcext:value-type="float">
            <text:p>0.00934579439252336</text:p>
          </table:table-cell>
          <table:table-cell office:value-type="float" office:value="0.911816681501261" calcext:value-type="float">
            <text:p>0.911816681501261</text:p>
          </table:table-cell>
          <table:table-cell office:value-type="float" office:value="0.688992731048806" calcext:value-type="float">
            <text:p>0.688992731048806</text:p>
          </table:table-cell>
          <table:table-cell office:value-type="float" office:value="0.560534764168759" calcext:value-type="float">
            <text:p>0.560534764168759</text:p>
          </table:table-cell>
          <table:table-cell office:value-type="float" office:value="0.751584475493127" calcext:value-type="float">
            <text:p>0.751584475493127</text:p>
          </table:table-cell>
          <table:table-cell office:value-type="float" office:value="0.923554109089792" calcext:value-type="float">
            <text:p>0.923554109089792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356756756756757" calcext:value-type="float">
            <text:p>0.356756756756757</text:p>
          </table:table-cell>
          <table:table-cell office:value-type="float" office:value="0.351143451143451" calcext:value-type="float">
            <text:p>0.351143451143451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744739110592769" calcext:value-type="float">
            <text:p>0.744739110592769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751819126819127" calcext:value-type="float">
            <text:p>0.751819126819127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99381650042574" calcext:value-type="float">
            <text:p>0.99381650042574</text:p>
          </table:table-cell>
          <table:table-cell office:value-type="float" office:value="0.924892457571045" calcext:value-type="float">
            <text:p>0.924892457571045</text:p>
          </table:table-cell>
          <table:table-cell office:value-type="float" office:value="0.00207900207900208" calcext:value-type="float">
            <text:p>0.00207900207900208</text:p>
          </table:table-cell>
          <table:table-cell office:value-type="float" office:value="0.993828547882602" calcext:value-type="float">
            <text:p>0.993828547882602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662836777122491" calcext:value-type="float">
            <text:p>0.662836777122491</text:p>
          </table:table-cell>
          <table:table-cell office:value-type="float" office:value="0.735081235824071" calcext:value-type="float">
            <text:p>0.735081235824071</text:p>
          </table:table-cell>
          <table:table-cell office:value-type="float" office:value="0.886280712372407" calcext:value-type="float">
            <text:p>0.886280712372407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43921568627451" calcext:value-type="float">
            <text:p>0.43921568627451</text:p>
          </table:table-cell>
          <table:table-cell office:value-type="float" office:value="0.553314659197012" calcext:value-type="float">
            <text:p>0.553314659197012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25816993464052" calcext:value-type="float">
            <text:p>0.625816993464052</text:p>
          </table:table-cell>
          <table:table-cell office:value-type="float" office:value="0.0188536953242835" calcext:value-type="float">
            <text:p>0.0188536953242835</text:p>
          </table:table-cell>
          <table:table-cell office:value-type="float" office:value="0.666538510829168" calcext:value-type="float">
            <text:p>0.666538510829168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969066057795667" calcext:value-type="float">
            <text:p>0.969066057795667</text:p>
          </table:table-cell>
          <table:table-cell office:value-type="float" office:value="0.985220271358295" calcext:value-type="float">
            <text:p>0.985220271358295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969675716440422" calcext:value-type="float">
            <text:p>0.969675716440422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661058746553525" calcext:value-type="float">
            <text:p>0.661058746553525</text:p>
          </table:table-cell>
          <table:table-cell office:value-type="float" office:value="0.712281396016698" calcext:value-type="float">
            <text:p>0.712281396016698</text:p>
          </table:table-cell>
          <table:table-cell office:value-type="float" office:value="0.809118774829902" calcext:value-type="float">
            <text:p>0.809118774829902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425742574257426" calcext:value-type="float">
            <text:p>0.425742574257426</text:p>
          </table:table-cell>
          <table:table-cell office:value-type="float" office:value="0.454455445544555" calcext:value-type="float">
            <text:p>0.454455445544555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690784463061691" calcext:value-type="float">
            <text:p>0.690784463061691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671067106710671" calcext:value-type="float">
            <text:p>0.671067106710671</text:p>
          </table:table-cell>
          <table:table-cell office:value-type="float" office:value="0.027989337395278" calcext:value-type="float">
            <text:p>0.027989337395278</text:p>
          </table:table-cell>
          <table:table-cell office:value-type="float" office:value="0.666372577851844" calcext:value-type="float">
            <text:p>0.666372577851844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958418268297418" calcext:value-type="float">
            <text:p>0.958418268297418</text:p>
          </table:table-cell>
          <table:table-cell office:value-type="float" office:value="0.951285944739473" calcext:value-type="float">
            <text:p>0.95128594473947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959234188724995" calcext:value-type="float">
            <text:p>0.959234188724995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665713768995335" calcext:value-type="float">
            <text:p>0.665713768995335</text:p>
          </table:table-cell>
          <table:table-cell office:value-type="float" office:value="0.719985214605985" calcext:value-type="float">
            <text:p>0.719985214605985</text:p>
          </table:table-cell>
          <table:table-cell office:value-type="float" office:value="0.827575208155953" calcext:value-type="float">
            <text:p>0.827575208155953</text:p>
          </table:table-cell>
        </table:table-row>
        <table:table-row table:style-name="ro1">
          <table:table-cell office:value-type="string" calcext:value-type="string">
            <text:p>hutsof99_child_witness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275793650793651" calcext:value-type="float">
            <text:p>0.275793650793651</text:p>
          </table:table-cell>
          <table:table-cell office:value-type="float" office:value="0.427154949461821" calcext:value-type="float">
            <text:p>0.427154949461821</text:p>
          </table:table-cell>
          <table:table-cell office:value-type="float" office:value="0.415873015873016" calcext:value-type="float">
            <text:p>0.415873015873016</text:p>
          </table:table-cell>
          <table:table-cell office:value-type="float" office:value="0.334920634920635" calcext:value-type="float">
            <text:p>0.3349206349206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12952380952381" calcext:value-type="float">
            <text:p>0.12952380952381</text:p>
          </table:table-cell>
          <table:table-cell office:value-type="float" office:value="0.654572940287226" calcext:value-type="float">
            <text:p>0.654572940287226</text:p>
          </table:table-cell>
          <table:table-cell office:value-type="float" office:value="0.367234150093009" calcext:value-type="float">
            <text:p>0.367234150093009</text:p>
          </table:table-cell>
          <table:table-cell office:value-type="float" office:value="0.909722222222222" calcext:value-type="float">
            <text:p>0.909722222222222</text:p>
          </table:table-cell>
          <table:table-cell office:value-type="float" office:value="0.712108718830997" calcext:value-type="float">
            <text:p>0.712108718830997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914117647058824" calcext:value-type="float">
            <text:p>0.914117647058824</text:p>
          </table:table-cell>
          <table:table-cell office:value-type="float" office:value="0.796130952380952" calcext:value-type="float">
            <text:p>0.796130952380952</text:p>
          </table:table-cell>
          <table:table-cell office:value-type="float" office:value="0.629337339696462" calcext:value-type="float">
            <text:p>0.629337339696462</text:p>
          </table:table-cell>
          <table:table-cell office:value-type="float" office:value="0.795145896137457" calcext:value-type="float">
            <text:p>0.795145896137457</text:p>
          </table:table-cell>
          <table:table-cell office:value-type="float" office:value="0.958219722413833" calcext:value-type="float">
            <text:p>0.958219722413833</text:p>
          </table:table-cell>
        </table:table-row>
        <table:table-row table:style-name="ro1">
          <table:table-cell office:value-type="string" calcext:value-type="string">
            <text:p>no2</text:p>
          </table:table-cell>
          <table:table-cell office:value-type="float" office:value="0.29" calcext:value-type="float">
            <text:p>0.29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409833333333333" calcext:value-type="float">
            <text:p>0.409833333333333</text:p>
          </table:table-cell>
          <table:table-cell office:value-type="float" office:value="0.475248573288992" calcext:value-type="float">
            <text:p>0.475248573288992</text:p>
          </table:table-cell>
          <table:table-cell office:value-type="float" office:value="0.647" calcext:value-type="float">
            <text:p>0.6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6533333333333" calcext:value-type="float">
            <text:p>0.586533333333333</text:p>
          </table:table-cell>
          <table:table-cell office:value-type="float" office:value="0.00396812749003984" calcext:value-type="float">
            <text:p>0.00396812749003984</text:p>
          </table:table-cell>
          <table:table-cell office:value-type="float" office:value="0.666661333333333" calcext:value-type="float">
            <text:p>0.666661333333333</text:p>
          </table:table-cell>
          <table:table-cell office:value-type="float" office:value="0.482011407229733" calcext:value-type="float">
            <text:p>0.482011407229733</text:p>
          </table:table-cell>
          <table:table-cell office:value-type="float" office:value="0.993840580645161" calcext:value-type="float">
            <text:p>0.993840580645161</text:p>
          </table:table-cell>
          <table:table-cell office:value-type="float" office:value="0.85923816916325" calcext:value-type="float">
            <text:p>0.859238169163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3865213843421" calcext:value-type="float">
            <text:p>0.993865213843421</text:p>
          </table:table-cell>
          <table:table-cell office:value-type="float" office:value="0.973714285714286" calcext:value-type="float">
            <text:p>0.973714285714286</text:p>
          </table:table-cell>
          <table:table-cell office:value-type="float" office:value="0.702471262650551" calcext:value-type="float">
            <text:p>0.702471262650551</text:p>
          </table:table-cell>
          <table:table-cell office:value-type="float" office:value="0.833713983360724" calcext:value-type="float">
            <text:p>0.833713983360724</text:p>
          </table:table-cell>
          <table:table-cell office:value-type="float" office:value="0.957607289865883" calcext:value-type="float">
            <text:p>0.957607289865883</text:p>
          </table:table-cell>
        </table:table-row>
        <table:table-row table:style-name="ro1">
          <table:table-cell office:value-type="string" calcext:value-type="string">
            <text:p>sleuth_ex2016</text:p>
          </table:table-cell>
          <table:table-cell office:value-type="float" office:value="0.298850574712644" calcext:value-type="float">
            <text:p>0.298850574712644</text:p>
          </table:table-cell>
          <table:table-cell office:value-type="float" office:value="0.360919540229885" calcext:value-type="float">
            <text:p>0.360919540229885</text:p>
          </table:table-cell>
          <table:table-cell office:value-type="float" office:value="0.348275862068965" calcext:value-type="float">
            <text:p>0.348275862068965</text:p>
          </table:table-cell>
          <table:table-cell office:value-type="float" office:value="0.453020077102011" calcext:value-type="float">
            <text:p>0.453020077102011</text:p>
          </table:table-cell>
          <table:table-cell office:value-type="float" office:value="0.500249875062469" calcext:value-type="float">
            <text:p>0.500249875062469</text:p>
          </table:table-cell>
          <table:table-cell office:value-type="float" office:value="0.278656056587091" calcext:value-type="float">
            <text:p>0.278656056587091</text:p>
          </table:table-cell>
          <table:table-cell office:value-type="float" office:value="0.593390804597701" calcext:value-type="float">
            <text:p>0.593390804597701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032183908045977" calcext:value-type="float">
            <text:p>0.032183908045977</text:p>
          </table:table-cell>
          <table:table-cell office:value-type="float" office:value="0.666270313119302" calcext:value-type="float">
            <text:p>0.666270313119302</text:p>
          </table:table-cell>
          <table:table-cell office:value-type="float" office:value="0.343043440133609" calcext:value-type="float">
            <text:p>0.343043440133609</text:p>
          </table:table-cell>
          <table:table-cell office:value-type="float" office:value="0.942936514004639" calcext:value-type="float">
            <text:p>0.942936514004639</text:p>
          </table:table-cell>
          <table:table-cell office:value-type="float" office:value="0.77000929775113" calcext:value-type="float">
            <text:p>0.77000929775113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0.944261995986133" calcext:value-type="float">
            <text:p>0.944261995986133</text:p>
          </table:table-cell>
          <table:table-cell office:value-type="float" office:value="0.640229885057471" calcext:value-type="float">
            <text:p>0.640229885057471</text:p>
          </table:table-cell>
          <table:table-cell office:value-type="float" office:value="0.61556605075128" calcext:value-type="float">
            <text:p>0.61556605075128</text:p>
          </table:table-cell>
          <table:table-cell office:value-type="float" office:value="0.771404656652059" calcext:value-type="float">
            <text:p>0.771404656652059</text:p>
          </table:table-cell>
          <table:table-cell office:value-type="float" office:value="0.948670929472682" calcext:value-type="float">
            <text:p>0.948670929472682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730870316137268" calcext:value-type="float">
            <text:p>0.730870316137268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1" calcext:value-type="float">
            <text:p>1</text:p>
          </table:table-cell>
          <table:table-cell office:value-type="float" office:value="0.171397461890816" calcext:value-type="float">
            <text:p>0.171397461890816</text:p>
          </table:table-cell>
          <table:table-cell office:value-type="float" office:value="0.605018479243291" calcext:value-type="float">
            <text:p>0.605018479243291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904550311408326" calcext:value-type="float">
            <text:p>0.904550311408326</text:p>
          </table:table-cell>
          <table:table-cell office:value-type="float" office:value="0.00345423143350604" calcext:value-type="float">
            <text:p>0.00345423143350604</text:p>
          </table:table-cell>
          <table:table-cell office:value-type="float" office:value="0.988868940209332" calcext:value-type="float">
            <text:p>0.988868940209332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614944576676015" calcext:value-type="float">
            <text:p>0.614944576676015</text:p>
          </table:table-cell>
          <table:table-cell office:value-type="float" office:value="0.765888262684638" calcext:value-type="float">
            <text:p>0.765888262684638</text:p>
          </table:table-cell>
          <table:table-cell office:value-type="float" office:value="0.946065877030485" calcext:value-type="float">
            <text:p>0.946065877030485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625711275026344" calcext:value-type="float">
            <text:p>0.625711275026344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 office:value-type="string" calcext:value-type="string">
            <text:p>NaN</text:p>
          </table:table-cell>
          <table:table-cell office:value-type="float" office:value="0.15276950565813" calcext:value-type="float">
            <text:p>0.15276950565813</text:p>
          </table:table-cell>
          <table:table-cell office:value-type="float" office:value="0.644085819728529" calcext:value-type="float">
            <text:p>0.644085819728529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20542106460897" calcext:value-type="float">
            <text:p>0.720542106460897</text:p>
          </table:table-cell>
          <table:table-cell office:value-type="float" office:value="0.00547945205479452" calcext:value-type="float">
            <text:p>0.00547945205479452</text:p>
          </table:table-cell>
          <table:table-cell office:value-type="float" office:value="0.988743299583085" calcext:value-type="float">
            <text:p>0.988743299583085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" calcext:value-type="float">
            <text:p>0</text:p>
          </table:table-cell>
          <table:table-cell office:value-type="float" office:value="0.769062042134019" calcext:value-type="float">
            <text:p>0.769062042134019</text:p>
          </table:table-cell>
          <table:table-cell office:value-type="float" office:value="0.979238513462604" calcext:value-type="float">
            <text:p>0.979238513462604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18452380952381" calcext:value-type="float">
            <text:p>0.318452380952381</text:p>
          </table:table-cell>
          <table:table-cell office:value-type="float" office:value="0.432142857142857" calcext:value-type="float">
            <text:p>0.432142857142857</text:p>
          </table:table-cell>
          <table:table-cell office:value-type="float" office:value="0.414037698412698" calcext:value-type="float">
            <text:p>0.414037698412698</text:p>
          </table:table-cell>
          <table:table-cell office:value-type="float" office:value="0.480473961829033" calcext:value-type="float">
            <text:p>0.480473961829033</text:p>
          </table:table-cell>
          <table:table-cell office:value-type="float" office:value="0.672619047619048" calcext:value-type="float">
            <text:p>0.672619047619048</text:p>
          </table:table-cell>
          <table:table-cell office:value-type="float" office:value="0.416569228407091" calcext:value-type="float">
            <text:p>0.416569228407091</text:p>
          </table:table-cell>
          <table:table-cell office:value-type="float" office:value="0.48817791005291" calcext:value-type="float">
            <text:p>0.48817791005291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416351753772047" calcext:value-type="float">
            <text:p>0.416351753772047</text:p>
          </table:table-cell>
          <table:table-cell office:value-type="float" office:value="0.9960596176804" calcext:value-type="float">
            <text:p>0.9960596176804</text:p>
          </table:table-cell>
          <table:table-cell office:value-type="float" office:value="0.842753320670059" calcext:value-type="float">
            <text:p>0.842753320670059</text:p>
          </table:table-cell>
          <table:table-cell office:value-type="float" office:value="0.00297619047619048" calcext:value-type="float">
            <text:p>0.00297619047619048</text:p>
          </table:table-cell>
          <table:table-cell office:value-type="float" office:value="0.996070498511905" calcext:value-type="float">
            <text:p>0.996070498511905</text:p>
          </table:table-cell>
          <table:table-cell office:value-type="float" office:value="0.672949735449735" calcext:value-type="float">
            <text:p>0.672949735449735</text:p>
          </table:table-cell>
          <table:table-cell office:value-type="float" office:value="0.665772303941497" calcext:value-type="float">
            <text:p>0.665772303941497</text:p>
          </table:table-cell>
          <table:table-cell office:value-type="float" office:value="0.787120620237229" calcext:value-type="float">
            <text:p>0.787120620237229</text:p>
          </table:table-cell>
          <table:table-cell office:value-type="float" office:value="0.966821618513884" calcext:value-type="float">
            <text:p>0.966821618513884</text:p>
          </table:table-cell>
        </table:table-row>
        <table:table-row table:style-name="ro1">
          <table:table-cell office:value-type="string" calcext:value-type="string">
            <text:p>jEdit_4.2_4.3</text:p>
          </table:table-cell>
          <table:table-cell office:value-type="float" office:value="0.319783197831978" calcext:value-type="float">
            <text:p>0.319783197831978</text:p>
          </table:table-cell>
          <table:table-cell office:value-type="float" office:value="0.390243902439024" calcext:value-type="float">
            <text:p>0.390243902439024</text:p>
          </table:table-cell>
          <table:table-cell office:value-type="float" office:value="0.369512195121951" calcext:value-type="float">
            <text:p>0.369512195121951</text:p>
          </table:table-cell>
          <table:table-cell office:value-type="float" office:value="0.430564190234961" calcext:value-type="float">
            <text:p>0.430564190234961</text:p>
          </table:table-cell>
          <table:table-cell office:value-type="float" office:value="0.691831204026326" calcext:value-type="float">
            <text:p>0.691831204026326</text:p>
          </table:table-cell>
          <table:table-cell office:value-type="float" office:value="0.382452915112884" calcext:value-type="float">
            <text:p>0.382452915112884</text:p>
          </table:table-cell>
          <table:table-cell office:value-type="float" office:value="0.552458381726674" calcext:value-type="float">
            <text:p>0.552458381726674</text:p>
          </table:table-cell>
          <table:table-cell office:value-type="float" office:value="0.812104787714544" calcext:value-type="float">
            <text:p>0.812104787714544</text:p>
          </table:table-cell>
          <table:table-cell office:value-type="float" office:value="0.0854854136776662" calcext:value-type="float">
            <text:p>0.0854854136776662</text:p>
          </table:table-cell>
          <table:table-cell office:value-type="float" office:value="0.662943133496375" calcext:value-type="float">
            <text:p>0.662943133496375</text:p>
          </table:table-cell>
          <table:table-cell office:value-type="float" office:value="0.468645154356173" calcext:value-type="float">
            <text:p>0.468645154356173</text:p>
          </table:table-cell>
          <table:table-cell office:value-type="float" office:value="0.988309243299089" calcext:value-type="float">
            <text:p>0.988309243299089</text:p>
          </table:table-cell>
          <table:table-cell office:value-type="float" office:value="0.954289183409334" calcext:value-type="float">
            <text:p>0.954289183409334</text:p>
          </table:table-cell>
          <table:table-cell office:value-type="float" office:value="0.00542005420054201" calcext:value-type="float">
            <text:p>0.00542005420054201</text:p>
          </table:table-cell>
          <table:table-cell office:value-type="float" office:value="0.988372486220406" calcext:value-type="float">
            <text:p>0.988372486220406</text:p>
          </table:table-cell>
          <table:table-cell office:value-type="float" office:value="0.813685636856368" calcext:value-type="float">
            <text:p>0.813685636856368</text:p>
          </table:table-cell>
          <table:table-cell office:value-type="float" office:value="0.655780100425168" calcext:value-type="float">
            <text:p>0.655780100425168</text:p>
          </table:table-cell>
          <table:table-cell office:value-type="float" office:value="0.730640456536694" calcext:value-type="float">
            <text:p>0.730640456536694</text:p>
          </table:table-cell>
          <table:table-cell office:value-type="float" office:value="0.877074686372225" calcext:value-type="float">
            <text:p>0.877074686372225</text:p>
          </table:table-cell>
        </table:table-row>
        <table:table-row table:style-name="ro1">
          <table:table-cell office:value-type="string" calcext:value-type="string">
            <text:p>cmc</text:p>
          </table:table-cell>
          <table:table-cell office:value-type="float" office:value="0.322471147318398" calcext:value-type="float">
            <text:p>0.322471147318398</text:p>
          </table:table-cell>
          <table:table-cell office:value-type="float" office:value="0.409232858112695" calcext:value-type="float">
            <text:p>0.409232858112695</text:p>
          </table:table-cell>
          <table:table-cell office:value-type="float" office:value="0.410251188051595" calcext:value-type="float">
            <text:p>0.410251188051595</text:p>
          </table:table-cell>
          <table:table-cell office:value-type="float" office:value="0.438596210932289" calcext:value-type="float">
            <text:p>0.438596210932289</text:p>
          </table:table-cell>
          <table:table-cell office:value-type="float" office:value="0.856851905731743" calcext:value-type="float">
            <text:p>0.856851905731743</text:p>
          </table:table-cell>
          <table:table-cell office:value-type="float" office:value="0.369483645896706" calcext:value-type="float">
            <text:p>0.369483645896706</text:p>
          </table:table-cell>
          <table:table-cell office:value-type="float" office:value="0.435897435897436" calcext:value-type="float">
            <text:p>0.435897435897436</text:p>
          </table:table-cell>
          <table:table-cell office:value-type="float" office:value="0.696877121520706" calcext:value-type="float">
            <text:p>0.696877121520706</text:p>
          </table:table-cell>
          <table:table-cell office:value-type="float" office:value="0.108778711917195" calcext:value-type="float">
            <text:p>0.108778711917195</text:p>
          </table:table-cell>
          <table:table-cell office:value-type="float" office:value="0.659565165357824" calcext:value-type="float">
            <text:p>0.659565165357824</text:p>
          </table:table-cell>
          <table:table-cell office:value-type="float" office:value="0.451809193228687" calcext:value-type="float">
            <text:p>0.451809193228687</text:p>
          </table:table-cell>
          <table:table-cell office:value-type="float" office:value="0.997437991766868" calcext:value-type="float">
            <text:p>0.997437991766868</text:p>
          </table:table-cell>
          <table:table-cell office:value-type="float" office:value="0.949872797230703" calcext:value-type="float">
            <text:p>0.949872797230703</text:p>
          </table:table-cell>
          <table:table-cell office:value-type="float" office:value="0.00135777325186694" calcext:value-type="float">
            <text:p>0.00135777325186694</text:p>
          </table:table-cell>
          <table:table-cell office:value-type="float" office:value="0.99744139989564" calcext:value-type="float">
            <text:p>0.99744139989564</text:p>
          </table:table-cell>
          <table:table-cell office:value-type="float" office:value="0.43448744059742" calcext:value-type="float">
            <text:p>0.43448744059742</text:p>
          </table:table-cell>
          <table:table-cell office:value-type="float" office:value="0.666536736211943" calcext:value-type="float">
            <text:p>0.666536736211943</text:p>
          </table:table-cell>
          <table:table-cell office:value-type="float" office:value="0.74251496928921" calcext:value-type="float">
            <text:p>0.74251496928921</text:p>
          </table:table-cell>
          <table:table-cell office:value-type="float" office:value="0.893834991645326" calcext:value-type="float">
            <text:p>0.893834991645326</text:p>
          </table:table-cell>
        </table:table-row>
        <table:table-row table:style-name="ro1">
          <table:table-cell office:value-type="string" calcext:value-type="string">
            <text:p>chscase_census4</text:p>
          </table:table-cell>
          <table:table-cell office:value-type="float" office:value="0.33" calcext:value-type="float">
            <text:p>0.3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31875" calcext:value-type="float">
            <text:p>0.531875</text:p>
          </table:table-cell>
          <table:table-cell office:value-type="float" office:value="0.506019150013213" calcext:value-type="float">
            <text:p>0.506019150013213</text:p>
          </table:table-cell>
          <table:table-cell office:value-type="float" office:value="0.575882352941176" calcext:value-type="float">
            <text:p>0.575882352941176</text:p>
          </table:table-cell>
          <table:table-cell office:value-type="float" office:value="0.49955" calcext:value-type="float">
            <text:p>0.49955</text:p>
          </table:table-cell>
          <table:table-cell office:value-type="float" office:value="0.607166666666667" calcext:value-type="float">
            <text:p>0.607166666666667</text:p>
          </table:table-cell>
          <table:table-cell office:value-type="string" calcext:value-type="string">
            <text:p>NaN</text:p>
          </table:table-cell>
          <table:table-cell office:value-type="float" office:value="0.028252427184466" calcext:value-type="float">
            <text:p>0.028252427184466</text:p>
          </table:table-cell>
          <table:table-cell office:value-type="float" office:value="0.666366666666667" calcext:value-type="float">
            <text:p>0.666366666666667</text:p>
          </table:table-cell>
          <table:table-cell office:value-type="float" office:value="0.498711280421788" calcext:value-type="float">
            <text:p>0.498711280421788</text:p>
          </table:table-cell>
          <table:table-cell office:value-type="float" office:value="0.995376405914318" calcext:value-type="float">
            <text:p>0.995376405914318</text:p>
          </table:table-cell>
          <table:table-cell office:value-type="float" office:value="0.808702944742996" calcext:value-type="float">
            <text:p>0.80870294474299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5399484536083" calcext:value-type="float">
            <text:p>0.995399484536083</text:p>
          </table:table-cell>
          <table:table-cell office:value-type="float" office:value="0.986071428571428" calcext:value-type="float">
            <text:p>0.986071428571428</text:p>
          </table:table-cell>
          <table:table-cell office:value-type="float" office:value="0.723568317864242" calcext:value-type="float">
            <text:p>0.723568317864242</text:p>
          </table:table-cell>
          <table:table-cell office:value-type="float" office:value="0.841679520446237" calcext:value-type="float">
            <text:p>0.841679520446237</text:p>
          </table:table-cell>
          <table:table-cell office:value-type="float" office:value="0.956430675505099" calcext:value-type="float">
            <text:p>0.956430675505099</text:p>
          </table:table-cell>
        </table:table-row>
        <table:table-row table:style-name="ro1">
          <table:table-cell office:value-type="string" calcext:value-type="string">
            <text:p>sensory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2916666666667" calcext:value-type="float">
            <text:p>0.422916666666667</text:p>
          </table:table-cell>
          <table:table-cell office:value-type="float" office:value="0.39603587962963" calcext:value-type="float">
            <text:p>0.39603587962963</text:p>
          </table:table-cell>
          <table:table-cell office:value-type="float" office:value="0.437176527403882" calcext:value-type="float">
            <text:p>0.437176527403882</text:p>
          </table:table-cell>
          <table:table-cell office:value-type="float" office:value="0.82281746031746" calcext:value-type="float">
            <text:p>0.82281746031746</text:p>
          </table:table-cell>
          <table:table-cell office:value-type="float" office:value="0.485526379243827" calcext:value-type="float">
            <text:p>0.485526379243827</text:p>
          </table:table-cell>
          <table:table-cell office:value-type="float" office:value="0.683396464646465" calcext:value-type="float">
            <text:p>0.683396464646465</text:p>
          </table:table-cell>
          <table:table-cell office:value-type="string" calcext:value-type="string">
            <text:p>NaN</text:p>
          </table:table-cell>
          <table:table-cell office:value-type="float" office:value="0.120662298054731" calcext:value-type="float">
            <text:p>0.120662298054731</text:p>
          </table:table-cell>
          <table:table-cell office:value-type="float" office:value="0.657017586162552" calcext:value-type="float">
            <text:p>0.657017586162552</text:p>
          </table:table-cell>
          <table:table-cell office:value-type="float" office:value="0.485191783591318" calcext:value-type="float">
            <text:p>0.485191783591318</text:p>
          </table:table-cell>
          <table:table-cell office:value-type="float" office:value="0.994850935165733" calcext:value-type="float">
            <text:p>0.994850935165733</text:p>
          </table:table-cell>
          <table:table-cell office:value-type="float" office:value="0.889278486498143" calcext:value-type="float">
            <text:p>0.889278486498143</text:p>
          </table:table-cell>
          <table:table-cell office:value-type="float" office:value="0.00347222222222222" calcext:value-type="float">
            <text:p>0.00347222222222222</text:p>
          </table:table-cell>
          <table:table-cell office:value-type="float" office:value="0.994868726091101" calcext:value-type="float">
            <text:p>0.994868726091101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31954913773096" calcext:value-type="float">
            <text:p>0.731954913773096</text:p>
          </table:table-cell>
          <table:table-cell office:value-type="float" office:value="0.943232693232693" calcext:value-type="float">
            <text:p>0.943232693232693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73331197950032" calcext:value-type="float">
            <text:p>0.73331197950032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1" calcext:value-type="float">
            <text:p>1</text:p>
          </table:table-cell>
          <table:table-cell office:value-type="float" office:value="0.0353175333417273" calcext:value-type="float">
            <text:p>0.0353175333417273</text:p>
          </table:table-cell>
          <table:table-cell office:value-type="float" office:value="0.666182375139925" calcext:value-type="float">
            <text:p>0.666182375139925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909363489249892" calcext:value-type="float">
            <text:p>0.909363489249892</text:p>
          </table:table-cell>
          <table:table-cell office:value-type="float" office:value="0.00224215246636771" calcext:value-type="float">
            <text:p>0.00224215246636771</text:p>
          </table:table-cell>
          <table:table-cell office:value-type="float" office:value="0.99596220204168" calcext:value-type="float">
            <text:p>0.99596220204168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" calcext:value-type="float">
            <text:p>0</text:p>
          </table:table-cell>
          <table:table-cell office:value-type="float" office:value="0.714248564886043" calcext:value-type="float">
            <text:p>0.714248564886043</text:p>
          </table:table-cell>
          <table:table-cell office:value-type="float" office:value="0.951641792525916" calcext:value-type="float">
            <text:p>0.951641792525916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775626827865542" calcext:value-type="float">
            <text:p>0.775626827865542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676107732406603" calcext:value-type="float">
            <text:p>0.676107732406603</text:p>
          </table:table-cell>
          <table:table-cell office:value-type="float" office:value="0.0545174551126822" calcext:value-type="float">
            <text:p>0.0545174551126822</text:p>
          </table:table-cell>
          <table:table-cell office:value-type="float" office:value="0.665398300071734" calcext:value-type="float">
            <text:p>0.665398300071734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934216424431959" calcext:value-type="float">
            <text:p>0.934216424431959</text:p>
          </table:table-cell>
          <table:table-cell office:value-type="float" office:value="0.00173761946133797" calcext:value-type="float">
            <text:p>0.00173761946133797</text:p>
          </table:table-cell>
          <table:table-cell office:value-type="float" office:value="0.996203843396849" calcext:value-type="float">
            <text:p>0.996203843396849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" calcext:value-type="float">
            <text:p>0</text:p>
          </table:table-cell>
          <table:table-cell office:value-type="float" office:value="0.711017310694134" calcext:value-type="float">
            <text:p>0.711017310694134</text:p>
          </table:table-cell>
          <table:table-cell office:value-type="float" office:value="0.935353504058683" calcext:value-type="float">
            <text:p>0.935353504058683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office:value-type="float" office:value="0.40260663507109" calcext:value-type="float">
            <text:p>0.40260663507109</text:p>
          </table:table-cell>
          <table:table-cell office:value-type="float" office:value="0.395458135860979" calcext:value-type="float">
            <text:p>0.395458135860979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849394418114797" calcext:value-type="float">
            <text:p>0.849394418114797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66824644549763" calcext:value-type="float">
            <text:p>0.66824644549763</text:p>
          </table:table-cell>
          <table:table-cell office:value-type="float" office:value="0.137436120978288" calcext:value-type="float">
            <text:p>0.137436120978288</text:p>
          </table:table-cell>
          <table:table-cell office:value-type="float" office:value="0.651840330031521" calcext:value-type="float">
            <text:p>0.651840330031521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995349519068748" calcext:value-type="float">
            <text:p>0.995349519068748</text:p>
          </table:table-cell>
          <table:table-cell office:value-type="float" office:value="0.942793573275012" calcext:value-type="float">
            <text:p>0.942793573275012</text:p>
          </table:table-cell>
          <table:table-cell office:value-type="float" office:value="0.0023696682464455" calcext:value-type="float">
            <text:p>0.0023696682464455</text:p>
          </table:table-cell>
          <table:table-cell office:value-type="float" office:value="0.995359885348849" calcext:value-type="float">
            <text:p>0.995359885348849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666454558875184" calcext:value-type="float">
            <text:p>0.666454558875184</text:p>
          </table:table-cell>
          <table:table-cell office:value-type="float" office:value="0.737890525138955" calcext:value-type="float">
            <text:p>0.737890525138955</text:p>
          </table:table-cell>
          <table:table-cell office:value-type="float" office:value="0.89175545956145" calcext:value-type="float">
            <text:p>0.89175545956145</text:p>
          </table:table-cell>
        </table:table-row>
        <table:table-row table:style-name="ro1">
          <table:table-cell office:value-type="string" calcext:value-type="string">
            <text:p>disclosure_x_noise</text:p>
          </table:table-cell>
          <table:table-cell office:value-type="float" office:value="0.33987915407855" calcext:value-type="float">
            <text:p>0.33987915407855</text:p>
          </table:table-cell>
          <table:table-cell office:value-type="float" office:value="0.496978851963746" calcext:value-type="float">
            <text:p>0.496978851963746</text:p>
          </table:table-cell>
          <table:table-cell office:value-type="float" office:value="0.513695871097684" calcext:value-type="float">
            <text:p>0.513695871097684</text:p>
          </table:table-cell>
          <table:table-cell office:value-type="float" office:value="0.497587132835111" calcext:value-type="float">
            <text:p>0.497587132835111</text:p>
          </table:table-cell>
          <table:table-cell office:value-type="float" office:value="0.665515753129046" calcext:value-type="float">
            <text:p>0.665515753129046</text:p>
          </table:table-cell>
          <table:table-cell office:value-type="float" office:value="0.499981745329086" calcext:value-type="float">
            <text:p>0.499981745329086</text:p>
          </table:table-cell>
          <table:table-cell office:value-type="float" office:value="0.505498489425982" calcext:value-type="float">
            <text:p>0.505498489425982</text:p>
          </table:table-cell>
          <table:table-cell office:value-type="string" calcext:value-type="string">
            <text:p>NaN</text:p>
          </table:table-cell>
          <table:table-cell office:value-type="float" office:value="0.00596971593950444" calcext:value-type="float">
            <text:p>0.00596971593950444</text:p>
          </table:table-cell>
          <table:table-cell office:value-type="float" office:value="0.666654496886058" calcext:value-type="float">
            <text:p>0.666654496886058</text:p>
          </table:table-cell>
          <table:table-cell office:value-type="float" office:value="0.50277281287405" calcext:value-type="float">
            <text:p>0.50277281287405</text:p>
          </table:table-cell>
          <table:table-cell office:value-type="float" office:value="0.996722558201267" calcext:value-type="float">
            <text:p>0.996722558201267</text:p>
          </table:table-cell>
          <table:table-cell office:value-type="float" office:value="0.931594582231665" calcext:value-type="float">
            <text:p>0.931594582231665</text:p>
          </table:table-cell>
          <table:table-cell office:value-type="float" office:value="0.00302114803625378" calcext:value-type="float">
            <text:p>0.00302114803625378</text:p>
          </table:table-cell>
          <table:table-cell office:value-type="float" office:value="0.996732460060865" calcext:value-type="float">
            <text:p>0.996732460060865</text:p>
          </table:table-cell>
          <table:table-cell office:value-type="float" office:value="0.989929506545821" calcext:value-type="float">
            <text:p>0.989929506545821</text:p>
          </table:table-cell>
          <table:table-cell office:value-type="float" office:value="0.800085273438873" calcext:value-type="float">
            <text:p>0.800085273438873</text:p>
          </table:table-cell>
          <table:table-cell office:value-type="float" office:value="0.873026368841912" calcext:value-type="float">
            <text:p>0.873026368841912</text:p>
          </table:table-cell>
          <table:table-cell office:value-type="float" office:value="0.941788148989212" calcext:value-type="float">
            <text:p>0.941788148989212</text:p>
          </table:table-cell>
        </table:table-row>
        <table:table-row table:style-name="ro1">
          <table:table-cell office:value-type="string" calcext:value-type="string">
            <text:p>witmer_census_1980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466727854550086" calcext:value-type="float">
            <text:p>0.466727854550086</text:p>
          </table:table-cell>
          <table:table-cell office:value-type="float" office:value="0.447272727272727" calcext:value-type="float">
            <text:p>0.447272727272727</text:p>
          </table:table-cell>
          <table:table-cell office:value-type="float" office:value="0.339581320450886" calcext:value-type="float">
            <text:p>0.339581320450886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0369230769230769" calcext:value-type="float">
            <text:p>0.0369230769230769</text:p>
          </table:table-cell>
          <table:table-cell office:value-type="float" office:value="0.666133333333333" calcext:value-type="float">
            <text:p>0.666133333333333</text:p>
          </table:table-cell>
          <table:table-cell office:value-type="float" office:value="0.433024480478739" calcext:value-type="float">
            <text:p>0.433024480478739</text:p>
          </table:table-cell>
          <table:table-cell office:value-type="float" office:value="0.932069565217391" calcext:value-type="float">
            <text:p>0.932069565217391</text:p>
          </table:table-cell>
          <table:table-cell office:value-type="float" office:value="0.79242249386184" calcext:value-type="float">
            <text:p>0.79242249386184</text:p>
          </table:table-cell>
          <table:table-cell office:value-type="float" office:value="0.04" calcext:value-type="float">
            <text:p>0.04</text:p>
          </table:table-cell>
          <table:table-cell office:value-type="float" office:value="0.934807692307692" calcext:value-type="float">
            <text:p>0.934807692307692</text:p>
          </table:table-cell>
          <table:table-cell office:value-type="float" office:value="0.735" calcext:value-type="float">
            <text:p>0.735</text:p>
          </table:table-cell>
          <table:table-cell office:value-type="float" office:value="0.649035096917516" calcext:value-type="float">
            <text:p>0.649035096917516</text:p>
          </table:table-cell>
          <table:table-cell office:value-type="float" office:value="0.77022905051844" calcext:value-type="float">
            <text:p>0.77022905051844</text:p>
          </table:table-cell>
          <table:table-cell office:value-type="float" office:value="0.904971522444459" calcext:value-type="float">
            <text:p>0.904971522444459</text:p>
          </table:table-cell>
        </table:table-row>
        <table:table-row table:style-name="ro1">
          <table:table-cell office:value-type="string" calcext:value-type="string">
            <text:p>disclosure_x_bias</text:p>
          </table:table-cell>
          <table:table-cell office:value-type="float" office:value="0.342900302114804" calcext:value-type="float">
            <text:p>0.342900302114804</text:p>
          </table:table-cell>
          <table:table-cell office:value-type="float" office:value="0.506344410876133" calcext:value-type="float">
            <text:p>0.506344410876133</text:p>
          </table:table-cell>
          <table:table-cell office:value-type="float" office:value="0.50392749244713" calcext:value-type="float">
            <text:p>0.50392749244713</text:p>
          </table:table-cell>
          <table:table-cell office:value-type="float" office:value="0.49729734482679" calcext:value-type="float">
            <text:p>0.49729734482679</text:p>
          </table:table-cell>
          <table:table-cell office:value-type="float" office:value="0.648036253776435" calcext:value-type="float">
            <text:p>0.648036253776435</text:p>
          </table:table-cell>
          <table:table-cell office:value-type="float" office:value="0.499105521125218" calcext:value-type="float">
            <text:p>0.499105521125218</text:p>
          </table:table-cell>
          <table:table-cell office:value-type="float" office:value="0.602807890527812" calcext:value-type="float">
            <text:p>0.602807890527812</text:p>
          </table:table-cell>
          <table:table-cell office:value-type="string" calcext:value-type="string">
            <text:p>NaN</text:p>
          </table:table-cell>
          <table:table-cell office:value-type="float" office:value="0.0388633477823022" calcext:value-type="float">
            <text:p>0.0388633477823022</text:p>
          </table:table-cell>
          <table:table-cell office:value-type="float" office:value="0.666070347416812" calcext:value-type="float">
            <text:p>0.666070347416812</text:p>
          </table:table-cell>
          <table:table-cell office:value-type="float" office:value="0.505487497311775" calcext:value-type="float">
            <text:p>0.505487497311775</text:p>
          </table:table-cell>
          <table:table-cell office:value-type="float" office:value="0.997047777183884" calcext:value-type="float">
            <text:p>0.997047777183884</text:p>
          </table:table-cell>
          <table:table-cell office:value-type="float" office:value="0.932988728390808" calcext:value-type="float">
            <text:p>0.932988728390808</text:p>
          </table:table-cell>
          <table:table-cell office:value-type="float" office:value="0.00302114803625378" calcext:value-type="float">
            <text:p>0.00302114803625378</text:p>
          </table:table-cell>
          <table:table-cell office:value-type="float" office:value="0.997056656228768" calcext:value-type="float">
            <text:p>0.997056656228768</text:p>
          </table:table-cell>
          <table:table-cell office:value-type="float" office:value="0.986404833836858" calcext:value-type="float">
            <text:p>0.986404833836858</text:p>
          </table:table-cell>
          <table:table-cell office:value-type="float" office:value="0.785008460660531" calcext:value-type="float">
            <text:p>0.785008460660531</text:p>
          </table:table-cell>
          <table:table-cell office:value-type="float" office:value="0.86147852771063" calcext:value-type="float">
            <text:p>0.86147852771063</text:p>
          </table:table-cell>
          <table:table-cell office:value-type="float" office:value="0.933897072159924" calcext:value-type="float">
            <text:p>0.933897072159924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458585858585859" calcext:value-type="float">
            <text:p>0.458585858585859</text:p>
          </table:table-cell>
          <table:table-cell office:value-type="float" office:value="0.494444444444444" calcext:value-type="float">
            <text:p>0.494444444444444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474747474747475" calcext:value-type="float">
            <text:p>0.474747474747475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912457912457912" calcext:value-type="float">
            <text:p>0.912457912457912</text:p>
          </table:table-cell>
          <table:table-cell office:value-type="float" office:value="0.00989898989898991" calcext:value-type="float">
            <text:p>0.00989898989898991</text:p>
          </table:table-cell>
          <table:table-cell office:value-type="float" office:value="0.666632656531647" calcext:value-type="float">
            <text:p>0.666632656531647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964543393114822" calcext:value-type="float">
            <text:p>0.964543393114822</text:p>
          </table:table-cell>
          <table:table-cell office:value-type="float" office:value="0.968394826279516" calcext:value-type="float">
            <text:p>0.968394826279516</text:p>
          </table:table-cell>
          <table:table-cell office:value-type="float" office:value="0.0202020202020202" calcext:value-type="float">
            <text:p>0.0202020202020202</text:p>
          </table:table-cell>
          <table:table-cell office:value-type="float" office:value="0.965260770975057" calcext:value-type="float">
            <text:p>0.965260770975057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662646821988222" calcext:value-type="float">
            <text:p>0.662646821988222</text:p>
          </table:table-cell>
          <table:table-cell office:value-type="float" office:value="0.714784617749154" calcext:value-type="float">
            <text:p>0.714784617749154</text:p>
          </table:table-cell>
          <table:table-cell office:value-type="float" office:value="0.815040364592573" calcext:value-type="float">
            <text:p>0.815040364592573</text:p>
          </table:table-cell>
        </table:table-row>
        <table:table-row table:style-name="ro1">
          <table:table-cell office:value-type="string" calcext:value-type="string">
            <text:p>chscase_census3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504053896626052" calcext:value-type="float">
            <text:p>0.504053896626052</text:p>
          </table:table-cell>
          <table:table-cell office:value-type="float" office:value="0.618863636363636" calcext:value-type="float">
            <text:p>0.618863636363636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601153846153846" calcext:value-type="float">
            <text:p>0.601153846153846</text:p>
          </table:table-cell>
          <table:table-cell office:value-type="string" calcext:value-type="string">
            <text:p>NaN</text:p>
          </table:table-cell>
          <table:table-cell office:value-type="float" office:value="0.0369230769230769" calcext:value-type="float">
            <text:p>0.0369230769230769</text:p>
          </table:table-cell>
          <table:table-cell office:value-type="float" office:value="0.666133333333333" calcext:value-type="float">
            <text:p>0.666133333333333</text:p>
          </table:table-cell>
          <table:table-cell office:value-type="float" office:value="0.502847467480565" calcext:value-type="float">
            <text:p>0.502847467480565</text:p>
          </table:table-cell>
          <table:table-cell office:value-type="float" office:value="0.995338417178845" calcext:value-type="float">
            <text:p>0.995338417178845</text:p>
          </table:table-cell>
          <table:table-cell office:value-type="float" office:value="0.776099010768856" calcext:value-type="float">
            <text:p>0.7760990107688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5361578525641" calcext:value-type="float">
            <text:p>0.995361578525641</text:p>
          </table:table-cell>
          <table:table-cell office:value-type="float" office:value="0.986785714285714" calcext:value-type="float">
            <text:p>0.986785714285714</text:p>
          </table:table-cell>
          <table:table-cell office:value-type="float" office:value="0.752741573806671" calcext:value-type="float">
            <text:p>0.752741573806671</text:p>
          </table:table-cell>
          <table:table-cell office:value-type="float" office:value="0.874438518914762" calcext:value-type="float">
            <text:p>0.874438518914762</text:p>
          </table:table-cell>
          <table:table-cell office:value-type="float" office:value="0.970003985762564" calcext:value-type="float">
            <text:p>0.970003985762564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494890753973741" calcext:value-type="float">
            <text:p>0.494890753973741</text:p>
          </table:table-cell>
          <table:table-cell office:value-type="float" office:value="0.472592592592593" calcext:value-type="float">
            <text:p>0.472592592592593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0563007518796993" calcext:value-type="float">
            <text:p>0.0563007518796993</text:p>
          </table:table-cell>
          <table:table-cell office:value-type="float" office:value="0.665301333333333" calcext:value-type="float">
            <text:p>0.665301333333333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382228690285253" calcext:value-type="float">
            <text:p>0.3822286902852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988490199858621" calcext:value-type="float">
            <text:p>0.988490199858621</text:p>
          </table:table-cell>
          <table:table-cell office:value-type="float" office:value="0.97592" calcext:value-type="float">
            <text:p>0.97592</text:p>
          </table:table-cell>
          <table:table-cell office:value-type="float" office:value="0.665750969388232" calcext:value-type="float">
            <text:p>0.665750969388232</text:p>
          </table:table-cell>
          <table:table-cell office:value-type="float" office:value="0.808357593613153" calcext:value-type="float">
            <text:p>0.808357593613153</text:p>
          </table:table-cell>
          <table:table-cell office:value-type="float" office:value="0.989552692355308" calcext:value-type="float">
            <text:p>0.989552692355308</text:p>
          </table:table-cell>
        </table:table-row>
        <table:table-row table:style-name="ro1">
          <table:table-cell office:value-type="string" calcext:value-type="string">
            <text:p>visualizing_ethanol</text:p>
          </table:table-cell>
          <table:table-cell office:value-type="float" office:value="0.352272727272727" calcext:value-type="float">
            <text:p>0.352272727272727</text:p>
          </table:table-cell>
          <table:table-cell office:value-type="float" office:value="0.5" calcext:value-type="float">
            <text:p>0.5</text:p>
          </table:table-cell>
          <table:table-cell office:value-type="float" office:value="0.517045454545455" calcext:value-type="float">
            <text:p>0.517045454545455</text:p>
          </table:table-cell>
          <table:table-cell office:value-type="float" office:value="0.4909641871466" calcext:value-type="float">
            <text:p>0.4909641871466</text:p>
          </table:table-cell>
          <table:table-cell office:value-type="float" office:value="0.542207792207792" calcext:value-type="float">
            <text:p>0.542207792207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7689393939394" calcext:value-type="float">
            <text:p>0.487689393939394</text:p>
          </table:table-cell>
          <table:table-cell office:value-type="float" office:value="0.0217171717171717" calcext:value-type="float">
            <text:p>0.0217171717171717</text:p>
          </table:table-cell>
          <table:table-cell office:value-type="float" office:value="0.666494490358127" calcext:value-type="float">
            <text:p>0.666494490358127</text:p>
          </table:table-cell>
          <table:table-cell office:value-type="float" office:value="0.492590210680496" calcext:value-type="float">
            <text:p>0.492590210680496</text:p>
          </table:table-cell>
          <table:table-cell office:value-type="float" office:value="0.976829988193624" calcext:value-type="float">
            <text:p>0.976829988193624</text:p>
          </table:table-cell>
          <table:table-cell office:value-type="float" office:value="0.961686333954638" calcext:value-type="float">
            <text:p>0.961686333954638</text:p>
          </table:table-cell>
          <table:table-cell office:value-type="float" office:value="0.0227272727272727" calcext:value-type="float">
            <text:p>0.0227272727272727</text:p>
          </table:table-cell>
          <table:table-cell office:value-type="float" office:value="0.977360817477097" calcext:value-type="float">
            <text:p>0.977360817477097</text:p>
          </table:table-cell>
          <table:table-cell office:value-type="float" office:value="0.75" calcext:value-type="float">
            <text:p>0.75</text:p>
          </table:table-cell>
          <table:table-cell office:value-type="float" office:value="0.715283656044546" calcext:value-type="float">
            <text:p>0.715283656044546</text:p>
          </table:table-cell>
          <table:table-cell office:value-type="float" office:value="0.77132102094828" calcext:value-type="float">
            <text:p>0.77132102094828</text:p>
          </table:table-cell>
          <table:table-cell office:value-type="float" office:value="0.827358385852014" calcext:value-type="float">
            <text:p>0.827358385852014</text:p>
          </table:table-cell>
        </table:table-row>
        <table:table-row table:style-name="ro1">
          <table:table-cell office:value-type="string" calcext:value-type="string">
            <text:p>sleuth_ex1221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23809523809524" calcext:value-type="float">
            <text:p>0.223809523809524</text:p>
          </table:table-cell>
          <table:table-cell office:value-type="float" office:value="0.421867635942896" calcext:value-type="float">
            <text:p>0.42186763594289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896164021164021" calcext:value-type="float">
            <text:p>0.0896164021164021</text:p>
          </table:table-cell>
          <table:table-cell office:value-type="float" office:value="0.744047619047619" calcext:value-type="float">
            <text:p>0.744047619047619</text:p>
          </table:table-cell>
          <table:table-cell office:value-type="float" office:value="1" calcext:value-type="float">
            <text:p>1</text:p>
          </table:table-cell>
          <table:table-cell office:value-type="float" office:value="0.0786749482401656" calcext:value-type="float">
            <text:p>0.0786749482401656</text:p>
          </table:table-cell>
          <table:table-cell office:value-type="float" office:value="0.663643235071807" calcext:value-type="float">
            <text:p>0.663643235071807</text:p>
          </table:table-cell>
          <table:table-cell office:value-type="float" office:value="0.366486092370693" calcext:value-type="float">
            <text:p>0.366486092370693</text:p>
          </table:table-cell>
          <table:table-cell office:value-type="float" office:value="0.861712361712362" calcext:value-type="float">
            <text:p>0.861712361712362</text:p>
          </table:table-cell>
          <table:table-cell office:value-type="float" office:value="0.777755688824041" calcext:value-type="float">
            <text:p>0.777755688824041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868148632450692" calcext:value-type="float">
            <text:p>0.868148632450692</text:p>
          </table:table-cell>
          <table:table-cell office:value-type="float" office:value="0.755952380952381" calcext:value-type="float">
            <text:p>0.755952380952381</text:p>
          </table:table-cell>
          <table:table-cell office:value-type="float" office:value="0.562109335800656" calcext:value-type="float">
            <text:p>0.562109335800656</text:p>
          </table:table-cell>
          <table:table-cell office:value-type="float" office:value="0.727755232425266" calcext:value-type="float">
            <text:p>0.727755232425266</text:p>
          </table:table-cell>
          <table:table-cell office:value-type="float" office:value="0.894970501837495" calcext:value-type="float">
            <text:p>0.894970501837495</text:p>
          </table:table-cell>
        </table:table-row>
        <table:table-row table:style-name="ro1">
          <table:table-cell office:value-type="string" calcext:value-type="string">
            <text:p>disclosure_z</text:p>
          </table:table-cell>
          <table:table-cell office:value-type="float" office:value="0.358006042296073" calcext:value-type="float">
            <text:p>0.358006042296073</text:p>
          </table:table-cell>
          <table:table-cell office:value-type="float" office:value="0.508157099697885" calcext:value-type="float">
            <text:p>0.508157099697885</text:p>
          </table:table-cell>
          <table:table-cell office:value-type="float" office:value="0.496475327291037" calcext:value-type="float">
            <text:p>0.496475327291037</text:p>
          </table:table-cell>
          <table:table-cell office:value-type="float" office:value="0.492561453590485" calcext:value-type="float">
            <text:p>0.492561453590485</text:p>
          </table:table-cell>
          <table:table-cell office:value-type="float" office:value="0.637462235649547" calcext:value-type="float">
            <text:p>0.637462235649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3675730110775" calcext:value-type="float">
            <text:p>0.403675730110775</text:p>
          </table:table-cell>
          <table:table-cell office:value-type="float" office:value="0.0463416328089732" calcext:value-type="float">
            <text:p>0.0463416328089732</text:p>
          </table:table-cell>
          <table:table-cell office:value-type="float" office:value="0.665787400017646" calcext:value-type="float">
            <text:p>0.665787400017646</text:p>
          </table:table-cell>
          <table:table-cell office:value-type="float" office:value="0.505680383410286" calcext:value-type="float">
            <text:p>0.505680383410286</text:p>
          </table:table-cell>
          <table:table-cell office:value-type="float" office:value="0.996861690023163" calcext:value-type="float">
            <text:p>0.996861690023163</text:p>
          </table:table-cell>
          <table:table-cell office:value-type="float" office:value="0.932840735619791" calcext:value-type="float">
            <text:p>0.932840735619791</text:p>
          </table:table-cell>
          <table:table-cell office:value-type="float" office:value="0.00302114803625378" calcext:value-type="float">
            <text:p>0.00302114803625378</text:p>
          </table:table-cell>
          <table:table-cell office:value-type="float" office:value="0.996871163154159" calcext:value-type="float">
            <text:p>0.996871163154159</text:p>
          </table:table-cell>
          <table:table-cell office:value-type="float" office:value="0.986404833836858" calcext:value-type="float">
            <text:p>0.986404833836858</text:p>
          </table:table-cell>
          <table:table-cell office:value-type="float" office:value="0.783541709063747" calcext:value-type="float">
            <text:p>0.783541709063747</text:p>
          </table:table-cell>
          <table:table-cell office:value-type="float" office:value="0.859862323575204" calcext:value-type="float">
            <text:p>0.859862323575204</text:p>
          </table:table-cell>
          <table:table-cell office:value-type="float" office:value="0.932938073624327" calcext:value-type="float">
            <text:p>0.932938073624327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426140350877193" calcext:value-type="float">
            <text:p>0.426140350877193</text:p>
          </table:table-cell>
          <table:table-cell office:value-type="float" office:value="0.431420217209691" calcext:value-type="float">
            <text:p>0.43142021720969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862868710237131" calcext:value-type="float">
            <text:p>0.862868710237131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726140350877193" calcext:value-type="float">
            <text:p>0.726140350877193</text:p>
          </table:table-cell>
          <table:table-cell office:value-type="float" office:value="0.0840905921401277" calcext:value-type="float">
            <text:p>0.0840905921401277</text:p>
          </table:table-cell>
          <table:table-cell office:value-type="float" office:value="0.66309531137786" calcext:value-type="float">
            <text:p>0.66309531137786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997078899164985" calcext:value-type="float">
            <text:p>0.997078899164985</text:p>
          </table:table-cell>
          <table:table-cell office:value-type="float" office:value="0.94135993805869" calcext:value-type="float">
            <text:p>0.94135993805869</text:p>
          </table:table-cell>
          <table:table-cell office:value-type="float" office:value="0.00175438596491228" calcext:value-type="float">
            <text:p>0.00175438596491228</text:p>
          </table:table-cell>
          <table:table-cell office:value-type="float" office:value="0.997083991530321" calcext:value-type="float">
            <text:p>0.997083991530321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666529561543412" calcext:value-type="float">
            <text:p>0.666529561543412</text:p>
          </table:table-cell>
          <table:table-cell office:value-type="float" office:value="0.744844781424017" calcext:value-type="float">
            <text:p>0.744844781424017</text:p>
          </table:table-cell>
          <table:table-cell office:value-type="float" office:value="0.891811006928593" calcext:value-type="float">
            <text:p>0.891811006928593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0.367309458218549" calcext:value-type="float">
            <text:p>0.367309458218549</text:p>
          </table:table-cell>
          <table:table-cell office:value-type="float" office:value="0.482277318640955" calcext:value-type="float">
            <text:p>0.482277318640955</text:p>
          </table:table-cell>
          <table:table-cell office:value-type="float" office:value="0.471678910315274" calcext:value-type="float">
            <text:p>0.471678910315274</text:p>
          </table:table-cell>
          <table:table-cell office:value-type="float" office:value="0.48335080900352" calcext:value-type="float">
            <text:p>0.48335080900352</text:p>
          </table:table-cell>
          <table:table-cell office:value-type="float" office:value="0.785629017447199" calcext:value-type="float">
            <text:p>0.785629017447199</text:p>
          </table:table-cell>
          <table:table-cell office:value-type="float" office:value="0.493928769285644" calcext:value-type="float">
            <text:p>0.493928769285644</text:p>
          </table:table-cell>
          <table:table-cell office:value-type="float" office:value="0.491916409271781" calcext:value-type="float">
            <text:p>0.491916409271781</text:p>
          </table:table-cell>
          <table:table-cell office:value-type="string" calcext:value-type="string">
            <text:p>NaN</text:p>
          </table:table-cell>
          <table:table-cell office:value-type="float" office:value="0.088318328787537" calcext:value-type="float">
            <text:p>0.088318328787537</text:p>
          </table:table-cell>
          <table:table-cell office:value-type="float" office:value="0.662619179523763" calcext:value-type="float">
            <text:p>0.662619179523763</text:p>
          </table:table-cell>
          <table:table-cell office:value-type="float" office:value="0.493482293367631" calcext:value-type="float">
            <text:p>0.493482293367631</text:p>
          </table:table-cell>
          <table:table-cell office:value-type="float" office:value="0.99894119093322" calcext:value-type="float">
            <text:p>0.99894119093322</text:p>
          </table:table-cell>
          <table:table-cell office:value-type="float" office:value="0.988704764725422" calcext:value-type="float">
            <text:p>0.988704764725422</text:p>
          </table:table-cell>
          <table:table-cell office:value-type="float" office:value="0.000918273645546373" calcext:value-type="float">
            <text:p>0.000918273645546373</text:p>
          </table:table-cell>
          <table:table-cell office:value-type="float" office:value="0.998942148910826" calcext:value-type="float">
            <text:p>0.998942148910826</text:p>
          </table:table-cell>
          <table:table-cell office:value-type="float" office:value="0.975359657177839" calcext:value-type="float">
            <text:p>0.975359657177839</text:p>
          </table:table-cell>
          <table:table-cell office:value-type="float" office:value="0.69235914244333" calcext:value-type="float">
            <text:p>0.69235914244333</text:p>
          </table:table-cell>
          <table:table-cell office:value-type="float" office:value="0.768959054532189" calcext:value-type="float">
            <text:p>0.768959054532189</text:p>
          </table:table-cell>
          <table:table-cell office:value-type="float" office:value="0.867355143217514" calcext:value-type="float">
            <text:p>0.867355143217514</text:p>
          </table:table-cell>
        </table:table-row>
        <table:table-row table:style-name="ro1">
          <table:table-cell office:value-type="string" calcext:value-type="string">
            <text:p>sleuth_case2002</text:p>
          </table:table-cell>
          <table:table-cell office:value-type="float" office:value="0.36734693877551" calcext:value-type="float">
            <text:p>0.36734693877551</text:p>
          </table:table-cell>
          <table:table-cell office:value-type="float" office:value="0.438095238095238" calcext:value-type="float">
            <text:p>0.438095238095238</text:p>
          </table:table-cell>
          <table:table-cell office:value-type="float" office:value="0.418934240362812" calcext:value-type="float">
            <text:p>0.418934240362812</text:p>
          </table:table-cell>
          <table:table-cell office:value-type="float" office:value="0.466496112458171" calcext:value-type="float">
            <text:p>0.466496112458171</text:p>
          </table:table-cell>
          <table:table-cell office:value-type="float" office:value="0.73265306122449" calcext:value-type="float">
            <text:p>0.73265306122449</text:p>
          </table:table-cell>
          <table:table-cell office:value-type="float" office:value="0.354173347528829" calcext:value-type="float">
            <text:p>0.354173347528829</text:p>
          </table:table-cell>
          <table:table-cell office:value-type="float" office:value="0.549165120593692" calcext:value-type="float">
            <text:p>0.549165120593692</text:p>
          </table:table-cell>
          <table:table-cell office:value-type="float" office:value="0.562358276643991" calcext:value-type="float">
            <text:p>0.562358276643991</text:p>
          </table:table-cell>
          <table:table-cell office:value-type="float" office:value="0.054160125588697" calcext:value-type="float">
            <text:p>0.054160125588697</text:p>
          </table:table-cell>
          <table:table-cell office:value-type="float" office:value="0.665417187283077" calcext:value-type="float">
            <text:p>0.665417187283077</text:p>
          </table:table-cell>
          <table:table-cell office:value-type="float" office:value="0.426419006919373" calcext:value-type="float">
            <text:p>0.426419006919373</text:p>
          </table:table-cell>
          <table:table-cell office:value-type="float" office:value="0.976106026826315" calcext:value-type="float">
            <text:p>0.976106026826315</text:p>
          </table:table-cell>
          <table:table-cell office:value-type="float" office:value="0.932576208893173" calcext:value-type="float">
            <text:p>0.932576208893173</text:p>
          </table:table-cell>
          <table:table-cell office:value-type="float" office:value="0.0136054421768707" calcext:value-type="float">
            <text:p>0.0136054421768707</text:p>
          </table:table-cell>
          <table:table-cell office:value-type="float" office:value="0.976425575804458" calcext:value-type="float">
            <text:p>0.976425575804458</text:p>
          </table:table-cell>
          <table:table-cell office:value-type="float" office:value="0.292517006802721" calcext:value-type="float">
            <text:p>0.292517006802721</text:p>
          </table:table-cell>
          <table:table-cell office:value-type="float" office:value="0.648643814093795" calcext:value-type="float">
            <text:p>0.648643814093795</text:p>
          </table:table-cell>
          <table:table-cell office:value-type="float" office:value="0.70446818012209" calcext:value-type="float">
            <text:p>0.70446818012209</text:p>
          </table:table-cell>
          <table:table-cell office:value-type="float" office:value="0.824052967548199" calcext:value-type="float">
            <text:p>0.824052967548199</text:p>
          </table:table-cell>
        </table:table-row>
        <table:table-row table:style-name="ro1">
          <table:table-cell office:value-type="string" calcext:value-type="string">
            <text:p>chscase_census5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1375" calcext:value-type="float">
            <text:p>0.461375</text:p>
          </table:table-cell>
          <table:table-cell office:value-type="float" office:value="0.499523137727954" calcext:value-type="float">
            <text:p>0.499523137727954</text:p>
          </table:table-cell>
          <table:table-cell office:value-type="float" office:value="0.639444444444445" calcext:value-type="float">
            <text:p>0.6394444444444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015625" calcext:value-type="float">
            <text:p>0.59015625</text:p>
          </table:table-cell>
          <table:table-cell office:value-type="float" office:value="0.0326328502415459" calcext:value-type="float">
            <text:p>0.0326328502415459</text:p>
          </table:table-cell>
          <table:table-cell office:value-type="float" office:value="0.666258333333334" calcext:value-type="float">
            <text:p>0.666258333333334</text:p>
          </table:table-cell>
          <table:table-cell office:value-type="float" office:value="0.500423919469513" calcext:value-type="float">
            <text:p>0.500423919469513</text:p>
          </table:table-cell>
          <table:table-cell office:value-type="float" office:value="0.995128691343042" calcext:value-type="float">
            <text:p>0.995128691343042</text:p>
          </table:table-cell>
          <table:table-cell office:value-type="float" office:value="0.7913819876292" calcext:value-type="float">
            <text:p>0.791381987629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5152999924908" calcext:value-type="float">
            <text:p>0.995152999924908</text:p>
          </table:table-cell>
          <table:table-cell office:value-type="float" office:value="0.988214285714286" calcext:value-type="float">
            <text:p>0.988214285714286</text:p>
          </table:table-cell>
          <table:table-cell office:value-type="float" office:value="0.746528809873763" calcext:value-type="float">
            <text:p>0.746528809873763</text:p>
          </table:table-cell>
          <table:table-cell office:value-type="float" office:value="0.870058857491182" calcext:value-type="float">
            <text:p>0.870058857491182</text:p>
          </table:table-cell>
          <table:table-cell office:value-type="float" office:value="0.967655280008526" calcext:value-type="float">
            <text:p>0.967655280008526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584394153701084" calcext:value-type="float">
            <text:p>0.584394153701084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522678619213273" calcext:value-type="float">
            <text:p>0.522678619213273</text:p>
          </table:table-cell>
          <table:table-cell office:value-type="float" office:value="0.00970685303824502" calcext:value-type="float">
            <text:p>0.00970685303824502</text:p>
          </table:table-cell>
          <table:table-cell office:value-type="float" office:value="0.666633990131686" calcext:value-type="float">
            <text:p>0.666633990131686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340510780373" calcext:value-type="float">
            <text:p>0.995340510780373</text:p>
          </table:table-cell>
          <table:table-cell office:value-type="float" office:value="0.00165016501650165" calcext:value-type="float">
            <text:p>0.00165016501650165</text:p>
          </table:table-cell>
          <table:table-cell office:value-type="float" office:value="0.997664045816346" calcext:value-type="float">
            <text:p>0.997664045816346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688041442329464" calcext:value-type="float">
            <text:p>0.688041442329464</text:p>
          </table:table-cell>
          <table:table-cell office:value-type="float" office:value="0.694931355497024" calcext:value-type="float">
            <text:p>0.694931355497024</text:p>
          </table:table-cell>
          <table:table-cell office:value-type="float" office:value="0.701518749260278" calcext:value-type="float">
            <text:p>0.701518749260278</text:p>
          </table:table-cell>
        </table:table-row>
        <table:table-row table:style-name="ro1">
          <table:table-cell office:value-type="string" calcext:value-type="string">
            <text:p>plasma_retinol</text:p>
          </table:table-cell>
          <table:table-cell office:value-type="float" office:value="0.384126984126984" calcext:value-type="float">
            <text:p>0.384126984126984</text:p>
          </table:table-cell>
          <table:table-cell office:value-type="float" office:value="0.49015873015873" calcext:value-type="float">
            <text:p>0.49015873015873</text:p>
          </table:table-cell>
          <table:table-cell office:value-type="float" office:value="0.498624338624339" calcext:value-type="float">
            <text:p>0.498624338624339</text:p>
          </table:table-cell>
          <table:table-cell office:value-type="float" office:value="0.497091763075464" calcext:value-type="float">
            <text:p>0.49709176307546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444523041548907" calcext:value-type="float">
            <text:p>0.444523041548907</text:p>
          </table:table-cell>
          <table:table-cell office:value-type="float" office:value="0.621001221001221" calcext:value-type="float">
            <text:p>0.621001221001221</text:p>
          </table:table-cell>
          <table:table-cell office:value-type="float" office:value="0.946031746031746" calcext:value-type="float">
            <text:p>0.946031746031746</text:p>
          </table:table-cell>
          <table:table-cell office:value-type="float" office:value="0.113675213675214" calcext:value-type="float">
            <text:p>0.113675213675214</text:p>
          </table:table-cell>
          <table:table-cell office:value-type="float" office:value="0.658600823045267" calcext:value-type="float">
            <text:p>0.658600823045267</text:p>
          </table:table-cell>
          <table:table-cell office:value-type="float" office:value="0.484632672185821" calcext:value-type="float">
            <text:p>0.484632672185821</text:p>
          </table:table-cell>
          <table:table-cell office:value-type="float" office:value="0.993358074297301" calcext:value-type="float">
            <text:p>0.993358074297301</text:p>
          </table:table-cell>
          <table:table-cell office:value-type="float" office:value="0.847505552070539" calcext:value-type="float">
            <text:p>0.847505552070539</text:p>
          </table:table-cell>
          <table:table-cell office:value-type="float" office:value="0.00634920634920635" calcext:value-type="float">
            <text:p>0.00634920634920635</text:p>
          </table:table-cell>
          <table:table-cell office:value-type="float" office:value="0.993400167084378" calcext:value-type="float">
            <text:p>0.993400167084378</text:p>
          </table:table-cell>
          <table:table-cell office:value-type="float" office:value="0.775335775335775" calcext:value-type="float">
            <text:p>0.775335775335775</text:p>
          </table:table-cell>
          <table:table-cell office:value-type="float" office:value="0.660756918220187" calcext:value-type="float">
            <text:p>0.660756918220187</text:p>
          </table:table-cell>
          <table:table-cell office:value-type="float" office:value="0.781143959956226" calcext:value-type="float">
            <text:p>0.781143959956226</text:p>
          </table:table-cell>
          <table:table-cell office:value-type="float" office:value="0.970470009493145" calcext:value-type="float">
            <text:p>0.970470009493145</text:p>
          </table:table-cell>
        </table:table-row>
        <table:table-row table:style-name="ro1">
          <table:table-cell office:value-type="string" calcext:value-type="string">
            <text:p>pm10</text:p>
          </table:table-cell>
          <table:table-cell office:value-type="float" office:value="0.386" calcext:value-type="float">
            <text:p>0.386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28533333333333" calcext:value-type="float">
            <text:p>0.428533333333333</text:p>
          </table:table-cell>
          <table:table-cell office:value-type="float" office:value="0.480272630860241" calcext:value-type="float">
            <text:p>0.480272630860241</text:p>
          </table:table-cell>
          <table:table-cell office:value-type="float" office:value="0.704375" calcext:value-type="float">
            <text:p>0.704375</text:p>
          </table:table-cell>
          <table:table-cell office:value-type="float" office:value="0.0426261460761461" calcext:value-type="float">
            <text:p>0.0426261460761461</text:p>
          </table:table-cell>
          <table:table-cell office:value-type="float" office:value="0.467142857142857" calcext:value-type="float">
            <text:p>0.467142857142857</text:p>
          </table:table-cell>
          <table:table-cell office:value-type="float" office:value="0.525666666666667" calcext:value-type="float">
            <text:p>0.525666666666667</text:p>
          </table:table-cell>
          <table:table-cell office:value-type="float" office:value="0.015496062992126" calcext:value-type="float">
            <text:p>0.015496062992126</text:p>
          </table:table-cell>
          <table:table-cell office:value-type="float" office:value="0.666581333333333" calcext:value-type="float">
            <text:p>0.666581333333333</text:p>
          </table:table-cell>
          <table:table-cell office:value-type="float" office:value="0.497716313355537" calcext:value-type="float">
            <text:p>0.497716313355537</text:p>
          </table:table-cell>
          <table:table-cell office:value-type="float" office:value="0.994600080664677" calcext:value-type="float">
            <text:p>0.994600080664677</text:p>
          </table:table-cell>
          <table:table-cell office:value-type="float" office:value="0.859702976476399" calcext:value-type="float">
            <text:p>0.859702976476399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4621663145765" calcext:value-type="float">
            <text:p>0.994621663145765</text:p>
          </table:table-cell>
          <table:table-cell office:value-type="float" office:value="0.976285714285714" calcext:value-type="float">
            <text:p>0.976285714285714</text:p>
          </table:table-cell>
          <table:table-cell office:value-type="float" office:value="0.704241971943884" calcext:value-type="float">
            <text:p>0.704241971943884</text:p>
          </table:table-cell>
          <table:table-cell office:value-type="float" office:value="0.843489679419918" calcext:value-type="float">
            <text:p>0.843489679419918</text:p>
          </table:table-cell>
          <table:table-cell office:value-type="float" office:value="0.968533403600236" calcext:value-type="float">
            <text:p>0.968533403600236</text:p>
          </table:table-cell>
        </table:table-row>
        <table:table-row table:style-name="ro1">
          <table:table-cell office:value-type="string" calcext:value-type="string">
            <text:p>chscase_census6</text:p>
          </table:table-cell>
          <table:table-cell office:value-type="float" office:value="0.39" calcext:value-type="float">
            <text:p>0.3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7625" calcext:value-type="float">
            <text:p>0.477625</text:p>
          </table:table-cell>
          <table:table-cell office:value-type="float" office:value="0.497131243914489" calcext:value-type="float">
            <text:p>0.497131243914489</text:p>
          </table:table-cell>
          <table:table-cell office:value-type="float" office:value="0.661" calcext:value-type="float">
            <text:p>0.661</text:p>
          </table:table-cell>
          <table:table-cell office:value-type="float" office:value="0.4846875" calcext:value-type="float">
            <text:p>0.4846875</text:p>
          </table:table-cell>
          <table:table-cell office:value-type="float" office:value="0.566710526315789" calcext:value-type="float">
            <text:p>0.566710526315789</text:p>
          </table:table-cell>
          <table:table-cell office:value-type="string" calcext:value-type="string">
            <text:p>NaN</text:p>
          </table:table-cell>
          <table:table-cell office:value-type="float" office:value="0.122872340425532" calcext:value-type="float">
            <text:p>0.122872340425532</text:p>
          </table:table-cell>
          <table:table-cell office:value-type="float" office:value="0.656458333333333" calcext:value-type="float">
            <text:p>0.656458333333333</text:p>
          </table:table-cell>
          <table:table-cell office:value-type="float" office:value="0.484647100975698" calcext:value-type="float">
            <text:p>0.484647100975698</text:p>
          </table:table-cell>
          <table:table-cell office:value-type="float" office:value="0.994472847613091" calcext:value-type="float">
            <text:p>0.994472847613091</text:p>
          </table:table-cell>
          <table:table-cell office:value-type="float" office:value="0.893546557347741" calcext:value-type="float">
            <text:p>0.89354655734774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85833333333333" calcext:value-type="float">
            <text:p>0.985833333333333</text:p>
          </table:table-cell>
          <table:table-cell office:value-type="float" office:value="0.683790775219215" calcext:value-type="float">
            <text:p>0.683790775219215</text:p>
          </table:table-cell>
          <table:table-cell office:value-type="float" office:value="0.751160436422643" calcext:value-type="float">
            <text:p>0.751160436422643</text:p>
          </table:table-cell>
          <table:table-cell office:value-type="float" office:value="0.853980392329498" calcext:value-type="float">
            <text:p>0.853980392329498</text:p>
          </table:table-cell>
        </table:table-row>
        <table:table-row table:style-name="ro1">
          <table:table-cell office:value-type="string" calcext:value-type="string">
            <text:p>visualizing_hamster</text:p>
          </table:table-cell>
          <table:table-cell office:value-type="float" office:value="0.397260273972603" calcext:value-type="float">
            <text:p>0.397260273972603</text:p>
          </table:table-cell>
          <table:table-cell office:value-type="float" office:value="0.405479452054794" calcext:value-type="float">
            <text:p>0.40547945205479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61097623371229" calcext:value-type="float">
            <text:p>0.461097623371229</text:p>
          </table:table-cell>
          <table:table-cell office:value-type="float" office:value="0.5" calcext:value-type="float">
            <text:p>0.5</text:p>
          </table:table-cell>
          <table:table-cell office:value-type="float" office:value="0.145803369988538" calcext:value-type="float">
            <text:p>0.145803369988538</text:p>
          </table:table-cell>
          <table:table-cell office:value-type="float" office:value="0.632093933463796" calcext:value-type="float">
            <text:p>0.632093933463796</text:p>
          </table:table-cell>
          <table:table-cell office:value-type="float" office:value="0.693150684931507" calcext:value-type="float">
            <text:p>0.693150684931507</text:p>
          </table:table-cell>
          <table:table-cell office:value-type="float" office:value="0.0791095890410959" calcext:value-type="float">
            <text:p>0.0791095890410959</text:p>
          </table:table-cell>
          <table:table-cell office:value-type="float" office:value="0.663601676362044" calcext:value-type="float">
            <text:p>0.663601676362044</text:p>
          </table:table-cell>
          <table:table-cell office:value-type="float" office:value="0.502428735615687" calcext:value-type="float">
            <text:p>0.502428735615687</text:p>
          </table:table-cell>
          <table:table-cell office:value-type="float" office:value="0.952867053038286" calcext:value-type="float">
            <text:p>0.952867053038286</text:p>
          </table:table-cell>
          <table:table-cell office:value-type="float" office:value="0.82718958399566" calcext:value-type="float">
            <text:p>0.82718958399566</text:p>
          </table:table-cell>
          <table:table-cell office:value-type="float" office:value="0.0273972602739726" calcext:value-type="float">
            <text:p>0.0273972602739726</text:p>
          </table:table-cell>
          <table:table-cell office:value-type="float" office:value="0.954140722291407" calcext:value-type="float">
            <text:p>0.954140722291407</text:p>
          </table:table-cell>
          <table:table-cell office:value-type="float" office:value="0.895890410958904" calcext:value-type="float">
            <text:p>0.895890410958904</text:p>
          </table:table-cell>
          <table:table-cell office:value-type="float" office:value="0.70897865953115" calcext:value-type="float">
            <text:p>0.70897865953115</text:p>
          </table:table-cell>
          <table:table-cell office:value-type="float" office:value="0.810723591804298" calcext:value-type="float">
            <text:p>0.810723591804298</text:p>
          </table:table-cell>
          <table:table-cell office:value-type="float" office:value="0.911015788948137" calcext:value-type="float">
            <text:p>0.911015788948137</text:p>
          </table:table-cell>
        </table:table-row>
        <table:table-row table:style-name="ro1">
          <table:table-cell office:value-type="string" calcext:value-type="string">
            <text:p>baskball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363368055555556" calcext:value-type="float">
            <text:p>0.363368055555556</text:p>
          </table:table-cell>
          <table:table-cell office:value-type="float" office:value="0.454420272610118" calcext:value-type="float">
            <text:p>0.454420272610118</text:p>
          </table:table-cell>
          <table:table-cell office:value-type="float" office:value="0.557539682539683" calcext:value-type="float">
            <text:p>0.557539682539683</text:p>
          </table:table-cell>
          <table:table-cell office:value-type="float" office:value="0.315034271284271" calcext:value-type="float">
            <text:p>0.315034271284271</text:p>
          </table:table-cell>
          <table:table-cell office:value-type="float" office:value="0.608072916666667" calcext:value-type="float">
            <text:p>0.60807291666666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199829931972789" calcext:value-type="float">
            <text:p>0.0199829931972789</text:p>
          </table:table-cell>
          <table:table-cell office:value-type="float" office:value="0.666521990740741" calcext:value-type="float">
            <text:p>0.666521990740741</text:p>
          </table:table-cell>
          <table:table-cell office:value-type="float" office:value="0.445313165735556" calcext:value-type="float">
            <text:p>0.445313165735556</text:p>
          </table:table-cell>
          <table:table-cell office:value-type="float" office:value="0.935631793478261" calcext:value-type="float">
            <text:p>0.935631793478261</text:p>
          </table:table-cell>
          <table:table-cell office:value-type="float" office:value="0.79938538915112" calcext:value-type="float">
            <text:p>0.79938538915112</text:p>
          </table:table-cell>
          <table:table-cell office:value-type="float" office:value="0.0208333333333333" calcext:value-type="float">
            <text:p>0.0208333333333333</text:p>
          </table:table-cell>
          <table:table-cell office:value-type="float" office:value="0.936966275872051" calcext:value-type="float">
            <text:p>0.93696627587205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699502017468705" calcext:value-type="float">
            <text:p>0.699502017468705</text:p>
          </table:table-cell>
          <table:table-cell office:value-type="float" office:value="0.806789116755616" calcext:value-type="float">
            <text:p>0.806789116755616</text:p>
          </table:table-cell>
          <table:table-cell office:value-type="float" office:value="0.920237583641323" calcext:value-type="float">
            <text:p>0.920237583641323</text:p>
          </table:table-cell>
        </table:table-row>
        <table:table-row table:style-name="ro1">
          <table:table-cell office:value-type="string" calcext:value-type="string">
            <text:p>mbagrade</text:p>
          </table:table-cell>
          <table:table-cell office:value-type="float" office:value="0.40983606557377" calcext:value-type="float">
            <text:p>0.40983606557377</text:p>
          </table:table-cell>
          <table:table-cell office:value-type="float" office:value="0.419672131147541" calcext:value-type="float">
            <text:p>0.419672131147541</text:p>
          </table:table-cell>
          <table:table-cell office:value-type="float" office:value="0.38231850117096" calcext:value-type="float">
            <text:p>0.38231850117096</text:p>
          </table:table-cell>
          <table:table-cell office:value-type="float" office:value="0.280189955763718" calcext:value-type="float">
            <text:p>0.280189955763718</text:p>
          </table:table-cell>
          <table:table-cell office:value-type="float" office:value="0.475409836065574" calcext:value-type="float">
            <text:p>0.475409836065574</text:p>
          </table:table-cell>
          <table:table-cell office:value-type="float" office:value="0.370747796977305" calcext:value-type="float">
            <text:p>0.370747796977305</text:p>
          </table:table-cell>
          <table:table-cell office:value-type="float" office:value="0.546448087431694" calcext:value-type="float">
            <text:p>0.546448087431694</text:p>
          </table:table-cell>
          <table:table-cell office:value-type="float" office:value="0.863387978142077" calcext:value-type="float">
            <text:p>0.863387978142077</text:p>
          </table:table-cell>
          <table:table-cell office:value-type="float" office:value="0.0445696721311475" calcext:value-type="float">
            <text:p>0.0445696721311475</text:p>
          </table:table-cell>
          <table:table-cell office:value-type="float" office:value="0.665860431783571" calcext:value-type="float">
            <text:p>0.665860431783571</text:p>
          </table:table-cell>
          <table:table-cell office:value-type="float" office:value="0.446354366939325" calcext:value-type="float">
            <text:p>0.446354366939325</text:p>
          </table:table-cell>
          <table:table-cell office:value-type="float" office:value="0.942113016544534" calcext:value-type="float">
            <text:p>0.942113016544534</text:p>
          </table:table-cell>
          <table:table-cell office:value-type="float" office:value="0.956264080263874" calcext:value-type="float">
            <text:p>0.956264080263874</text:p>
          </table:table-cell>
          <table:table-cell office:value-type="float" office:value="0.0327868852459016" calcext:value-type="float">
            <text:p>0.0327868852459016</text:p>
          </table:table-cell>
          <table:table-cell office:value-type="float" office:value="0.944018513284341" calcext:value-type="float">
            <text:p>0.944018513284341</text:p>
          </table:table-cell>
          <table:table-cell office:value-type="float" office:value="0.401639344262295" calcext:value-type="float">
            <text:p>0.401639344262295</text:p>
          </table:table-cell>
          <table:table-cell office:value-type="float" office:value="0.653295320132267" calcext:value-type="float">
            <text:p>0.653295320132267</text:p>
          </table:table-cell>
          <table:table-cell office:value-type="float" office:value="0.732020076223334" calcext:value-type="float">
            <text:p>0.732020076223334</text:p>
          </table:table-cell>
          <table:table-cell office:value-type="float" office:value="0.810744832314401" calcext:value-type="float">
            <text:p>0.81074483231440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400966183574879" calcext:value-type="float">
            <text:p>0.40096618357487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654685990338164" calcext:value-type="float">
            <text:p>0.654685990338164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0.115579710144928" calcext:value-type="float">
            <text:p>0.115579710144928</text:p>
          </table:table-cell>
          <table:table-cell office:value-type="float" office:value="0.658195057060842" calcext:value-type="float">
            <text:p>0.65819505706084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882377707058737" calcext:value-type="float">
            <text:p>0.882377707058737</text:p>
          </table:table-cell>
          <table:table-cell office:value-type="float" office:value="0.00579710144927536" calcext:value-type="float">
            <text:p>0.00579710144927536</text:p>
          </table:table-cell>
          <table:table-cell office:value-type="float" office:value="0.990586206896552" calcext:value-type="float">
            <text:p>0.990586206896552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689437577588909" calcext:value-type="float">
            <text:p>0.689437577588909</text:p>
          </table:table-cell>
          <table:table-cell office:value-type="float" office:value="0.800214829498568" calcext:value-type="float">
            <text:p>0.800214829498568</text:p>
          </table:table-cell>
          <table:table-cell office:value-type="float" office:value="0.931683206152801" calcext:value-type="float">
            <text:p>0.931683206152801</text:p>
          </table:table-cell>
        </table:table-row>
        <table:table-row table:style-name="ro1">
          <table:table-cell office:value-type="string" calcext:value-type="string">
            <text:p>chscase_census2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474791666666667" calcext:value-type="float">
            <text:p>0.474791666666667</text:p>
          </table:table-cell>
          <table:table-cell office:value-type="float" office:value="0.497112371981192" calcext:value-type="float">
            <text:p>0.497112371981192</text:p>
          </table:table-cell>
          <table:table-cell office:value-type="float" office:value="0.710571428571429" calcext:value-type="float">
            <text:p>0.710571428571429</text:p>
          </table:table-cell>
          <table:table-cell office:value-type="float" office:value="0.231178199639886" calcext:value-type="float">
            <text:p>0.231178199639886</text:p>
          </table:table-cell>
          <table:table-cell office:value-type="float" office:value="0.558333333333333" calcext:value-type="float">
            <text:p>0.558333333333333</text:p>
          </table:table-cell>
          <table:table-cell office:value-type="float" office:value="0.537" calcext:value-type="float">
            <text:p>0.537</text:p>
          </table:table-cell>
          <table:table-cell office:value-type="float" office:value="0.0145566502463054" calcext:value-type="float">
            <text:p>0.0145566502463054</text:p>
          </table:table-cell>
          <table:table-cell office:value-type="float" office:value="0.666591666666667" calcext:value-type="float">
            <text:p>0.666591666666667</text:p>
          </table:table-cell>
          <table:table-cell office:value-type="float" office:value="0.502558524358205" calcext:value-type="float">
            <text:p>0.502558524358205</text:p>
          </table:table-cell>
          <table:table-cell office:value-type="float" office:value="0.99450747625783" calcext:value-type="float">
            <text:p>0.99450747625783</text:p>
          </table:table-cell>
          <table:table-cell office:value-type="float" office:value="0.804782701524498" calcext:value-type="float">
            <text:p>0.8047827015244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53495786552" calcext:value-type="float">
            <text:p>0.99453495786552</text:p>
          </table:table-cell>
          <table:table-cell office:value-type="float" office:value="0.984285714285714" calcext:value-type="float">
            <text:p>0.984285714285714</text:p>
          </table:table-cell>
          <table:table-cell office:value-type="float" office:value="0.707172275612533" calcext:value-type="float">
            <text:p>0.707172275612533</text:p>
          </table:table-cell>
          <table:table-cell office:value-type="float" office:value="0.817842306119479" calcext:value-type="float">
            <text:p>0.817842306119479</text:p>
          </table:table-cell>
          <table:table-cell office:value-type="float" office:value="0.945670413102863" calcext:value-type="float">
            <text:p>0.945670413102863</text:p>
          </table:table-cell>
        </table:table-row>
        <table:table-row table:style-name="ro1">
          <table:table-cell office:value-type="string" calcext:value-type="string">
            <text:p>disclosure_x_tampered</text:p>
          </table:table-cell>
          <table:table-cell office:value-type="float" office:value="0.466767371601208" calcext:value-type="float">
            <text:p>0.466767371601208</text:p>
          </table:table-cell>
          <table:table-cell office:value-type="float" office:value="0.495468277945619" calcext:value-type="float">
            <text:p>0.495468277945619</text:p>
          </table:table-cell>
          <table:table-cell office:value-type="float" office:value="0.500226586102719" calcext:value-type="float">
            <text:p>0.500226586102719</text:p>
          </table:table-cell>
          <table:table-cell office:value-type="float" office:value="0.494401338033339" calcext:value-type="float">
            <text:p>0.494401338033339</text:p>
          </table:table-cell>
          <table:table-cell office:value-type="float" office:value="0.646060887752731" calcext:value-type="float">
            <text:p>0.646060887752731</text:p>
          </table:table-cell>
          <table:table-cell office:value-type="float" office:value="0.499926981316344" calcext:value-type="float">
            <text:p>0.499926981316344</text:p>
          </table:table-cell>
          <table:table-cell office:value-type="float" office:value="0.57358653431161" calcext:value-type="float">
            <text:p>0.57358653431161</text:p>
          </table:table-cell>
          <table:table-cell office:value-type="string" calcext:value-type="string">
            <text:p>NaN</text:p>
          </table:table-cell>
          <table:table-cell office:value-type="float" office:value="0.0117960048699103" calcext:value-type="float">
            <text:p>0.0117960048699103</text:p>
          </table:table-cell>
          <table:table-cell office:value-type="float" office:value="0.66661798754423" calcext:value-type="float">
            <text:p>0.66661798754423</text:p>
          </table:table-cell>
          <table:table-cell office:value-type="float" office:value="0.500958845087216" calcext:value-type="float">
            <text:p>0.500958845087216</text:p>
          </table:table-cell>
          <table:table-cell office:value-type="float" office:value="0.996837428140771" calcext:value-type="float">
            <text:p>0.996837428140771</text:p>
          </table:table-cell>
          <table:table-cell office:value-type="float" office:value="0.9319956623136" calcext:value-type="float">
            <text:p>0.9319956623136</text:p>
          </table:table-cell>
          <table:table-cell office:value-type="float" office:value="0.00302114803625378" calcext:value-type="float">
            <text:p>0.00302114803625378</text:p>
          </table:table-cell>
          <table:table-cell office:value-type="float" office:value="0.996846982692348" calcext:value-type="float">
            <text:p>0.996846982692348</text:p>
          </table:table-cell>
          <table:table-cell office:value-type="float" office:value="0.986908358509567" calcext:value-type="float">
            <text:p>0.986908358509567</text:p>
          </table:table-cell>
          <table:table-cell office:value-type="float" office:value="0.797303067564738" calcext:value-type="float">
            <text:p>0.797303067564738</text:p>
          </table:table-cell>
          <table:table-cell office:value-type="float" office:value="0.871326932924543" calcext:value-type="float">
            <text:p>0.871326932924543</text:p>
          </table:table-cell>
          <table:table-cell office:value-type="float" office:value="0.940860158074642" calcext:value-type="float">
            <text:p>0.940860158074642</text:p>
          </table:table-cell>
        </table:table-row>
      </table:table>
      <table:named-expressions/>
      <table:database-ranges>
        <table:database-range table:name="__Anonymous_Sheet_DB__0" table:target-range-address="complex_info_dataset_20250115.A1:complex_info_dataset_20250115.T1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0T21:03:07.458503822</dc:date>
    <meta:editing-duration>PT42M51S</meta:editing-duration>
    <meta:editing-cycles>2</meta:editing-cycles>
    <meta:generator>LibreOffice/7.3.7.2$Linux_X86_64 LibreOffice_project/30$Build-2</meta:generator>
    <meta:document-statistic meta:table-count="1" meta:cell-count="2260" meta:object-count="0"/>
  </office:meta>
</office:document-meta>
</file>